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Helvetica" svg:font-family="Helvetica" style:font-family-generic="roman"/>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25in" table:align="center" style:writing-mode="lr-tb"/>
    </style:style>
    <style:style style:name="Table1.A" style:family="table-column">
      <style:table-column-properties style:column-width="1.4993in"/>
    </style:style>
    <style:style style:name="Table1.B" style:family="table-column">
      <style:table-column-properties style:column-width="1in"/>
    </style:style>
    <style:style style:name="Table1.C" style:family="table-column">
      <style:table-column-properties style:column-width="2.7507in"/>
    </style:style>
    <style:style style:name="Table1.1" style:family="table-row">
      <style:table-row-properties fo:keep-together="auto"/>
    </style:style>
    <style:style style:name="Table1.A1" style:family="table-cell">
      <style:table-cell-properties fo:background-color="#ffffff" fo:padding-left="0.0069in" fo:padding-right="0.0069in" fo:padding-top="0in" fo:padding-bottom="0in" fo:border="0.5pt solid #000001">
        <style:background-image/>
      </style:table-cell-properties>
    </style:style>
    <style:style style:name="Table1.A2" style:family="table-cell">
      <style:table-cell-properties fo:background-color="#ffffff" fo:padding-left="0.0069in" fo:padding-right="0.0069in" fo:padding-top="0in" fo:padding-bottom="0in" fo:border-left="0.5pt solid #000001" fo:border-right="0.5pt solid #000001" fo:border-top="none" fo:border-bottom="none">
        <style:background-image/>
      </style:table-cell-properties>
    </style:style>
    <style:style style:name="Table1.A3" style:family="table-cell">
      <style:table-cell-properties fo:background-color="#ffffff" fo:padding-left="0.0069in" fo:padding-right="0.0069in" fo:padding-top="0in" fo:padding-bottom="0in" fo:border-left="0.5pt solid #000001" fo:border-right="0.5pt solid #000001" fo:border-top="0.5pt solid #000001" fo:border-bottom="none">
        <style:background-image/>
      </style:table-cell-properties>
    </style:style>
    <style:style style:name="P1" style:family="paragraph" style:parent-style-name="Standard">
      <style:paragraph-properties fo:margin-left="0.5in" fo:margin-right="0in" fo:hyphenation-ladder-count="no-limit" fo:text-indent="0in" style:auto-text-indent="false" style:vertical-align="auto"/>
      <style:text-properties fo:hyphenate="true" fo:hyphenation-remain-char-count="2" fo:hyphenation-push-char-count="2"/>
    </style:style>
    <style:style style:name="P2" style:family="paragraph" style:parent-style-name="Standard">
      <style:paragraph-properties fo:margin-left="0.5in" fo:margin-right="0in" fo:hyphenation-ladder-count="no-limit" fo:text-indent="0in" style:auto-text-indent="false" style:vertical-align="auto"/>
      <style:text-properties style:font-name="Times New Roman" fo:font-size="11pt" style:font-name-asian="Calibri" style:font-size-asian="11pt" style:font-size-complex="11pt" fo:hyphenate="true" fo:hyphenation-remain-char-count="2" fo:hyphenation-push-char-count="2"/>
    </style:style>
    <style:style style:name="P3" style:family="paragraph" style:parent-style-name="Standard">
      <style:paragraph-properties fo:margin-left="0.5in" fo:margin-right="0in" fo:hyphenation-ladder-count="no-limit" fo:text-indent="0in" style:auto-text-indent="false" style:vertical-align="auto"/>
      <style:text-properties style:font-name="Times New Roman" fo:font-size="11pt" fo:font-style="italic" style:font-name-asian="Calibri" style:font-size-asian="11pt" style:font-style-asian="italic" style:font-size-complex="11pt" fo:hyphenate="true" fo:hyphenation-remain-char-count="2" fo:hyphenation-push-char-count="2"/>
    </style:style>
    <style:style style:name="P4" style:family="paragraph" style:parent-style-name="Text_20_body">
      <style:text-properties style:font-name="Times New Roman"/>
    </style:style>
    <style:style style:name="P5" style:family="paragraph" style:parent-style-name="Text_20_body">
      <style:text-properties style:font-name="Times New Roman" fo:font-size="12pt"/>
    </style:style>
    <style:style style:name="P6" style:family="paragraph" style:parent-style-name="Text_20_body">
      <style:text-properties fo:font-variant="normal" fo:text-transform="none" style:font-name="Times New Roman"/>
    </style:style>
    <style:style style:name="P7" style:family="paragraph" style:parent-style-name="Text_20_body">
      <style:text-properties style:use-window-font-color="true" fo:font-size="12pt" fo:font-weight="normal" style:font-size-asian="12pt" style:font-size-complex="12pt"/>
    </style:style>
    <style:style style:name="P8" style:family="paragraph" style:parent-style-name="Heading_20_1">
      <style:paragraph-properties fo:break-before="page"/>
      <style:text-properties style:font-name="Times New Roman"/>
    </style:style>
    <style:style style:name="P9" style:family="paragraph" style:parent-style-name="Standard">
      <style:paragraph-properties fo:break-before="page" style:text-autospace="none"/>
      <style:text-properties fo:color="#000000" style:font-name="Helvetica" fo:font-size="12pt" style:font-size-asian="12pt"/>
    </style:style>
    <style:style style:name="P10" style:family="paragraph" style:parent-style-name="Heading_20_1">
      <style:text-properties fo:font-variant="normal" fo:text-transform="none" style:font-name="Times New Roman"/>
    </style:style>
    <style:style style:name="P11" style:family="paragraph" style:parent-style-name="Heading_20_1">
      <style:text-properties style:font-name="Times New Roman"/>
    </style:style>
    <style:style style:name="P12" style:family="paragraph" style:parent-style-name="Heading_20_2">
      <style:text-properties style:font-name="Times New Roman"/>
    </style:style>
    <style:style style:name="P13" style:family="paragraph" style:parent-style-name="Heading_20_2">
      <style:text-properties fo:font-variant="normal" fo:text-transform="none"/>
    </style:style>
    <style:style style:name="P14" style:family="paragraph" style:parent-style-name="Heading_20_2">
      <style:text-properties fo:font-variant="normal" fo:text-transform="none" style:font-name="Times New Roman"/>
    </style:style>
    <style:style style:name="P15" style:family="paragraph" style:parent-style-name="Heading_20_2">
      <style:text-properties style:letter-kerning="true" style:font-name-asian="Times New Roman1"/>
    </style:style>
    <style:style style:name="P16" style:family="paragraph" style:parent-style-name="Standard">
      <style:text-properties style:font-name="Times New Roman"/>
    </style:style>
    <style:style style:name="P17" style:family="paragraph" style:parent-style-name="Standard">
      <style:text-properties style:font-name="Times New Roman" fo:font-weight="bold" style:font-weight-asian="bold"/>
    </style:style>
    <style:style style:name="P18" style:family="paragraph" style:parent-style-name="Standard">
      <style:paragraph-properties>
        <style:tab-stops>
          <style:tab-stop style:position="0.5in"/>
          <style:tab-stop style:position="6in" style:type="right"/>
        </style:tab-stops>
      </style:paragraph-properties>
      <style:text-properties style:font-name="Times New Roman" fo:font-weight="bold" style:font-weight-asian="bold"/>
    </style:style>
    <style:style style:name="P19" style:family="paragraph" style:parent-style-name="Standard">
      <style:paragraph-properties fo:text-align="center" style:justify-single-word="false"/>
      <style:text-properties style:font-name="Times New Roman" fo:font-weight="bold" style:font-weight-asian="bold"/>
    </style:style>
    <style:style style:name="P20" style:family="paragraph" style:parent-style-name="Standard">
      <style:paragraph-properties fo:hyphenation-ladder-count="no-limit"/>
      <style:text-properties style:font-name="Times New Roman" fo:font-weight="bold" style:letter-kerning="true" style:font-name-asian="Calibri" style:font-weight-asian="bold" style:font-weight-complex="bold" fo:hyphenate="true" fo:hyphenation-remain-char-count="2" fo:hyphenation-push-char-count="2"/>
    </style:style>
    <style:style style:name="P21" style:family="paragraph" style:parent-style-name="Standard">
      <style:paragraph-properties>
        <style:tab-stops>
          <style:tab-stop style:position="0.5in"/>
          <style:tab-stop style:position="6in" style:type="right"/>
        </style:tab-stops>
      </style:paragraph-properties>
      <style:text-properties style:font-name="Times New Roman"/>
    </style:style>
    <style:style style:name="P22" style:family="paragraph" style:parent-style-name="Standard">
      <style:paragraph-properties fo:hyphenation-ladder-count="no-limit" style:vertical-align="auto"/>
      <style:text-properties style:font-name="Times New Roman" fo:font-size="11pt" style:font-name-asian="Calibri" style:font-size-asian="11pt" style:font-size-complex="11pt" fo:hyphenate="true" fo:hyphenation-remain-char-count="2" fo:hyphenation-push-char-count="2"/>
    </style:style>
    <style:style style:name="P23" style:family="paragraph" style:parent-style-name="Standard">
      <style:paragraph-properties fo:hyphenation-ladder-count="no-limit" style:vertical-align="auto"/>
      <style:text-properties style:font-name="Times New Roman" fo:font-size="11pt" fo:font-style="italic" style:font-name-asian="Calibri" style:font-size-asian="11pt" style:font-style-asian="italic" style:font-size-complex="11pt" fo:hyphenate="true" fo:hyphenation-remain-char-count="2" fo:hyphenation-push-char-count="2"/>
    </style:style>
    <style:style style:name="P24" style:family="paragraph" style:parent-style-name="Standard">
      <style:paragraph-properties fo:hyphenation-ladder-count="no-limit" style:vertical-align="auto"/>
      <style:text-properties style:font-name="Times New Roman" fo:font-size="11pt" fo:font-weight="normal" style:letter-kerning="true" style:font-name-asian="Calibri" style:font-size-asian="11pt" style:font-weight-asian="normal" style:font-size-complex="11pt" style:font-weight-complex="normal" fo:hyphenate="true" fo:hyphenation-remain-char-count="2" fo:hyphenation-push-char-count="2"/>
    </style:style>
    <style:style style:name="P25" style:family="paragraph" style:parent-style-name="Standard">
      <style:paragraph-properties fo:hyphenation-ladder-count="no-limit" style:vertical-align="auto"/>
      <style:text-properties style:font-name="Times New Roman" fo:hyphenate="true" fo:hyphenation-remain-char-count="2" fo:hyphenation-push-char-count="2"/>
    </style:style>
    <style:style style:name="P26" style:family="paragraph" style:parent-style-name="Standard">
      <style:paragraph-properties fo:hyphenation-ladder-count="no-limit" style:vertical-align="auto"/>
      <style:text-properties style:font-name="Times New Roman" fo:font-size="14pt" fo:font-weight="bold" style:letter-kerning="true" style:font-name-asian="Calibri" style:font-weight-asian="bold" style:font-size-complex="14pt" style:font-weight-complex="bold" fo:hyphenate="true" fo:hyphenation-remain-char-count="2" fo:hyphenation-push-char-count="2"/>
    </style:style>
    <style:style style:name="P27" style:family="paragraph" style:parent-style-name="Standard">
      <style:text-properties style:font-name="Times New Roman" fo:font-size="14pt" fo:font-weight="bold" style:font-size-asian="14pt" style:font-weight-asian="bold" style:font-size-complex="14pt" style:font-weight-complex="bold"/>
    </style:style>
    <style:style style:name="P28" style:family="paragraph" style:parent-style-name="Standard">
      <style:text-properties fo:font-size="18pt" fo:font-weight="bold" style:font-size-asian="18pt" style:font-weight-asian="bold" style:font-size-complex="18pt"/>
    </style:style>
    <style:style style:name="P29" style:family="paragraph" style:parent-style-name="Standard">
      <style:paragraph-properties fo:text-align="center" style:justify-single-word="false"/>
      <style:text-properties fo:font-size="18pt" fo:font-weight="bold" style:font-size-asian="18pt" style:font-weight-asian="bold" style:font-size-complex="18pt"/>
    </style:style>
    <style:style style:name="P30" style:family="paragraph" style:parent-style-name="Standard">
      <style:text-properties fo:font-size="10pt" style:font-size-asian="10pt" style:font-size-complex="10pt"/>
    </style:style>
    <style:style style:name="P31" style:family="paragraph" style:parent-style-name="Standard">
      <style:paragraph-properties style:text-autospace="none"/>
    </style:style>
    <style:style style:name="P32" style:family="paragraph" style:parent-style-name="Standard">
      <style:paragraph-properties style:text-autospace="none"/>
      <style:text-properties style:use-window-font-color="true" style:font-name="Consolas" fo:font-size="9.5pt" style:font-name-asian="Consolas" style:font-size-asian="9.5pt" style:font-name-complex="Consolas" style:font-size-complex="9.5pt"/>
    </style:style>
    <style:style style:name="P33" style:family="paragraph" style:parent-style-name="Standard">
      <style:paragraph-properties style:text-autospace="none"/>
      <style:text-properties style:use-window-font-color="true" style:font-name="Consolas" fo:font-size="9.5pt" fo:font-weight="normal" style:font-name-asian="Consolas" style:font-size-asian="9.5pt" style:font-weight-asian="normal" style:font-name-complex="Consolas" style:font-size-complex="9.5pt" style:font-weight-complex="normal"/>
    </style:style>
    <style:style style:name="P34" style:family="paragraph" style:parent-style-name="Standard">
      <style:paragraph-properties style:text-autospace="none"/>
      <style:text-properties fo:color="#008000" style:font-name="Consolas" fo:font-size="9.5pt" style:font-name-asian="Consolas" style:font-size-asian="9.5pt" style:font-name-complex="Consolas" style:font-size-complex="9.5pt"/>
    </style:style>
    <style:style style:name="P35" style:family="paragraph" style:parent-style-name="Standard">
      <style:paragraph-properties style:text-autospace="none"/>
      <style:text-properties fo:color="#800000" style:font-name="Consolas" fo:font-size="9.5pt" style:font-name-asian="Consolas" style:font-size-asian="9.5pt" style:font-name-complex="Consolas" style:font-size-complex="9.5pt"/>
    </style:style>
    <style:style style:name="P36" style:family="paragraph" style:parent-style-name="Standard">
      <style:paragraph-properties style:text-autospace="none"/>
      <style:text-properties fo:color="#000000" style:font-name="Helvetica" fo:font-size="12pt" style:font-size-asian="12pt"/>
    </style:style>
    <style:style style:name="P37" style:family="paragraph" style:parent-style-name="Standard">
      <style:paragraph-properties style:text-autospace="none"/>
      <style:text-properties style:font-name="Consolas" fo:font-size="9.5pt" style:font-name-asian="Consolas" style:font-size-asian="9.5pt" style:font-name-complex="Consolas" style:font-size-complex="9.5pt"/>
    </style:style>
    <style:style style:name="P38" style:family="paragraph" style:parent-style-name="Standard">
      <style:paragraph-properties style:text-autospace="none"/>
      <style:text-properties style:font-name="Consolas1" fo:font-size="9.5pt" style:font-name-asian="Consolas" style:font-size-asian="9.5pt" style:font-name-complex="Consolas" style:font-size-complex="9.5pt"/>
    </style:style>
    <style:style style:name="P39" style:family="paragraph" style:parent-style-name="Standard">
      <style:paragraph-properties fo:margin-left="1in" fo:margin-right="0in" fo:orphans="0" fo:widows="0" fo:hyphenation-ladder-count="no-limit" fo:text-indent="0in" style:auto-text-indent="false" style:vertical-align="auto"/>
      <style:text-properties style:font-name="Times New Roman" fo:font-size="11pt" style:font-name-asian="Calibri" style:font-size-asian="11pt" style:font-size-complex="11pt" fo:hyphenate="true" fo:hyphenation-remain-char-count="2" fo:hyphenation-push-char-count="2"/>
    </style:style>
    <style:style style:name="P40" style:family="paragraph" style:parent-style-name="Standard">
      <style:paragraph-properties fo:hyphenation-ladder-count="no-limit" fo:keep-with-next="always" style:vertical-align="auto"/>
      <style:text-properties style:font-name="Times New Roman" fo:font-size="14pt" fo:font-weight="bold" style:letter-kerning="true" style:font-name-asian="Calibri" style:font-weight-asian="bold" style:font-size-complex="14pt" style:font-weight-complex="bold" fo:hyphenate="true" fo:hyphenation-remain-char-count="2" fo:hyphenation-push-char-count="2"/>
    </style:style>
    <style:style style:name="P41" style:family="paragraph" style:parent-style-name="Standard">
      <style:paragraph-properties fo:margin-left="0in" fo:margin-right="0in" fo:margin-top="0in" fo:margin-bottom="0in" style:contextual-spacing="false" fo:text-indent="0in" style:auto-text-indent="false"/>
    </style:style>
    <style:style style:name="P42" style:family="paragraph" style:parent-style-name="Standard">
      <style:paragraph-properties fo:margin-left="0in" fo:margin-right="0in" fo:margin-top="0in" fo:margin-bottom="0in" style:contextual-spacing="false" fo:text-indent="0in" style:auto-text-indent="false"/>
      <style:text-properties fo:font-weight="normal" style:font-weight-asian="normal" style:font-weight-complex="normal"/>
    </style:style>
    <style:style style:name="P43" style:family="paragraph" style:parent-style-name="Standard">
      <style:paragraph-properties fo:margin-left="0in" fo:margin-right="0in" fo:margin-top="0in" fo:margin-bottom="0in" style:contextual-spacing="false" fo:text-indent="0in" style:auto-text-indent="false"/>
      <style:text-properties fo:color="#008000" style:font-name="Consolas" fo:font-size="9.5pt" style:font-name-asian="Consolas" style:font-size-asian="9.5pt" style:font-name-complex="Consolas" style:font-size-complex="9.5pt"/>
    </style:style>
    <style:style style:name="P44" style:family="paragraph" style:parent-style-name="Standard">
      <style:paragraph-properties fo:margin-left="0in" fo:margin-right="0in" fo:margin-top="0in" fo:margin-bottom="0in" style:contextual-spacing="false" fo:text-indent="0in" style:auto-text-indent="false"/>
      <style:text-properties style:use-window-font-color="true" style:font-name="Consolas" fo:font-size="9.5pt" style:font-name-asian="Consolas" style:font-size-asian="9.5pt" style:font-name-complex="Consolas" style:font-size-complex="9.5pt"/>
    </style:style>
    <style:style style:name="P45" style:family="paragraph" style:parent-style-name="Text_20_body">
      <style:paragraph-properties fo:margin-left="0in" fo:margin-right="0in" fo:margin-top="0in" fo:margin-bottom="0in" style:contextual-spacing="false" fo:text-align="center" style:justify-single-word="false" fo:orphans="2" fo:widows="2" fo:hyphenation-ladder-count="no-limit" fo:text-indent="0in" style:auto-text-indent="false" style:writing-mode="lr-tb"/>
      <style:text-properties fo:color="#000000" style:font-name="Helvetica" fo:font-size="12pt" fo:font-weight="bold" style:font-size-asian="12pt" style:font-weight-asian="bold" style:font-size-complex="12pt" style:font-weight-complex="bold" fo:hyphenate="false" fo:hyphenation-remain-char-count="2" fo:hyphenation-push-char-count="2"/>
    </style:style>
    <style:style style:name="P46" style:family="paragraph" style:parent-style-name="Text_20_body">
      <style:paragraph-properties fo:margin-left="0in" fo:margin-right="0in" fo:margin-top="0in" fo:margin-bottom="0in" style:contextual-spacing="false" fo:text-align="center" style:justify-single-word="false" fo:orphans="2" fo:widows="2" fo:hyphenation-ladder-count="no-limit" fo:text-indent="0in" style:auto-text-indent="false" style:writing-mode="lr-tb"/>
      <style:text-properties style:use-window-font-color="true" fo:font-size="12pt" fo:font-weight="bold" style:font-size-asian="12pt" style:font-weight-asian="bold" style:font-size-complex="12pt" style:font-weight-complex="bold" fo:hyphenate="false" fo:hyphenation-remain-char-count="2" fo:hyphenation-push-char-count="2"/>
    </style:style>
    <style:style style:name="P47" style:family="paragraph" style:parent-style-name="Text_20_body">
      <style:paragraph-properties fo:margin-left="0in" fo:margin-right="0in" fo:margin-top="0in" fo:margin-bottom="0in" style:contextual-spacing="false" fo:text-align="center" style:justify-single-word="false" fo:orphans="2" fo:widows="2" fo:hyphenation-ladder-count="no-limit" fo:text-indent="0in" style:auto-text-indent="false" style:text-autospace="none" style:writing-mode="lr-tb"/>
      <style:text-properties style:use-window-font-color="true" style:font-name="Times New Roman" fo:font-size="12pt" fo:font-weight="bold" style:font-name-asian="Consolas" style:font-size-asian="12pt" style:font-weight-asian="bold" style:font-name-complex="Consolas" style:font-size-complex="12pt" style:font-weight-complex="bold" fo:hyphenate="false" fo:hyphenation-remain-char-count="2" fo:hyphenation-push-char-count="2"/>
    </style:style>
    <style:style style:name="P48" style:family="paragraph" style:parent-style-name="Standard">
      <style:paragraph-properties fo:margin-left="0in" fo:margin-right="0in" fo:margin-top="0in" fo:margin-bottom="0in" style:contextual-spacing="false" fo:text-align="start" style:justify-single-word="false" fo:orphans="2" fo:widows="2" fo:hyphenation-ladder-count="no-limit" fo:text-indent="0in" style:auto-text-indent="false" style:writing-mode="lr-tb"/>
      <style:text-properties style:use-window-font-color="true" style:font-name="Consolas" fo:font-size="9.5pt" fo:font-weight="normal" style:font-name-asian="Consolas" style:font-size-asian="9.5pt" style:font-weight-asian="normal" style:font-name-complex="Consolas" style:font-size-complex="9.5pt" style:font-weight-complex="normal" fo:hyphenate="false" fo:hyphenation-remain-char-count="2" fo:hyphenation-push-char-count="2"/>
    </style:style>
    <style:style style:name="P49" style:family="paragraph" style:parent-style-name="Standard">
      <style:paragraph-properties fo:margin-left="0in" fo:margin-right="0in" fo:margin-top="0in" fo:margin-bottom="0in" style:contextual-spacing="false" fo:text-align="start" style:justify-single-word="false" fo:orphans="2" fo:widows="2" fo:hyphenation-ladder-count="no-limit" fo:text-indent="0in" style:auto-text-indent="false" style:writing-mode="lr-tb"/>
      <style:text-properties style:font-name="Consolas" fo:font-size="9.5pt" style:font-name-asian="Consolas" style:font-size-asian="9.5pt" style:font-name-complex="Consolas" style:font-size-complex="9.5pt" fo:hyphenate="false" fo:hyphenation-remain-char-count="2" fo:hyphenation-push-char-count="2"/>
    </style:style>
    <style:style style:name="P50" style:family="paragraph" style:parent-style-name="Text_20_body">
      <style:paragraph-properties fo:margin-left="0in" fo:margin-right="0in" fo:margin-top="0in" fo:margin-bottom="0in" style:contextual-spacing="false" fo:text-indent="0in" style:auto-text-indent="false"/>
    </style:style>
    <style:style style:name="P51"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fo:font-weight="bold" style:font-weight-asian="bold" style:font-weight-complex="bold"/>
    </style:style>
    <style:style style:name="P52" style:family="paragraph" style:parent-style-name="Text_20_body">
      <style:paragraph-properties fo:margin-left="0in" fo:margin-right="0in" fo:margin-top="0in" fo:margin-bottom="0in" style:contextual-spacing="false" fo:text-indent="0in" style:auto-text-indent="false"/>
      <style:text-properties fo:color="#000000" style:font-name="Helvetica" fo:font-size="12pt" style:font-size-asian="12pt"/>
    </style:style>
    <style:style style:name="P53" style:family="paragraph" style:parent-style-name="Text_20_body">
      <style:paragraph-properties fo:margin-left="0in" fo:margin-right="0in" fo:margin-top="0in" fo:margin-bottom="0in" style:contextual-spacing="false" fo:text-indent="0in" style:auto-text-indent="false"/>
      <style:text-properties fo:color="#000000" style:font-name="Helvetica" fo:font-size="12pt" fo:font-weight="bold" style:font-size-asian="12pt" style:font-weight-asian="bold" style:font-weight-complex="bold"/>
    </style:style>
    <style:style style:name="P54"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fo:color="#000000" style:font-name="Helvetica" fo:font-size="12pt" fo:font-weight="bold" style:font-size-asian="12pt" style:font-weight-asian="bold" style:font-weight-complex="bold"/>
    </style:style>
    <style:style style:name="P55" style:family="paragraph" style:parent-style-name="Text_20_body">
      <style:paragraph-properties fo:margin-left="0in" fo:margin-right="0in" fo:margin-top="0in" fo:margin-bottom="0in" style:contextual-spacing="false" fo:text-align="center" style:justify-single-word="false" fo:text-indent="0in" style:auto-text-indent="false"/>
    </style:style>
    <style:style style:name="P56" style:family="paragraph" style:parent-style-name="Text_20_body">
      <style:paragraph-properties fo:margin-left="0in" fo:margin-right="0in" fo:margin-top="0in" fo:margin-bottom="0in" style:contextual-spacing="false" fo:text-indent="0in" style:auto-text-indent="false" fo:break-before="page"/>
      <style:text-properties fo:color="#000000" style:font-name="Helvetica" fo:font-size="12pt" style:font-size-asian="12pt"/>
    </style:style>
    <style:style style:name="P57" style:family="paragraph" style:parent-style-name="Heading_20_2">
      <style:paragraph-properties fo:margin-top="0.1665in" fo:margin-bottom="0.0835in" style:contextual-spacing="false" fo:orphans="2" fo:widows="2" fo:hyphenation-ladder-count="no-limit" fo:keep-with-next="always" style:writing-mode="lr-tb"/>
      <style:text-properties style:use-window-font-color="true" style:font-name="Times New Roman" fo:hyphenate="false" fo:hyphenation-remain-char-count="2" fo:hyphenation-push-char-count="2"/>
    </style:style>
    <style:style style:name="P58" style:family="paragraph" style:parent-style-name="Text_20_body" style:list-style-name="L1">
      <style:text-properties style:font-name="Times New Roman"/>
    </style:style>
    <style:style style:name="P59" style:family="paragraph" style:parent-style-name="Text_20_body" style:list-style-name="L2">
      <style:text-properties style:font-name="Times New Roman" fo:font-size="12pt"/>
    </style:style>
    <style:style style:name="P60" style:family="paragraph" style:parent-style-name="Text_20_body">
      <style:paragraph-properties fo:margin-left="0in" fo:margin-right="0in" fo:margin-top="0in" fo:margin-bottom="0in" style:contextual-spacing="false" fo:text-align="center" style:justify-single-word="false" fo:orphans="2" fo:widows="2" fo:hyphenation-ladder-count="no-limit" fo:text-indent="0in" style:auto-text-indent="false" style:text-autospace="none" style:writing-mode="lr-tb"/>
      <style:text-properties style:use-window-font-color="true" style:font-name="Times New Roman" fo:font-size="12pt" fo:font-weight="bold" officeooo:paragraph-rsid="00099c2e" style:font-name-asian="Consolas" style:font-size-asian="12pt" style:font-weight-asian="bold" style:font-name-complex="Consolas" style:font-size-complex="12pt" style:font-weight-complex="bold" fo:hyphenate="false" fo:hyphenation-remain-char-count="2" fo:hyphenation-push-char-count="2"/>
    </style:style>
    <style:style style:name="P61" style:family="paragraph" style:parent-style-name="Standard" style:master-page-name="First_20_Page">
      <style:paragraph-properties fo:text-align="center" style:justify-single-word="false" style:page-number="auto"/>
      <style:text-properties fo:font-size="18pt" fo:font-weight="bold" style:font-size-asian="18pt" style:font-weight-asian="bold" style:font-size-complex="18pt"/>
    </style:style>
    <style:style style:name="P62" style:family="paragraph" style:parent-style-name="Standard">
      <style:paragraph-properties style:text-autospace="none"/>
      <style:text-properties style:font-name="Consolas1" fo:font-size="9.5pt" style:font-name-asian="Consolas" style:font-size-asian="9.5pt" style:font-name-complex="Consolas" style:font-size-complex="9.5pt"/>
    </style:style>
    <style:style style:name="P63" style:family="paragraph" style:parent-style-name="Standard">
      <style:paragraph-properties style:text-autospace="none"/>
      <style:text-properties style:font-name="Consolas1" fo:font-size="9.5pt" officeooo:paragraph-rsid="00099c2e" style:font-name-asian="Consolas" style:font-size-asian="9.5pt" style:font-name-complex="Consolas" style:font-size-complex="9.5pt"/>
    </style:style>
    <style:style style:name="P64" style:family="paragraph" style:parent-style-name="Standard">
      <style:paragraph-properties style:text-autospace="none"/>
      <style:text-properties style:font-name="Consolas" fo:font-size="9.5pt" officeooo:paragraph-rsid="00099c2e" style:font-name-asian="Consolas" style:font-size-asian="9.5pt" style:font-name-complex="Consolas" style:font-size-complex="9.5pt"/>
    </style:style>
    <style:style style:name="P65" style:family="paragraph" style:parent-style-name="Standard" style:list-style-name="">
      <style:paragraph-properties style:text-autospace="none"/>
      <style:text-properties style:font-name="Consolas" fo:font-size="9.5pt" style:font-name-asian="Consolas" style:font-size-asian="9.5pt" style:font-name-complex="Consolas" style:font-size-complex="9.5pt"/>
    </style:style>
    <style:style style:name="P66" style:family="paragraph" style:parent-style-name="Standard" style:list-style-name="WWNum1">
      <style:paragraph-properties fo:hyphenation-ladder-count="no-limit" fo:keep-with-next="always" style:vertical-align="auto"/>
      <style:text-properties fo:color="#000000" style:font-name="Times New Roman" fo:font-size="8pt" fo:font-weight="bold" style:font-name-asian="Calibri" style:font-size-asian="8pt" style:font-weight-asian="bold" style:font-size-complex="11pt" fo:hyphenate="true" fo:hyphenation-remain-char-count="2" fo:hyphenation-push-char-count="2"/>
    </style:style>
    <style:style style:name="P67" style:family="paragraph" style:parent-style-name="Standard" style:list-style-name="WWNum2">
      <style:paragraph-properties fo:hyphenation-ladder-count="no-limit" fo:keep-with-next="always" style:vertical-align="auto"/>
      <style:text-properties fo:color="#000000" style:font-name="Times New Roman" fo:font-size="8pt" fo:font-weight="bold" style:font-name-asian="Calibri" style:font-size-asian="8pt" style:font-weight-asian="bold" style:font-size-complex="11pt" fo:hyphenate="true" fo:hyphenation-remain-char-count="2" fo:hyphenation-push-char-count="2"/>
    </style:style>
    <style:style style:name="P68" style:family="paragraph" style:parent-style-name="Standard" style:list-style-name="WWNum3">
      <style:paragraph-properties fo:hyphenation-ladder-count="no-limit" fo:keep-with-next="always" style:vertical-align="auto"/>
      <style:text-properties fo:color="#000000" style:font-name="Times New Roman" fo:font-size="8pt" fo:font-weight="bold" style:font-name-asian="Calibri" style:font-size-asian="8pt" style:font-weight-asian="bold" style:font-size-complex="11pt" fo:hyphenate="true" fo:hyphenation-remain-char-count="2" fo:hyphenation-push-char-count="2"/>
    </style:style>
    <style:style style:name="P69" style:family="paragraph" style:parent-style-name="Heading_20_2">
      <style:text-properties fo:font-variant="normal" fo:text-transform="none" style:font-name="Times New Roman"/>
    </style:style>
    <style:style style:name="P70" style:family="paragraph" style:parent-style-name="Contents_20_2">
      <style:paragraph-properties>
        <style:tab-stops>
          <style:tab-stop style:position="6.5in" style:type="right" style:leader-style="dotted" style:leader-text="."/>
        </style:tab-stops>
      </style:paragraph-properties>
    </style:style>
    <style:style style:name="P71" style:family="paragraph" style:parent-style-name="Contents_20_Heading">
      <style:paragraph-properties fo:break-before="page"/>
    </style:style>
    <style:style style:name="P72" style:family="paragraph" style:parent-style-name="Contents_20_1">
      <style:paragraph-properties>
        <style:tab-stops>
          <style:tab-stop style:position="6.5in" style:type="right" style:leader-style="dotted" style:leader-text="."/>
        </style:tab-stops>
      </style:paragraph-properties>
    </style:style>
    <style:style style:name="T1" style:family="text">
      <style:text-properties fo:font-size="10pt" style:font-size-asian="10pt"/>
    </style:style>
    <style:style style:name="T2" style:family="text">
      <style:text-properties fo:color="#0000ff" style:font-name="Times New Roman" fo:font-size="11pt" style:text-underline-style="solid" style:text-underline-width="auto" style:text-underline-color="font-color" style:font-name-asian="Calibri" style:font-size-asian="11pt" style:font-size-complex="11pt"/>
    </style:style>
    <style:style style:name="T3" style:family="text">
      <style:text-properties fo:color="#0000ff" style:font-name="Consolas" fo:font-size="9.5pt" style:font-name-asian="Consolas" style:font-size-asian="9.5pt" style:font-name-complex="Consolas" style:font-size-complex="9.5pt"/>
    </style:style>
    <style:style style:name="T4" style:family="text">
      <style:text-properties fo:font-size="11pt" fo:font-style="italic" style:font-name-asian="Calibri" style:font-size-asian="11pt" style:font-style-asian="italic" style:font-size-complex="11pt"/>
    </style:style>
    <style:style style:name="T5" style:family="text">
      <style:text-properties style:font-name="Times New Roman"/>
    </style:style>
    <style:style style:name="T6" style:family="text">
      <style:text-properties style:font-name="Times New Roman" fo:font-size="11pt" style:font-name-asian="Calibri" style:font-size-asian="11pt" style:font-size-complex="11pt"/>
    </style:style>
    <style:style style:name="T7" style:family="text">
      <style:text-properties style:letter-kerning="true" style:font-name-asian="Times New Roman1"/>
    </style:style>
    <style:style style:name="T8" style:family="text">
      <style:text-properties fo:font-variant="normal" fo:text-transform="none"/>
    </style:style>
    <style:style style:name="T9" style:family="text">
      <style:text-properties fo:color="#800000" style:font-name="Consolas" fo:font-size="9.5pt" style:font-name-asian="Consolas" style:font-size-asian="9.5pt" style:font-name-complex="Consolas" style:font-size-complex="9.5pt"/>
    </style:style>
    <style:style style:name="T10" style:family="text">
      <style:text-properties style:use-window-font-color="true" style:font-name="Consolas" fo:font-size="9.5pt" style:font-name-asian="Consolas" style:font-size-asian="9.5pt" style:font-name-complex="Consolas" style:font-size-complex="9.5pt"/>
    </style:style>
    <style:style style:name="T11" style:family="text">
      <style:text-properties fo:color="#008000" style:font-name="Consolas" fo:font-size="9.5pt" style:font-name-asian="Consolas" style:font-size-asian="9.5pt" style:font-name-complex="Consolas" style:font-size-complex="9.5pt"/>
    </style:style>
    <style:style style:name="T12" style:family="text">
      <style:text-properties fo:font-weight="bold" style:font-weight-asian="bold" style:font-weight-complex="bold"/>
    </style:style>
    <style:style style:name="T13" style:family="text">
      <style:text-properties officeooo:rsid="00076ec4"/>
    </style:style>
    <style:style style:name="T14" style:family="text">
      <style:text-properties officeooo:rsid="00081165"/>
    </style:style>
    <style:style style:name="T15" style:family="text">
      <style:text-properties officeooo:rsid="00099c2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
      <text:p text:style-name="P29"/>
      <text:p text:style-name="P29"/>
      <text:p text:style-name="P29"/>
      <text:p text:style-name="P29"/>
      <text:p text:style-name="P28">ECE 485 Final Project: SPLIT L1 Cache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Matthew Branstetter</text:p>
      <text:p text:style-name="Standard">Vernon Jones</text:p>
      <text:p text:style-name="Standard">Yusuf Qedan</text:p>
      <text:p text:style-name="Standard">Tyler Tricker</text:p>
      <text:p text:style-name="P30"/>
      <text:p text:style-name="P30">ECE485 Final Project – Ballin Danger Zone</text:p>
      <text:p text:style-name="P30">Electrical Computer Engineering, Portland State University</text:p>
      <text:p text:style-name="P19"/>
      <text:p text:style-name="P17"/>
      <text:p text:style-name="P16"/>
      <text:p text:style-name="P21"/>
      <text:p text:style-name="P21"/>
      <text:p text:style-name="P18"><text:bookmark-start text:name="__RefHeading__849_1087405286"/><text:line-break/><text:bookmark-end text:name="__RefHeading__849_1087405286"/></text:p>
      <text:p text:style-name="P20"><text:bookmark-start text:name="_Toc512489725"/><text:bookmark-start text:name="_Toc512651250"/></text:p>
      <text:h text:style-name="P8" text:outline-level="1"><text:bookmark-start text:name="__RefHeading__4251_949116693"/>Preface<text:bookmark-end text:name="__RefHeading__4251_949116693"/></text:h>
      <text:p text:style-name="P4">This final project was a requirement for ECE485 and was worth a good portion of our overall grade. We were to design a split level one cache for a new 32 bit processor. The final project had a few requirements in addition to the specifications we developed as a team. These are discussed in the specifications located in the body of the report. <text:s/>A top-down approach was utilized by analyzing how the final project would function and look prior to any code development. The source code is coded in the C programming language. This allowed for development and simulation of the code at home, office, and school using all available computers. The design was simulated to ensure the functionality and specifications were correctly met. Several test cases and trace files were developed with ease by creating a new trace file in a simple text file format. All the source code was pushed to a repository for version control using git with any updates regularly. This greatly aided in the coding process, and later in simulation and trace file modifications for each test case. </text:p>
      <text:p text:style-name="P27"/>
      <text:p text:style-name="P27">Version Notice</text:p>
      <text:p text:style-name="P22"/>
      <text:p text:style-name="P22">All revisions of this document are listed in chronological order. There is no relationship between the document number and the software release number.</text:p>
      <text:p text:style-name="P22"/>
      <table:table table:name="Table1" table:style-name="Table1">
        <table:table-column table:style-name="Table1.A"/>
        <table:table-column table:style-name="Table1.B"/>
        <table:table-column table:style-name="Table1.C"/>
        <table:table-row table:style-name="Table1.1">
          <table:table-cell table:style-name="Table1.A1" office:value-type="string">
            <text:list xml:id="list29344395" text:style-name="WWNum1">
              <text:list-item>
                <text:p text:style-name="P66">Document release</text:p>
              </text:list-item>
            </text:list>
          </table:table-cell>
          <table:table-cell table:style-name="Table1.A1" office:value-type="string">
            <text:list xml:id="list29332845" text:style-name="WWNum2">
              <text:list-item>
                <text:p text:style-name="P67">Date</text:p>
              </text:list-item>
            </text:list>
          </table:table-cell>
          <table:table-cell table:style-name="Table1.A1" office:value-type="string">
            <text:list xml:id="list29348854" text:style-name="WWNum3">
              <text:list-item>
                <text:p text:style-name="P68">Description</text:p>
              </text:list-item>
            </text:list>
          </table:table-cell>
        </table:table-row>
        <table:table-row table:style-name="Table1.1">
          <table:table-cell table:style-name="Table1.A2" office:value-type="string">
            <text:p text:style-name="P23">Draft 1</text:p>
          </table:table-cell>
          <table:table-cell table:style-name="Table1.A2" office:value-type="string">
            <text:p text:style-name="P25"><text:span text:style-name="T4">11/2</text:span><text:span text:style-name="T4">7</text:span><text:span text:style-name="T4">/2012</text:span></text:p>
          </table:table-cell>
          <table:table-cell table:style-name="Table1.A2" office:value-type="string">
            <text:p text:style-name="P23">Establish Format of Document filled in some information</text:p>
          </table:table-cell>
        </table:table-row>
        <table:table-row table:style-name="Table1.1">
          <table:table-cell table:style-name="Table1.A3" office:value-type="string">
            <text:p text:style-name="P23">Draft 2</text:p>
          </table:table-cell>
          <table:table-cell table:style-name="Table1.A3" office:value-type="string">
            <text:p text:style-name="P23">12/01/12</text:p>
          </table:table-cell>
          <table:table-cell table:style-name="Table1.A3" office:value-type="string">
            <text:p text:style-name="P23">Completed first Group Review made changes to Final Design</text:p>
          </table:table-cell>
        </table:table-row>
        <table:table-row table:style-name="Table1.1">
          <table:table-cell table:style-name="Table1.A1" office:value-type="string">
            <text:p text:style-name="P23">Release 1</text:p>
          </table:table-cell>
          <table:table-cell table:style-name="Table1.A1" office:value-type="string">
            <text:p text:style-name="P23">12/03/12</text:p>
          </table:table-cell>
          <table:table-cell table:style-name="Table1.A1" office:value-type="string">
            <text:p text:style-name="P23">First release.</text:p>
          </table:table-cell>
        </table:table-row>
      </table:table>
      <text:p text:style-name="P39"/>
      <text:p text:style-name="P22">This document was created by Ballin Danger Zone, Portland State University. Ballin Danger Zone has made every effort to ensure that this document is accurate at the time of printing. Obtain additional copies of this document, as well as updated releases, from the following organization:<text:line-break/></text:p>
      <text:p text:style-name="P2">Matthew Branstetter</text:p>
      <text:p text:style-name="P2">c/o Ballin Danger Zone</text:p>
      <text:p text:style-name="P2">1020 Madison St.</text:p>
      <text:p text:style-name="P2">Silverton, OR 97381</text:p>
      <text:p text:style-name="P2">Phone: 503-873-3181</text:p>
      <text:p text:style-name="P1"><text:span text:style-name="T6">Email: </text:span><text:a xlink:type="simple" xlink:href="mailto:matthew.branstetter@hotmail.com"><text:span text:style-name="T2">matthew.branstetter@hotmail.com</text:span></text:a></text:p>
      <text:p text:style-name="P3"/>
      <text:p text:style-name="P40"/>
      <text:p text:style-name="P26"><text:bookmark-start text:name="_Toc512651251"/><text:bookmark-start text:name="_Toc512489726"/>Trademarks<text:bookmark-end text:name="_Toc512651251"/><text:bookmark-end text:name="_Toc512489726"/></text:p>
      <text:p text:style-name="P22"/>
      <text:p text:style-name="P24"><text:bookmark-end text:name="_Toc512489725"/><text:bookmark-end text:name="_Toc512651250"/>The trademarks contained in this document are the property of their respective owners.</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1">Table of Contents</text:p>
          </text:index-title>
          <text:p text:style-name="P72"><text:a xlink:type="simple" xlink:href="#__RefHeading__4251_949116693" text:style-name="Index_20_Link" text:visited-style-name="Index_20_Link">Preface<text:tab/>2</text:a></text:p>
          <text:p text:style-name="P72"><text:a xlink:type="simple" xlink:href="#__RefHeading__4253_949116693" text:style-name="Index_20_Link" text:visited-style-name="Index_20_Link">Introduction <text:tab/>4</text:a></text:p>
          <text:p text:style-name="P70"><text:a xlink:type="simple" xlink:href="#__RefHeading__4594_1910807854" text:style-name="Index_20_Link" text:visited-style-name="Index_20_Link">Objective<text:tab/>4</text:a></text:p>
          <text:p text:style-name="P70"><text:a xlink:type="simple" xlink:href="#__RefHeading__1157_351724711" text:style-name="Index_20_Link" text:visited-style-name="Index_20_Link">Purpose<text:tab/>4</text:a></text:p>
          <text:p text:style-name="P70"><text:a xlink:type="simple" xlink:href="#__RefHeading__1177_351724711" text:style-name="Index_20_Link" text:visited-style-name="Index_20_Link">Scope <text:tab/>4</text:a></text:p>
          <text:p text:style-name="P70"><text:a xlink:type="simple" xlink:href="#__RefHeading__1203_351724711" text:style-name="Index_20_Link" text:visited-style-name="Index_20_Link">Methodology, Tools, and Techniques <text:tab/>4</text:a></text:p>
          <text:p text:style-name="P72"><text:a xlink:type="simple" xlink:href="#__RefHeading__1213_351724711" text:style-name="Index_20_Link" text:visited-style-name="Index_20_Link">Design<text:tab/>5</text:a></text:p>
          <text:p text:style-name="P70"><text:a xlink:type="simple" xlink:href="#__RefHeading__4255_949116693" text:style-name="Index_20_Link" text:visited-style-name="Index_20_Link">Requirements<text:tab/>5</text:a></text:p>
          <text:p text:style-name="P70"><text:a xlink:type="simple" xlink:href="#__RefHeading__8002_1727719648" text:style-name="Index_20_Link" text:visited-style-name="Index_20_Link">Specifications ---Needs work<text:tab/>6</text:a></text:p>
          <text:p text:style-name="P70"><text:a xlink:type="simple" xlink:href="#__RefHeading__2572_1910807854" text:style-name="Index_20_Link" text:visited-style-name="Index_20_Link">Assumptions<text:tab/>6</text:a></text:p>
          <text:p text:style-name="P70"><text:a xlink:type="simple" xlink:href="#__RefHeading__2574_1910807854" text:style-name="Index_20_Link" text:visited-style-name="Index_20_Link">Final Design<text:tab/>6</text:a></text:p>
          <text:p text:style-name="P72"><text:a xlink:type="simple" xlink:href="#__RefHeading__8046_1727719648" text:style-name="Index_20_Link" text:visited-style-name="Index_20_Link">Simulation<text:tab/>7</text:a></text:p>
          <text:p text:style-name="P70"><text:a xlink:type="simple" xlink:href="#__RefHeading__1221_351724711" text:style-name="Index_20_Link" text:visited-style-name="Index_20_Link">Verification and Testing ---Needs work<text:tab/>7</text:a></text:p>
          <text:p text:style-name="P70"><text:a xlink:type="simple" xlink:href="#__RefHeading__1233_351724711" text:style-name="Index_20_Link" text:visited-style-name="Index_20_Link">Development Decisions<text:tab/>7</text:a></text:p>
          <text:p text:style-name="P70"><text:a xlink:type="simple" xlink:href="#__RefHeading__4263_949116693" text:style-name="Index_20_Link" text:visited-style-name="Index_20_Link">Strengths<text:tab/>8</text:a></text:p>
          <text:p text:style-name="P70"><text:a xlink:type="simple" xlink:href="#__RefHeading__4265_949116693" text:style-name="Index_20_Link" text:visited-style-name="Index_20_Link">Weakness<text:tab/>8</text:a></text:p>
          <text:p text:style-name="P70"><text:a xlink:type="simple" xlink:href="#__RefHeading__4267_949116693" text:style-name="Index_20_Link" text:visited-style-name="Index_20_Link">Recommendations<text:tab/>8</text:a></text:p>
          <text:p text:style-name="P72"><text:a xlink:type="simple" xlink:href="#__RefHeading__4515_949116693" text:style-name="Index_20_Link" text:visited-style-name="Index_20_Link">Appendix<text:tab/>8</text:a></text:p>
          <text:p text:style-name="P70"><text:a xlink:type="simple" xlink:href="#__RefHeading__4622_1910807854" text:style-name="Index_20_Link" text:visited-style-name="Index_20_Link">Resources<text:tab/>8</text:a></text:p>
          <text:p text:style-name="P70"><text:a xlink:type="simple" xlink:href="#__RefHeading__4519_949116693" text:style-name="Index_20_Link" text:visited-style-name="Index_20_Link">Source Code<text:tab/>9</text:a></text:p>
          <text:p text:style-name="P70"><text:a xlink:type="simple" xlink:href="#__RefHeading__7623_253843849" text:style-name="Index_20_Link" text:visited-style-name="Index_20_Link">Trace Files<text:tab/>22</text:a></text:p>
        </text:index-body>
      </text:table-of-content>
      <text:h text:style-name="P11" text:outline-level="1"/>
      <text:h text:style-name="P8" text:outline-level="1"><text:bookmark-start text:name="__RefHeading__4253_949116693"/>Introduction <text:bookmark-end text:name="__RefHeading__4253_949116693"/></text:h>
      <text:p text:style-name="P4">A cache is often used to allow the CPU to run at a much faster speed than the main memory and is made up of a small amount of memory. Cache can often be in several levels, L1- L3, with the higher order cache placed nearest the CPU for optimal performance. Instructions and data that are often used are placed in the cache which speeds up the processors due to locality of information. If several levels of cache are used, inclusive and exclusive cache hierarchy aid in determining which levels have a copy of the information. Some form of associativity is often implemented in a cache. Associativity establishes how the information in the cache is mapped to the location of the same information stored in main memory. The performance of the cache relates to how often the information requested by the CPU is located in the cache without having to fetch from main memory. This is done through several methods to include a split cache with data and instructions having their own separate cache. </text:p>
      <text:h text:style-name="P14" text:outline-level="2"><text:bookmark-start text:name="__RefHeading__4594_1910807854"/>Objective<text:bookmark-end text:name="__RefHeading__4594_1910807854"/></text:h>
      <text:p text:style-name="P4"><text:bookmark-start text:name="__RefHeading__1153_351724711"/>The objective of the final project is to develop a split level 1 cache. The simulation through verification and testing should demonstrate the functionality of the cache. After developing and simulating the cache, the final project will be demonstrated to Professor Mark Faust for grading and critique.<text:bookmark-end text:name="__RefHeading__1153_351724711"/></text:p>
      <text:h text:style-name="P14" text:outline-level="2"><text:bookmark-start text:name="__RefHeading__1157_351724711"/>Purpose<text:bookmark-end text:name="__RefHeading__1157_351724711"/></text:h>
      <text:p text:style-name="P4"><text:bookmark-start text:name="__RefHeading__1159_351724711"/>The purpose of the final project is to demonstrate our understanding of cache designs. Through development and simulation we as a team will improve our knowledge of cache and gain experience in making design decisions related to computer engineering. <text:bookmark-end text:name="__RefHeading__1159_351724711"/></text:p>
      <text:h text:style-name="P12" text:outline-level="2"><text:bookmark-start text:name="__RefHeading__1177_351724711"/>Scope <text:bookmark-end text:name="__RefHeading__1177_351724711"/></text:h>
      <text:p text:style-name="P4"><text:bookmark-start text:name="__RefHeading__1179_351724711"/>The scope of this final project is to design a cache using C progamming language that meets the project requirements and correctly demonstrates the specifications outlined in design below. Any further modifications to specifications or project requirements will be noted in the version notice and updated respectively. <text:bookmark-end text:name="__RefHeading__1179_351724711"/></text:p>
      <text:h text:style-name="P12" text:outline-level="2"><text:bookmark-start text:name="__RefHeading__1203_351724711"/>Methodology, Tools, and Techniques <text:bookmark-end text:name="__RefHeading__1203_351724711"/></text:h>
      <text:p text:style-name="P4">The source code was developed primarily in a Linux environment using vim or vi editor. A repository was established at GitHub which all members used for version control. All commenting of code followed the rules of single line commenting inside a function only and multiple lines were allowed outside functions. The code was developed using a top-down approach by having a stub in place for L2 for simulation without developing L2 as part of the project. Further refinement of the L1 cache source code stemmed from having a good understanding of the final product, specifications, and requirements prior to coding.</text:p>
      <text:h text:style-name="P10" text:outline-level="1"><text:bookmark-start text:name="__RefHeading__1213_351724711"/><text:soft-page-break/>Design<text:bookmark-end text:name="__RefHeading__1213_351724711"/></text:h>
      <text:p text:style-name="P4"><text:bookmark-start text:name="__RefHeading__1215_351724711"/>The development of the design for the source code began after going over the requirements below, and outlining any specifications we come up with. We finalized the design on completion of simulation and verification of meeting requirements and specifications. <text:bookmark-end text:name="__RefHeading__1215_351724711"/></text:p>
      <text:h text:style-name="P57" text:outline-level="2"><text:bookmark-start text:name="__RefHeading__4255_949116693"/>Requirements<text:bookmark-end text:name="__RefHeading__4255_949116693"/></text:h>
      <text:p text:style-name="P4">The final project had several project requirements detailed by the final project description:</text:p>
      <text:list xml:id="list29344399" text:style-name="L1">
        <text:list-item>
          <text:p text:style-name="P58">The cache is for a 32 bit processor.</text:p>
        </text:list-item>
        <text:list-item>
          <text:p text:style-name="P58">Capable of being used by three additional 32 bit processors.</text:p>
        </text:list-item>
        <text:list-item>
          <text:p text:style-name="P58">Level one split cache with separate data and instruction cache.</text:p>
        </text:list-item>
        <text:list-item>
          <text:p text:style-name="P58">Employs a MESI protocol for cache coherency.</text:p>
        </text:list-item>
        <text:list-item>
          <text:p text:style-name="P58">Instruction cache was two way set associative.</text:p>
        </text:list-item>
        <text:list-item>
          <text:p text:style-name="P58">Instruction cache consist of 16k sets and 64 byte lines.</text:p>
        </text:list-item>
        <text:list-item>
          <text:p text:style-name="P58">Data cache is four way set associative.</text:p>
        </text:list-item>
        <text:list-item>
          <text:p text:style-name="P58">Data cache consist of 16k sets and 64 byte lines.</text:p>
        </text:list-item>
        <text:list-item>
          <text:p text:style-name="P58">Data cache is write back with using write allocate.</text:p>
        </text:list-item>
        <text:list-item>
          <text:p text:style-name="P58">Level one cache employs LRE replacement policy.</text:p>
        </text:list-item>
        <text:list-item>
          <text:p text:style-name="P58">Level once cache backed by shared level two cache.</text:p>
        </text:list-item>
        <text:list-item>
          <text:p text:style-name="P58">Maintain and report:</text:p>
          <text:list>
            <text:list-item>
              <text:p text:style-name="P58">number of cache reads</text:p>
            </text:list-item>
            <text:list-item>
              <text:p text:style-name="P58">number of cache writes</text:p>
            </text:list-item>
            <text:list-item>
              <text:p text:style-name="P58">number of cache hits</text:p>
            </text:list-item>
            <text:list-item>
              <text:p text:style-name="P58">number of cache misses</text:p>
            </text:list-item>
            <text:list-item>
              <text:p text:style-name="P58">cache hit ratio</text:p>
            </text:list-item>
          </text:list>
        </text:list-item>
        <text:list-item>
          <text:p text:style-name="P58">Must have a model of the next level in the memory hierarchy to handle misses.</text:p>
        </text:list-item>
        <text:list-item>
          <text:p text:style-name="P58">Must read trace files in the form of a text file.</text:p>
          <text:list>
            <text:list-item>
              <text:p text:style-name="P58">Format: <text:tab/>n address</text:p>
            </text:list-item>
            <text:list-item>
              <text:p text:style-name="P58">n =<text:tab/><text:tab/>0 <text:tab/>read data request from L1 Cache</text:p>
              <text:list>
                <text:list-item>
                  <text:list>
                    <text:list-item>
                      <text:list>
                        <text:list-header>
                          <text:p text:style-name="P58">1 <text:tab/>write data request from L1 Cache</text:p>
                          <text:p text:style-name="P58">2<text:tab/>instruction fetch (treated as a read request from L1 Cache)</text:p>
                          <text:p text:style-name="P58">3<text:tab/>Invalidate command from L2 Cache</text:p>
                          <text:p text:style-name="P58">8 <text:tab/>Clear the cache and reset all state</text:p>
                          <text:p text:style-name="P58"><text:soft-page-break/>9<text:tab/>print contents and state of the cache (allow subsequent trace activity) </text:p>
                        </text:list-header>
                      </text:list>
                    </text:list-item>
                  </text:list>
                </text:list-item>
              </text:list>
            </text:list-item>
          </text:list>
        </text:list-item>
      </text:list>
      <text:h text:style-name="P57" text:outline-level="2"><text:bookmark-start text:name="__RefHeading__8002_1727719648"/>Specifications<text:bookmark-end text:name="__RefHeading__8002_1727719648"/></text:h>
      <text:p text:style-name="P4">The first design specification we developed aided by hints from Professor Faust was the hierarchy should be inclusive. The L1 cache must be a split cache with separate data and instruction cache backed by a shared L2 cache. The L2 cache may be a stub <text:span text:style-name="T14">to help simulate or model the L1 and L2 interface</text:span>. </text:p>
      <text:h text:style-name="P57" text:outline-level="2"><text:bookmark-start text:name="__RefHeading__2572_1910807854"/>Assumptions<text:bookmark-end text:name="__RefHeading__2572_1910807854"/></text:h>
      <text:p text:style-name="P6"><text:bookmark-start text:name="__RefHeading__1219_351724711"/>The current implementation makes a few assumption<text:span text:style-name="T13">s</text:span> about the behavior of the CPU and the L2 cache that the L1 caches are connected to. One assumption is that for transactions that span multiple cache lines, multiple requests must be made by the requesting device. The cache itself will not manage these requests itself. The other assumption is that a series of dependent transaction will be held in an operation buffer (stack in the case of c) until the outer transaction complete.<text:bookmark-end text:name="__RefHeading__1219_351724711"/></text:p>
      <text:h text:style-name="P57" text:outline-level="2"><text:bookmark-start text:name="__RefHeading__2574_1910807854"/>Final Design<text:bookmark-end text:name="__RefHeading__2574_1910807854"/></text:h>
      <text:p text:style-name="P4">First the L2 cache interface was outlined. An early design decision was to make the L1 cache inclusive and implement a write-back <text:span text:style-name="T13">and </text:span>write allocate policy. Because of the write-back policy, a cache protocol was design<text:span text:style-name="T14">ed</text:span> to maintain cache-coherency between the L1 and L2 cache. The protocol requires the L1 cache to notify the L2 cache when a line in L1 was first modified, i.e. the line's dirty bit changes from clean to dirty. This allows the L2 to manage cache coherency by delaying the transaction until there's is no conflicts and everything is synchronized across the system bus, if needed. The L2 cache can also evict the line before L1 writes to the line and L1 will detect the line as invalid an<text:span text:style-name="T14">d</text:span> send a read request before sending another modification signal that the line is modified. Due to the inclusive property of the cache we also implemented an optional message, eviction, that can help the L2 cache to maintain a better LRU algorithm on clean data; modified data, would be written back and therefore never cause an eviction notice. The eviction message has another benefit that it can prevent an eviction of data currently being worked on by the processor.</text:p>
      <text:p text:style-name="P4"/>
      <text:p text:style-name="P6">The simulation that we implemented fills a request buffer until either the end of the working cache line is reached or the request buffer is full. For instance this allows the processor to request either a byte or a full word size, 4 bytes. But if those 4 bytes are not aligned in memory, and are unluckily enough not to be in the same line, two transactions must happen. The processor in this transaction can initiate both transactions itself or it can read the response from the L1 cache on how many bytes are valid before sending another. The second options allows for an arbitrary read length similar to what CISC architectures often support.</text:p>
      <text:p text:style-name="P6"/>
      <text:p text:style-name="P4">For future iterations of the design, the simulated cache is parameterizable and allows modification of the associativity, the number of sets, and line length. </text:p>
      <text:h text:style-name="P10" text:outline-level="1"><text:bookmark-start text:name="__RefHeading__8046_1727719648"/><text:soft-page-break/>Simulation<text:bookmark-end text:name="__RefHeading__8046_1727719648"/></text:h>
      <text:p text:style-name="P6">The code was simulated after the initial coding was completed. A test plan was prepared based on basic functionality and the ability to compile without any segmentation faults. Further tests were added and documented in version notice and release information. The additional tests were unit tests to determine if something was actually stored in cache, each operation of the cache, tested if misses were handled correctly, and evictions were handled properly to name a few. The tests are detailed below with results.</text:p>
      <text:h text:style-name="P12" text:outline-level="2"><text:bookmark-start text:name="__RefHeading__1221_351724711"/><text:span text:style-name="T8">Verification and Testing</text:span><text:bookmark-end text:name="__RefHeading__1221_351724711"/></text:h>
      <text:p text:style-name="P5">The initial testing off the code involved simply compiling and checking for any segmentation faults. As the simulation became more complicated more parts of the system were tested. The parser for instance was developed as a separate program to verify it's correctness in parsing and dispatching commands. After the parser and cache data structures were set up the cache design by writing a series of test trace files then implemented the cache functions based on the tests. After all of the tests were completed the code was re-factored to help the implementation of L2. This however was not tested because L2 was implemented as a stub and the trace files do not handle multiple device contention on the system bus. Therefore it was considered outside the scope of the project to extensively test the correctness of the L1-L2 coherency protocol.</text:p>
      <text:p text:style-name="P5">The list of test files used:</text:p>
      <text:list xml:id="list29510885" text:style-name="L2">
        <text:list-item>
          <text:p text:style-name="P59">boundary.trace – tests the correct length of the L1 line and the dirty bits</text:p>
        </text:list-item>
        <text:list-item>
          <text:p text:style-name="P59">hit.trace – tests that accessing the same address cause a cache hit to happen</text:p>
        </text:list-item>
        <text:list-item>
          <text:p text:style-name="P59">fullline.trace – tests the LRU algorithm to fill a line</text:p>
        </text:list-item>
        <text:list-item>
          <text:p text:style-name="P59">eviction.trace – tests the eviction of a line when a line is full and that the lru bits are updated correctly when that happens.</text:p>
        </text:list-item>
        <text:list-item>
          <text:p text:style-name="P59">Invalidate.trace – tests the invalidation logic</text:p>
        </text:list-item>
        <text:list-item>
          <text:p text:style-name="P59">Tag.trace – tests that the tag bits are correct.</text:p>
        </text:list-item>
        <text:list-item>
          <text:p text:style-name="P59">Set.trace – tests that the set bits are correct</text:p>
        </text:list-item>
        <text:list-item>
          <text:p text:style-name="P59">Dirty.trace – tests that the dirty bits are set correctly after an eviction </text:p>
        </text:list-item>
        <text:list-item>
          <text:p text:style-name="P59">reset.trace – tests the reset logic is correct (useful for testing multiple files)</text:p>
        </text:list-item>
      </text:list>
      <text:h text:style-name="P14" text:outline-level="2"><text:bookmark-start text:name="__RefHeading__1233_351724711"/>Development Decisions<text:bookmark-end text:name="__RefHeading__1233_351724711"/></text:h>
      <text:p text:style-name="Text_20_body"><text:span text:style-name="T5">We chose to use a top down approach to development. This entailed understanding how L1 related to the overall hierarchy of memory without knowing the details of the additional levels of memory. </text:span><text:span text:style-name="T5">We also had to get a complete picture of how L1 was to function prior to coding any of the source files. We decided as well to make the code parametrized in order to make the code maintainable and applicable for other levels of cache if need be. </text:span><text:span text:style-name="T5">The</text:span><text:span text:style-name="T5"> L1 data and instruction cache could simply be instantiated in the main function by providing the associativity, index size, line size, and operations struct. </text:span><text:span text:style-name="T5">Instead of using Verilog, we used C programming language in </text:span><text:soft-page-break/><text:span text:style-name="T5">order to code the source files. This aided in development at work, home, or school. It also aided in simulation. As students, parents, family members, and employees we have a multitude of responsibilities that go beyond school work. By allowing development on any computer with a simple text editor and access to a Linux terminal for testing, all group members were able to see identical results from simulation and able to maintain the same format of source code documentation. We used callbacks and pointers in order to make the code flexible at any level of cache, as seen with the parametrization as well. We used multi line commenting only outside functions and single line commenting inside functions to allow the source code to compile using C99 standard. We also chose to notify L2 of evictions so that L2 could manage its cache better. This wasn't a requirement for the L1 cache, we chose to do so in the event we would be responsible to code L2 cache as well later on.</text:span></text:p>
      <text:h text:style-name="P13" text:outline-level="2"><text:bookmark-start text:name="__RefHeading__4263_949116693"/>Strengths<text:bookmark-end text:name="__RefHeading__4263_949116693"/></text:h>
      <text:p text:style-name="P7">The ability to parametrize the cache allows for the code to be used at almost any level of cache, other than the level that interfaces with the system bus. It can easily be expanded and is maintainable. The data structures are constructed to enhance the maintainability of the code. The code is very clean, readable, and easy to follow. It's as if a single coder worked solely on the project. </text:p>
      <text:h text:style-name="P13" text:outline-level="2"><text:bookmark-start text:name="__RefHeading__4265_949116693"/>Weakness<text:bookmark-end text:name="__RefHeading__4265_949116693"/></text:h>
      <text:p text:style-name="P4">The LRU algorithm is currently static but much of it is abstracted away and requires the modification of only one function .</text:p>
      <text:h text:style-name="P13" text:outline-level="2"><text:bookmark-start text:name="__RefHeading__4267_949116693"/>Recommendations<text:bookmark-end text:name="__RefHeading__4267_949116693"/></text:h>
      <text:p text:style-name="Text_20_body">It's hard to identify what we would do differently. Not that we were perfect, but rather we adhered to the requirements of the final project. They were not completely confining. For instance we were able to choose which LRU replacement policy we used. If we were to change the policy, some significant coding would be required. We could have made LRU references more abstract so that a different LRU policy could be implemented without completely recoding. We would have liked to code the source files for the final project in Verilog programming language. This would have expanded our experience and knowledge using Verilog. If bonus points were offered for coding using Verilog we certainly would have done so. </text:p>
      <text:h text:style-name="Heading_20_1" text:outline-level="1"><text:bookmark-start text:name="__RefHeading__4515_949116693"/>Appendix<text:bookmark-end text:name="__RefHeading__4515_949116693"/></text:h>
      <text:h text:style-name="P13" text:outline-level="2"><text:bookmark-start text:name="__RefHeading__4622_1910807854"/>Resources<text:bookmark-end text:name="__RefHeading__4622_1910807854"/></text:h>
      <text:p text:style-name="Text_20_body"><text:a xlink:type="simple" xlink:href="https://github.com/"><text:span text:style-name="T7">https://github.com/</text:span></text:a></text:p>
      <text:p text:style-name="Text_20_body"><text:a xlink:type="simple" xlink:href="http://www.yolinux.com/TUTORIALS/LinuxTutorialAdvanced_vi.html"><text:span text:style-name="T7">http://www.yolinux.com/TUTORIALS/LinuxTutorialAdvanced_vi.html</text:span></text:a></text:p>
      <text:p text:style-name="Text_20_body"><text:a xlink:type="simple" xlink:href="http://www.softpedia.com/get/Programming/Other-Programming-Files/TortoiseGit.shtml"><text:span text:style-name="T7">http://www.softpedia.com/get/Programming/Other-Programming-Files/TortoiseGit.shtml</text:span></text:a></text:p>
      <text:p text:style-name="Text_20_body"><text:a xlink:type="simple" xlink:href="http://www.edwardbosworth.com/My5155_Slides/Chapter13/CacheCoherency.htm"><text:span text:style-name="T7">http://www.edwardbosworth.com/My5155_Slides/Chapter13/CacheCoherency.htm</text:span></text:a></text:p>
      <text:p text:style-name="Text_20_body"><text:soft-page-break/><text:a xlink:type="simple" xlink:href="http://semipublic.comp-arch.net/wiki/Why_non-inclusive/non-exclusive_caches?#Optionally_Removing_the_L2.24"><text:span text:style-name="T7">http://semipublic.comp-arch.net/wiki/Why_non-inclusive/non-exclusive_caches?#Optionally_Removing_the_L2.24</text:span></text:a></text:p>
      <text:h text:style-name="Heading_20_2" text:outline-level="2"><text:bookmark-start text:name="__RefHeading__4519_949116693"/><text:bookmark-start text:name="_Toc279862818"/><text:span text:style-name="T7">S</text:span><text:bookmark-end text:name="_Toc279862818"/><text:span text:style-name="T7">ource Code</text:span><text:bookmark-end text:name="__RefHeading__4519_949116693"/></text:h>
      <text:p text:style-name="P51">Main.c</text:p>
      <text:p text:style-name="P50"/>
      <text:p text:style-name="P43">/* ECE485: Final Project</text:p>
      <text:p text:style-name="P34"><text:s/>* Authors:</text:p>
      <text:p text:style-name="P34"><text:s/>* Matthew Branstetter</text:p>
      <text:p text:style-name="P34"><text:s/>* Vernon Jones</text:p>
      <text:p text:style-name="P34"><text:s/>* Yusuf Qedan</text:p>
      <text:p text:style-name="P34"><text:s/>* Tyler Tricker</text:p>
      <text:p text:style-name="P34"><text:s/>*</text:p>
      <text:p text:style-name="P34"><text:s/>* Date: 19 Nov 2012</text:p>
      <text:p text:style-name="P34"><text:s/>*/</text:p>
      <text:p text:style-name="P44"/>
      <text:p text:style-name="P32"/>
      <text:p text:style-name="P34">/* External Modules Imports */</text:p>
      <text:p text:style-name="P31"><text:span text:style-name="T3">#include</text:span><text:span text:style-name="T9"> </text:span><text:span text:style-name="T10">&lt;stdio.h&gt;</text:span></text:p>
      <text:p text:style-name="P31"><text:span text:style-name="T3">#include</text:span><text:span text:style-name="T9"> </text:span><text:span text:style-name="T10">&lt;stdlib.h&gt;</text:span></text:p>
      <text:p text:style-name="P31"><text:span text:style-name="T3">#include</text:span><text:span text:style-name="T9"> </text:span><text:span text:style-name="T10">&lt;stdint.h&gt;</text:span></text:p>
      <text:p text:style-name="P31"><text:span text:style-name="T3">#include</text:span><text:span text:style-name="T9"> </text:span><text:span text:style-name="T10">&lt;errno.h&gt;</text:span></text:p>
      <text:p text:style-name="P31"><text:span text:style-name="T3">#include</text:span><text:span text:style-name="T9"> "cache.h"</text:span></text:p>
      <text:p text:style-name="P32"/>
      <text:p text:style-name="P34">/* Global Constants */</text:p>
      <text:p text:style-name="P31"><text:span text:style-name="T3">static</text:span><text:span text:style-name="T9"> </text:span><text:span text:style-name="T3">const</text:span><text:span text:style-name="T9"> </text:span><text:span text:style-name="T3">unsigned</text:span><text:span text:style-name="T9"> </text:span><text:span text:style-name="T3">long</text:span><text:span text:style-name="T9"> </text:span><text:span text:style-name="T10">MAX_LINE</text:span><text:span text:style-name="T9"> </text:span><text:span text:style-name="T10">=</text:span><text:span text:style-name="T9"> </text:span><text:span text:style-name="T10">1024;</text:span></text:p>
      <text:p text:style-name="P32"/>
      <text:p text:style-name="P31"><text:span text:style-name="T3">enum</text:span><text:span text:style-name="T9"> </text:span><text:span text:style-name="T10">COMMANDS</text:span></text:p>
      <text:p text:style-name="P32">{</text:p>
      <text:p text:style-name="P31"><text:span text:style-name="T9"><text:s text:c="4"/></text:span><text:span text:style-name="T10">COMMAND_READ,</text:span></text:p>
      <text:p text:style-name="P31"><text:span text:style-name="T9"><text:s text:c="4"/></text:span><text:span text:style-name="T10">COMMAND_WRITE,</text:span></text:p>
      <text:p text:style-name="P31"><text:span text:style-name="T9"><text:s text:c="4"/></text:span><text:span text:style-name="T10">COMMAND_IFETCH,</text:span></text:p>
      <text:p text:style-name="P31"><text:span text:style-name="T9"><text:s text:c="4"/></text:span><text:span text:style-name="T10">COMMAND_INVALIDATE,</text:span></text:p>
      <text:p text:style-name="P31"><text:span text:style-name="T9"><text:s text:c="4"/></text:span><text:span text:style-name="T10">COMMAND_RESET</text:span><text:span text:style-name="T9"> </text:span><text:span text:style-name="T10">=</text:span><text:span text:style-name="T9"> </text:span><text:span text:style-name="T10">8,</text:span></text:p>
      <text:p text:style-name="P31"><text:span text:style-name="T9"><text:s text:c="4"/></text:span><text:span text:style-name="T10">COMMAND_PRINT</text:span><text:span text:style-name="T9"> </text:span><text:span text:style-name="T10">=</text:span><text:span text:style-name="T9"> </text:span><text:span text:style-name="T10">9,</text:span></text:p>
      <text:p text:style-name="P31"><text:span text:style-name="T9"><text:s text:c="4"/></text:span><text:span text:style-name="T10">COMMAND_END</text:span></text:p>
      <text:p text:style-name="P32">};</text:p>
      <text:p text:style-name="P32"/>
      <text:p text:style-name="P32"/>
      <text:p text:style-name="P34">/* Forward Declarations*/</text:p>
      <text:p text:style-name="P31"><text:span text:style-name="T3">void</text:span><text:span text:style-name="T9"> </text:span><text:span text:style-name="T3">static</text:span><text:span text:style-name="T9"> </text:span><text:span text:style-name="T10">execute(</text:span><text:span text:style-name="T3">struct</text:span><text:span text:style-name="T9"> </text:span><text:span text:style-name="T10">cache_t*</text:span><text:span text:style-name="T9"> </text:span><text:span text:style-name="T10">instruction,</text:span></text:p>
      <text:p text:style-name="P31"><text:span text:style-name="T9"><text:tab/><text:tab/> <text:s text:c="3"/></text:span><text:span text:style-name="T3">struct</text:span><text:span text:style-name="T9"> </text:span><text:span text:style-name="T10">cache_t*</text:span><text:span text:style-name="T9"> </text:span><text:span text:style-name="T10">data,</text:span><text:span text:style-name="T9"> </text:span></text:p>
      <text:p text:style-name="P31"><text:span text:style-name="T9"><text:tab/><text:tab/> <text:s text:c="3"/></text:span><text:span text:style-name="T3">int</text:span><text:span text:style-name="T9"> </text:span><text:span text:style-name="T10">op,</text:span><text:span text:style-name="T9"> </text:span></text:p>
      <text:p text:style-name="P31"><text:span text:style-name="T9"><text:tab/><text:tab/> <text:s text:c="3"/></text:span><text:span text:style-name="T10">uint32_t</text:span><text:span text:style-name="T9"> </text:span><text:span text:style-name="T10">address);</text:span></text:p>
      <text:p text:style-name="P32"/>
      <text:p text:style-name="P34">/* Implementations */</text:p>
      <text:p text:style-name="P31"><text:span text:style-name="T3">int</text:span><text:span text:style-name="T9"> </text:span><text:span text:style-name="T10">main(</text:span><text:span text:style-name="T3">int</text:span><text:span text:style-name="T9"> </text:span><text:span text:style-name="T10">argc,</text:span><text:span text:style-name="T9"> </text:span><text:span text:style-name="T3">char</text:span><text:span text:style-name="T10">**</text:span><text:span text:style-name="T9"> </text:span><text:span text:style-name="T10">argv)</text:span></text:p>
      <text:p text:style-name="P32">{</text:p>
      <text:p text:style-name="P31"><text:span text:style-name="T9"><text:s text:c="4"/></text:span><text:span text:style-name="T10">FILE*</text:span><text:span text:style-name="T9"> <text:s text:c="3"/></text:span><text:span text:style-name="T10">t_fileh;</text:span></text:p>
      <text:p text:style-name="P31"><text:span text:style-name="T9"><text:s text:c="4"/></text:span><text:span text:style-name="T3">int</text:span><text:span text:style-name="T9"> <text:s text:c="5"/></text:span><text:span text:style-name="T10">matched;</text:span></text:p>
      <text:p text:style-name="P31"><text:span text:style-name="T9"><text:s text:c="4"/></text:span><text:span text:style-name="T3">int</text:span><text:span text:style-name="T9"> <text:s text:c="5"/></text:span><text:span text:style-name="T10">op;</text:span></text:p>
      <text:p text:style-name="P31"><text:span text:style-name="T9"><text:s text:c="4"/></text:span><text:span text:style-name="T10">uint32_t</text:span><text:span text:style-name="T9"> </text:span><text:span text:style-name="T10">address;</text:span><text:span text:style-name="T9"> </text:span></text:p>
      <text:p text:style-name="P31"><text:span text:style-name="T9"><text:s text:c="4"/></text:span><text:span text:style-name="T3">char</text:span><text:span text:style-name="T9"> </text:span><text:span text:style-name="T10">line[MAX_LINE+1];</text:span></text:p>
      <text:p text:style-name="P32"/>
      <text:p text:style-name="P31"><text:span text:style-name="T9"><text:s text:c="4"/></text:span><text:span text:style-name="T3">struct</text:span><text:span text:style-name="T9"> </text:span><text:span text:style-name="T10">LN_ops_t</text:span><text:span text:style-name="T9"> </text:span><text:span text:style-name="T10">L2_hooks;</text:span></text:p>
      <text:p text:style-name="P31"><text:soft-page-break/><text:span text:style-name="T9"><text:s text:c="4"/></text:span><text:span text:style-name="T10">L2_hooks.read</text:span><text:span text:style-name="T9"> </text:span><text:span text:style-name="T10">=</text:span><text:span text:style-name="T9"> </text:span><text:span text:style-name="T10">NULL;</text:span></text:p>
      <text:p text:style-name="P31"><text:span text:style-name="T9"><text:s text:c="4"/></text:span><text:span text:style-name="T10">L2_hooks.write</text:span><text:span text:style-name="T9"> </text:span><text:span text:style-name="T10">=</text:span><text:span text:style-name="T9"> </text:span><text:span text:style-name="T10">NULL;</text:span></text:p>
      <text:p text:style-name="P31"><text:span text:style-name="T9"><text:s text:c="4"/></text:span><text:span text:style-name="T10">L2_hooks.modified</text:span><text:span text:style-name="T9"> </text:span><text:span text:style-name="T10">=</text:span><text:span text:style-name="T9"> </text:span><text:span text:style-name="T10">NULL;</text:span></text:p>
      <text:p text:style-name="P31"><text:span text:style-name="T9"><text:s text:c="4"/></text:span><text:span text:style-name="T10">L2_hooks.evicted</text:span><text:span text:style-name="T9"> <text:s/></text:span><text:span text:style-name="T10">=</text:span><text:span text:style-name="T9"> </text:span><text:span text:style-name="T10">NULL;</text:span></text:p>
      <text:p text:style-name="P31"><text:span text:style-name="T9"><text:s text:c="4"/></text:span><text:span text:style-name="T10">L2_hooks.object</text:span><text:span text:style-name="T9"> <text:s text:c="2"/></text:span><text:span text:style-name="T10">=</text:span><text:span text:style-name="T9"> </text:span><text:span text:style-name="T10">NULL;</text:span></text:p>
      <text:p text:style-name="P32"/>
      <text:p text:style-name="P31"><text:span text:style-name="T9"><text:s text:c="4"/></text:span><text:span text:style-name="T11">//caches</text:span></text:p>
      <text:p text:style-name="P31"><text:span text:style-name="T9"><text:s text:c="4"/></text:span><text:span text:style-name="T3">struct</text:span><text:span text:style-name="T9"> </text:span><text:span text:style-name="T10">cache_t</text:span><text:span text:style-name="T9"> </text:span><text:span text:style-name="T10">*L1_instruction</text:span><text:span text:style-name="T9"> </text:span><text:span text:style-name="T10">=</text:span><text:span text:style-name="T9"> </text:span><text:span text:style-name="T10">cache_new(2,</text:span><text:span text:style-name="T9"> </text:span><text:span text:style-name="T10">16*1024,</text:span><text:span text:style-name="T9"> </text:span><text:span text:style-name="T10">64,</text:span><text:span text:style-name="T9"> </text:span><text:span text:style-name="T10">L2_hooks);</text:span></text:p>
      <text:p text:style-name="P31"><text:span text:style-name="T9"><text:s text:c="4"/></text:span><text:span text:style-name="T3">struct</text:span><text:span text:style-name="T9"> </text:span><text:span text:style-name="T10">cache_t</text:span><text:span text:style-name="T9"> </text:span><text:span text:style-name="T10">*L1_data</text:span><text:span text:style-name="T9"> <text:s text:c="7"/></text:span><text:span text:style-name="T10">=</text:span><text:span text:style-name="T9"> </text:span><text:span text:style-name="T10">cache_new(4,</text:span><text:span text:style-name="T9"> </text:span><text:span text:style-name="T10">16*1024,</text:span><text:span text:style-name="T9"> </text:span><text:span text:style-name="T10">64,</text:span><text:span text:style-name="T9"> </text:span><text:span text:style-name="T10">L2_hooks);</text:span></text:p>
      <text:p text:style-name="P32"/>
      <text:p text:style-name="P31"><text:span text:style-name="T9"><text:s text:c="4"/></text:span><text:span text:style-name="T3">if</text:span><text:span text:style-name="T10">(argc</text:span><text:span text:style-name="T9"> </text:span><text:span text:style-name="T10">&lt;</text:span><text:span text:style-name="T9"> </text:span><text:span text:style-name="T10">2)</text:span></text:p>
      <text:p text:style-name="P31"><text:span text:style-name="T9"><text:s text:c="4"/></text:span><text:span text:style-name="T10">{</text:span></text:p>
      <text:p text:style-name="P31"><text:span text:style-name="T9"><text:tab/></text:span><text:span text:style-name="T10">printf(</text:span><text:span text:style-name="T9">"Usage: %s {tracefiles}\n"</text:span><text:span text:style-name="T10">,</text:span><text:span text:style-name="T9"> </text:span><text:span text:style-name="T10">argv[0]);</text:span></text:p>
      <text:p text:style-name="P31"><text:span text:style-name="T9"><text:tab/></text:span><text:span text:style-name="T3">return</text:span><text:span text:style-name="T9"> </text:span><text:span text:style-name="T10">0;</text:span></text:p>
      <text:p text:style-name="P31"><text:span text:style-name="T9"><text:s text:c="4"/></text:span><text:span text:style-name="T10">}</text:span></text:p>
      <text:p text:style-name="P32"/>
      <text:p text:style-name="P31"><text:span text:style-name="T9"><text:s text:c="4"/></text:span><text:span text:style-name="T11">/* Setup Cache */</text:span></text:p>
      <text:p text:style-name="P35"><text:s text:c="4"/></text:p>
      <text:p text:style-name="P31"><text:span text:style-name="T9"><text:s text:c="4"/></text:span><text:span text:style-name="T10">cache_reset(L1_instruction);</text:span></text:p>
      <text:p text:style-name="P31"><text:span text:style-name="T9"><text:s text:c="4"/></text:span><text:span text:style-name="T10">cache_reset(L1_data);</text:span></text:p>
      <text:p text:style-name="P32"/>
      <text:p text:style-name="P31"><text:span text:style-name="T9"><text:s text:c="4"/></text:span><text:span text:style-name="T3">for</text:span><text:span text:style-name="T10">(</text:span><text:span text:style-name="T3">int</text:span><text:span text:style-name="T9"> </text:span><text:span text:style-name="T10">i</text:span><text:span text:style-name="T9"> </text:span><text:span text:style-name="T10">=</text:span><text:span text:style-name="T9"> </text:span><text:span text:style-name="T10">1;</text:span><text:span text:style-name="T9"> </text:span><text:span text:style-name="T10">i</text:span><text:span text:style-name="T9"> </text:span><text:span text:style-name="T10">&lt;</text:span><text:span text:style-name="T9"> </text:span><text:span text:style-name="T10">argc;</text:span><text:span text:style-name="T9"> </text:span><text:span text:style-name="T10">i++)</text:span><text:span text:style-name="T9"> </text:span><text:span text:style-name="T11">//For every tracefile passed to the input</text:span></text:p>
      <text:p text:style-name="P31"><text:span text:style-name="T9"><text:s text:c="4"/></text:span><text:span text:style-name="T10">{</text:span></text:p>
      <text:p text:style-name="P31"><text:span text:style-name="T9"><text:tab/></text:span><text:span text:style-name="T10">t_fileh</text:span><text:span text:style-name="T9"> </text:span><text:span text:style-name="T10">=</text:span><text:span text:style-name="T9"> </text:span><text:span text:style-name="T10">fopen(argv[i],</text:span><text:span text:style-name="T9"> "r"</text:span><text:span text:style-name="T10">);</text:span></text:p>
      <text:p text:style-name="P31"><text:span text:style-name="T9"><text:tab/></text:span><text:span text:style-name="T3">if</text:span><text:span text:style-name="T10">(!t_fileh)</text:span><text:span text:style-name="T9"> </text:span><text:span text:style-name="T11">//</text:span></text:p>
      <text:p text:style-name="P31"><text:span text:style-name="T9"><text:tab/></text:span><text:span text:style-name="T10">{</text:span></text:p>
      <text:p text:style-name="P31"><text:span text:style-name="T9"><text:tab/> <text:s text:c="3"/></text:span><text:span text:style-name="T10">snprintf(line,</text:span><text:span text:style-name="T9"> </text:span><text:span text:style-name="T10">MAX_LINE,</text:span><text:span text:style-name="T9"> "Skipping Entry %s"</text:span><text:span text:style-name="T10">,</text:span><text:span text:style-name="T9"> </text:span><text:span text:style-name="T10">argv[i]);</text:span></text:p>
      <text:p text:style-name="P31"><text:span text:style-name="T9"><text:tab/> <text:s text:c="3"/></text:span><text:span text:style-name="T10">perror(line);</text:span></text:p>
      <text:p text:style-name="P31"><text:span text:style-name="T9"><text:tab/> <text:s text:c="3"/></text:span><text:span text:style-name="T3">continue</text:span><text:span text:style-name="T10">;</text:span></text:p>
      <text:p text:style-name="P31"><text:span text:style-name="T9"><text:tab/></text:span><text:span text:style-name="T10">}</text:span></text:p>
      <text:p text:style-name="P31"><text:span text:style-name="T9"><text:tab/></text:span><text:span text:style-name="T10">printf(</text:span><text:span text:style-name="T9">"\n************ Running file: %s ************\n\n"</text:span><text:span text:style-name="T10">,</text:span><text:span text:style-name="T9"> </text:span><text:span text:style-name="T10">argv[i]);</text:span></text:p>
      <text:p text:style-name="P31"><text:span text:style-name="T9"><text:tab/></text:span><text:span text:style-name="T3">while</text:span><text:span text:style-name="T10">(fgets(line,</text:span><text:span text:style-name="T9"> </text:span><text:span text:style-name="T10">MAX_LINE,</text:span><text:span text:style-name="T9"> </text:span><text:span text:style-name="T10">t_fileh))</text:span><text:span text:style-name="T9"> </text:span><text:span text:style-name="T11">//get line until end of file</text:span></text:p>
      <text:p text:style-name="P31"><text:span text:style-name="T9"><text:tab/></text:span><text:span text:style-name="T10">{</text:span></text:p>
      <text:p text:style-name="P31"><text:span text:style-name="T9"><text:tab/> <text:s text:c="3"/></text:span><text:span text:style-name="T10">matched</text:span><text:span text:style-name="T9"> </text:span><text:span text:style-name="T10">=</text:span><text:span text:style-name="T9"> </text:span><text:span text:style-name="T10">sscanf(line,</text:span><text:span text:style-name="T9"> "%d%*[ \t]%x"</text:span><text:span text:style-name="T10">,</text:span><text:span text:style-name="T9"> </text:span><text:span text:style-name="T10">&amp;op,</text:span><text:span text:style-name="T9"> </text:span><text:span text:style-name="T10">&amp;address);</text:span></text:p>
      <text:p text:style-name="P31"><text:span text:style-name="T9"><text:tab/> <text:s text:c="3"/></text:span><text:span text:style-name="T3">if</text:span><text:span text:style-name="T9"> </text:span><text:span text:style-name="T10">(matched</text:span><text:span text:style-name="T9"> </text:span><text:span text:style-name="T10">&lt;</text:span><text:span text:style-name="T9"> </text:span><text:span text:style-name="T10">2)</text:span><text:span text:style-name="T9"> </text:span><text:span text:style-name="T11">//TODO allow certain opcodes to not have an address</text:span></text:p>
      <text:p text:style-name="P31"><text:span text:style-name="T9"><text:tab/> <text:s text:c="3"/></text:span><text:span text:style-name="T10">{</text:span></text:p>
      <text:p text:style-name="P31"><text:span text:style-name="T9"><text:tab/><text:tab/></text:span><text:span text:style-name="T10">fprintf(stderr,</text:span><text:span text:style-name="T9"> "Parsing Warning - invalid line: %s"</text:span><text:span text:style-name="T10">,</text:span><text:span text:style-name="T9"> </text:span><text:span text:style-name="T10">line);</text:span></text:p>
      <text:p text:style-name="P31"><text:span text:style-name="T9"><text:tab/><text:tab/></text:span><text:span text:style-name="T3">continue</text:span><text:span text:style-name="T10">;</text:span></text:p>
      <text:p text:style-name="P31"><text:span text:style-name="T9"><text:tab/> <text:s text:c="3"/></text:span><text:span text:style-name="T10">}</text:span></text:p>
      <text:p text:style-name="P31"><text:span text:style-name="T9"><text:tab/> <text:s text:c="3"/></text:span><text:span text:style-name="T10">execute(L1_instruction,</text:span><text:span text:style-name="T9"> </text:span><text:span text:style-name="T10">L1_data,</text:span><text:span text:style-name="T9"> </text:span><text:span text:style-name="T10">op,</text:span><text:span text:style-name="T9"> </text:span><text:span text:style-name="T10">address);</text:span></text:p>
      <text:p text:style-name="P31"><text:span text:style-name="T9"><text:tab/></text:span><text:span text:style-name="T10">}</text:span></text:p>
      <text:p text:style-name="P31"><text:span text:style-name="T9"><text:tab/></text:span><text:span text:style-name="T11">//Print out simulation Cache Results</text:span></text:p>
      <text:p text:style-name="P31"><text:span text:style-name="T9"><text:tab/></text:span><text:span text:style-name="T11">//hit rate = hits/(hits+misses) %</text:span></text:p>
      <text:p text:style-name="P31"><text:span text:style-name="T9"><text:tab/></text:span><text:span text:style-name="T3">float</text:span><text:span text:style-name="T9"> </text:span><text:span text:style-name="T10">hitrate</text:span><text:span text:style-name="T9"> </text:span><text:span text:style-name="T10">=</text:span><text:span text:style-name="T9"> </text:span><text:span text:style-name="T10">(</text:span><text:span text:style-name="T3">float</text:span><text:span text:style-name="T10">)</text:span><text:span text:style-name="T9"> </text:span><text:span text:style-name="T10">L1_data-&gt;stats.hits</text:span><text:span text:style-name="T9"> </text:span><text:span text:style-name="T10">/</text:span><text:span text:style-name="T9"> </text:span></text:p>
      <text:p text:style-name="P31"><text:span text:style-name="T9"><text:tab/> <text:s text:c="3"/></text:span><text:span text:style-name="T10">((</text:span><text:span text:style-name="T3">float</text:span><text:span text:style-name="T10">)</text:span><text:span text:style-name="T9"> </text:span><text:span text:style-name="T10">L1_data-&gt;stats.hits</text:span><text:span text:style-name="T9"> </text:span><text:span text:style-name="T10">+</text:span><text:span text:style-name="T9"> </text:span><text:span text:style-name="T10">(</text:span><text:span text:style-name="T3">float</text:span><text:span text:style-name="T10">)</text:span><text:span text:style-name="T9"> </text:span><text:span text:style-name="T10">L1_data-&gt;stats.misses)</text:span><text:span text:style-name="T9"> </text:span><text:span text:style-name="T10">*</text:span><text:span text:style-name="T9"> </text:span><text:span text:style-name="T10">100.0f;</text:span></text:p>
      <text:p text:style-name="P32"/>
      <text:p text:style-name="P31"><text:span text:style-name="T9"><text:tab/></text:span><text:span text:style-name="T10">printf(</text:span><text:span text:style-name="T9">"\nTrace Summary:\n"</text:span><text:span text:style-name="T10">);</text:span></text:p>
      <text:p text:style-name="P31"><text:span text:style-name="T9"><text:tab/></text:span><text:span text:style-name="T10">printf(</text:span><text:span text:style-name="T9">"\nData Cache\n"</text:span><text:span text:style-name="T10">);</text:span></text:p>
      <text:p text:style-name="P31"><text:span text:style-name="T9"><text:tab/></text:span><text:span text:style-name="T10">printf(</text:span><text:span text:style-name="T9">"Reads:%6zu <text:s text:c="5"/>Writes:%6zu <text:s text:c="5"/>Hits:%6zu <text:s text:c="5"/>Misses:%6zu <text:s text:c="5"/>HitRate:%4g%%\n"</text:span><text:span text:style-name="T10">,</text:span></text:p>
      <text:p text:style-name="P31"><text:span text:style-name="T9"><text:tab/> <text:s text:c="6"/></text:span><text:span text:style-name="T10">L1_data-&gt;stats.reads,</text:span></text:p>
      <text:p text:style-name="P31"><text:span text:style-name="T9"><text:tab/> <text:s text:c="6"/></text:span><text:span text:style-name="T10">L1_data-&gt;stats.writes,</text:span></text:p>
      <text:p text:style-name="P31"><text:span text:style-name="T9"><text:tab/> <text:s text:c="6"/></text:span><text:span text:style-name="T10">L1_data-&gt;stats.hits,</text:span></text:p>
      <text:p text:style-name="P31"><text:span text:style-name="T9"><text:tab/> <text:s text:c="6"/></text:span><text:span text:style-name="T10">L1_data-&gt;stats.misses,</text:span></text:p>
      <text:p text:style-name="P31"><text:span text:style-name="T9"><text:tab/> <text:s text:c="6"/></text:span><text:span text:style-name="T10">hitrate);</text:span></text:p>
      <text:p text:style-name="P32"/>
      <text:p text:style-name="P31"><text:span text:style-name="T9"><text:tab/></text:span><text:span text:style-name="T10">hitrate</text:span><text:span text:style-name="T9"> </text:span><text:span text:style-name="T10">=</text:span><text:span text:style-name="T9"> </text:span><text:span text:style-name="T10">(</text:span><text:span text:style-name="T3">float</text:span><text:span text:style-name="T10">)</text:span><text:span text:style-name="T9"> </text:span><text:span text:style-name="T10">L1_instruction-&gt;stats.hits</text:span><text:span text:style-name="T9"> </text:span><text:span text:style-name="T10">/</text:span><text:span text:style-name="T9"> </text:span></text:p>
      <text:p text:style-name="P31"><text:soft-page-break/><text:span text:style-name="T9"><text:tab/> <text:s text:c="3"/></text:span><text:span text:style-name="T10">((</text:span><text:span text:style-name="T3">float</text:span><text:span text:style-name="T10">)</text:span><text:span text:style-name="T9"> </text:span><text:span text:style-name="T10">L1_instruction-&gt;stats.hits</text:span><text:span text:style-name="T9"> </text:span><text:span text:style-name="T10">+</text:span><text:span text:style-name="T9"> </text:span><text:span text:style-name="T10">(</text:span><text:span text:style-name="T3">float</text:span><text:span text:style-name="T10">)</text:span><text:span text:style-name="T9"> </text:span><text:span text:style-name="T10">L1_instruction-&gt;stats.misses)</text:span><text:span text:style-name="T9"> </text:span><text:span text:style-name="T10">*</text:span><text:span text:style-name="T9"> </text:span><text:span text:style-name="T10">100.0f;</text:span></text:p>
      <text:p text:style-name="P32"/>
      <text:p text:style-name="P31"><text:span text:style-name="T9"><text:tab/></text:span><text:span text:style-name="T10">printf(</text:span><text:span text:style-name="T9">"\nIntruction Cache\n"</text:span><text:span text:style-name="T10">);</text:span></text:p>
      <text:p text:style-name="P31"><text:span text:style-name="T9"><text:tab/></text:span><text:span text:style-name="T10">printf(</text:span><text:span text:style-name="T9">"Reads:%6zu <text:s text:c="5"/>Writes:%6zu <text:s text:c="5"/>Hits:%6zu <text:s text:c="5"/>Misses:%6zu <text:s text:c="5"/>HitRate:%4g%%\n"</text:span><text:span text:style-name="T10">,</text:span></text:p>
      <text:p text:style-name="P31"><text:span text:style-name="T9"><text:tab/> <text:s text:c="6"/></text:span><text:span text:style-name="T10">L1_instruction-&gt;stats.reads,</text:span></text:p>
      <text:p text:style-name="P31"><text:span text:style-name="T9"><text:tab/> <text:s text:c="6"/></text:span><text:span text:style-name="T10">L1_instruction-&gt;stats.writes,</text:span></text:p>
      <text:p text:style-name="P31"><text:span text:style-name="T9"><text:tab/> <text:s text:c="6"/></text:span><text:span text:style-name="T10">L1_instruction-&gt;stats.hits,</text:span></text:p>
      <text:p text:style-name="P31"><text:span text:style-name="T9"><text:tab/> <text:s text:c="6"/></text:span><text:span text:style-name="T10">L1_instruction-&gt;stats.misses,</text:span></text:p>
      <text:p text:style-name="P31"><text:span text:style-name="T9"><text:tab/> <text:s text:c="6"/></text:span><text:span text:style-name="T10">hitrate);</text:span></text:p>
      <text:p text:style-name="P32"/>
      <text:p text:style-name="P31"><text:span text:style-name="T9"><text:tab/></text:span><text:span text:style-name="T11">//Clean up resources</text:span></text:p>
      <text:p text:style-name="P31"><text:span text:style-name="T9"><text:tab/></text:span><text:span text:style-name="T3">if</text:span><text:span text:style-name="T9"> </text:span><text:span text:style-name="T10">(fclose(t_fileh)</text:span><text:span text:style-name="T9"> </text:span><text:span text:style-name="T10">==</text:span><text:span text:style-name="T9"> </text:span><text:span text:style-name="T10">EOF)</text:span></text:p>
      <text:p text:style-name="P31"><text:span text:style-name="T9"><text:tab/> <text:s text:c="3"/></text:span><text:span text:style-name="T10">perror(</text:span><text:span text:style-name="T9">"Failed to release file handle, continuing anyway"</text:span><text:span text:style-name="T10">);</text:span></text:p>
      <text:p text:style-name="P31"><text:span text:style-name="T9"><text:tab/></text:span><text:span text:style-name="T10">t_fileh</text:span><text:span text:style-name="T9"> </text:span><text:span text:style-name="T10">=</text:span><text:span text:style-name="T9"> </text:span><text:span text:style-name="T10">0;</text:span></text:p>
      <text:p text:style-name="P31"><text:span text:style-name="T9"><text:s text:c="4"/></text:span><text:span text:style-name="T10">}</text:span></text:p>
      <text:p text:style-name="P32"/>
      <text:p text:style-name="P31"><text:span text:style-name="T9"><text:s text:c="4"/></text:span><text:span text:style-name="T10">cache_free(L1_instruction);</text:span></text:p>
      <text:p text:style-name="P31"><text:span text:style-name="T9"><text:s text:c="4"/></text:span><text:span text:style-name="T10">cache_free(L1_data);</text:span></text:p>
      <text:p text:style-name="P31"><text:span text:style-name="T9"><text:s text:c="4"/></text:span><text:span text:style-name="T3">return</text:span><text:span text:style-name="T9"> </text:span><text:span text:style-name="T10">0;</text:span></text:p>
      <text:p text:style-name="P32">}</text:p>
      <text:p text:style-name="P32"/>
      <text:p text:style-name="P34">/****************** Internal Implementation **********************/</text:p>
      <text:p text:style-name="P31"><text:span text:style-name="T3">void</text:span><text:span text:style-name="T9"> </text:span><text:span text:style-name="T3">static</text:span><text:span text:style-name="T9"> </text:span><text:span text:style-name="T10">execute(</text:span><text:span text:style-name="T3">struct</text:span><text:span text:style-name="T9"> </text:span><text:span text:style-name="T10">cache_t*</text:span><text:span text:style-name="T9"> </text:span><text:span text:style-name="T10">instruction,</text:span><text:span text:style-name="T9"> </text:span></text:p>
      <text:p text:style-name="P31"><text:span text:style-name="T9"><text:tab/><text:tab/> <text:s text:c="3"/></text:span><text:span text:style-name="T3">struct</text:span><text:span text:style-name="T9"> </text:span><text:span text:style-name="T10">cache_t*</text:span><text:span text:style-name="T9"> </text:span><text:span text:style-name="T10">data,</text:span><text:span text:style-name="T9"> </text:span></text:p>
      <text:p text:style-name="P31"><text:span text:style-name="T9"><text:tab/><text:tab/> <text:s text:c="3"/></text:span><text:span text:style-name="T3">int</text:span><text:span text:style-name="T9"> </text:span><text:span text:style-name="T10">op,</text:span><text:span text:style-name="T9"> </text:span></text:p>
      <text:p text:style-name="P31"><text:span text:style-name="T9"><text:tab/><text:tab/> <text:s text:c="3"/></text:span><text:span text:style-name="T10">uint32_t</text:span><text:span text:style-name="T9"> </text:span><text:span text:style-name="T10">address)</text:span></text:p>
      <text:p text:style-name="P32">{</text:p>
      <text:p text:style-name="P31"><text:span text:style-name="T9"><text:s text:c="4"/></text:span><text:span text:style-name="T11">// Data Stub for read and write functions</text:span></text:p>
      <text:p text:style-name="P31"><text:span text:style-name="T9"><text:s text:c="4"/></text:span><text:span text:style-name="T10">uint8_t</text:span><text:span text:style-name="T9"> </text:span><text:span text:style-name="T10">cpu_port</text:span><text:span text:style-name="T9"> </text:span><text:span text:style-name="T10">=</text:span><text:span text:style-name="T9"> </text:span><text:span text:style-name="T10">0xFF;</text:span></text:p>
      <text:p text:style-name="P35"><text:s text:c="4"/></text:p>
      <text:p text:style-name="P31"><text:span text:style-name="T9"><text:s text:c="4"/></text:span><text:span text:style-name="T3">switch</text:span><text:span text:style-name="T10">(op)</text:span></text:p>
      <text:p text:style-name="P31"><text:span text:style-name="T9"><text:s text:c="4"/></text:span><text:span text:style-name="T10">{</text:span></text:p>
      <text:p text:style-name="P31"><text:span text:style-name="T9"><text:s text:c="4"/></text:span><text:span text:style-name="T3">case</text:span><text:span text:style-name="T9"> </text:span><text:span text:style-name="T10">COMMAND_READ:</text:span><text:span text:style-name="T9"><text:tab/><text:tab/></text:span><text:span text:style-name="T11">// (0)</text:span></text:p>
      <text:p text:style-name="P31"><text:span text:style-name="T9"><text:tab/></text:span><text:span text:style-name="T10">cache_readop(data,</text:span><text:span text:style-name="T9"> </text:span><text:span text:style-name="T10">address,</text:span><text:span text:style-name="T9"> </text:span><text:span text:style-name="T10">1,</text:span><text:span text:style-name="T9"> </text:span><text:span text:style-name="T10">&amp;cpu_port);</text:span></text:p>
      <text:p text:style-name="P31"><text:span text:style-name="T9"><text:tab/></text:span><text:span text:style-name="T3">break</text:span><text:span text:style-name="T10">;</text:span></text:p>
      <text:p text:style-name="P31"><text:span text:style-name="T9"><text:s text:c="4"/></text:span><text:span text:style-name="T3">case</text:span><text:span text:style-name="T9"> </text:span><text:span text:style-name="T10">COMMAND_WRITE:</text:span><text:span text:style-name="T9"><text:tab/><text:tab/></text:span><text:span text:style-name="T11">// (1)</text:span></text:p>
      <text:p text:style-name="P31"><text:span text:style-name="T9"><text:tab/></text:span><text:span text:style-name="T10">cache_writeop(data,</text:span><text:span text:style-name="T9"> </text:span><text:span text:style-name="T10">address,</text:span><text:span text:style-name="T9"> </text:span><text:span text:style-name="T10">1,</text:span><text:span text:style-name="T9"> </text:span><text:span text:style-name="T10">&amp;cpu_port);</text:span></text:p>
      <text:p text:style-name="P31"><text:span text:style-name="T9"><text:tab/></text:span><text:span text:style-name="T3">break</text:span><text:span text:style-name="T10">;</text:span></text:p>
      <text:p text:style-name="P31"><text:span text:style-name="T9"><text:s text:c="4"/></text:span><text:span text:style-name="T3">case</text:span><text:span text:style-name="T9"> </text:span><text:span text:style-name="T10">COMMAND_IFETCH:</text:span><text:span text:style-name="T9"><text:tab/></text:span><text:span text:style-name="T11">// (2)</text:span></text:p>
      <text:p text:style-name="P31"><text:span text:style-name="T9"><text:tab/></text:span><text:span text:style-name="T10">cache_readop(instruction,</text:span><text:span text:style-name="T9"> </text:span><text:span text:style-name="T10">address,</text:span><text:span text:style-name="T9"> </text:span><text:span text:style-name="T10">1,</text:span><text:span text:style-name="T9"> </text:span><text:span text:style-name="T10">&amp;cpu_port);</text:span></text:p>
      <text:p text:style-name="P31"><text:span text:style-name="T9"><text:tab/></text:span><text:span text:style-name="T3">break</text:span><text:span text:style-name="T10">;</text:span></text:p>
      <text:p text:style-name="P31"><text:span text:style-name="T9"><text:s text:c="4"/></text:span><text:span text:style-name="T3">case</text:span><text:span text:style-name="T9"> </text:span><text:span text:style-name="T10">COMMAND_INVALIDATE:</text:span><text:span text:style-name="T9"><text:tab/></text:span><text:span text:style-name="T11">// (3)</text:span></text:p>
      <text:p text:style-name="P31"><text:span text:style-name="T9"><text:tab/></text:span><text:span text:style-name="T10">cache_invalidate(data,</text:span><text:span text:style-name="T9"> </text:span><text:span text:style-name="T10">address);</text:span></text:p>
      <text:p text:style-name="P31"><text:span text:style-name="T9"><text:tab/></text:span><text:span text:style-name="T3">break</text:span><text:span text:style-name="T10">;</text:span></text:p>
      <text:p text:style-name="P31"><text:span text:style-name="T9"><text:s text:c="4"/></text:span><text:span text:style-name="T3">case</text:span><text:span text:style-name="T9"> </text:span><text:span text:style-name="T10">COMMAND_RESET:</text:span><text:span text:style-name="T9"><text:tab/><text:tab/></text:span><text:span text:style-name="T11">// (8)</text:span></text:p>
      <text:p text:style-name="P31"><text:span text:style-name="T9"><text:tab/></text:span><text:span text:style-name="T10">cache_reset(instruction);</text:span></text:p>
      <text:p text:style-name="P31"><text:span text:style-name="T9"><text:tab/></text:span><text:span text:style-name="T10">cache_reset(data);</text:span></text:p>
      <text:p text:style-name="P31"><text:span text:style-name="T9"><text:tab/></text:span><text:span text:style-name="T3">break</text:span><text:span text:style-name="T10">;</text:span></text:p>
      <text:p text:style-name="P31"><text:span text:style-name="T9"><text:s text:c="4"/></text:span><text:span text:style-name="T3">case</text:span><text:span text:style-name="T9"> </text:span><text:span text:style-name="T10">COMMAND_PRINT:</text:span><text:span text:style-name="T9"><text:tab/><text:tab/></text:span><text:span text:style-name="T11">// (9)</text:span></text:p>
      <text:p text:style-name="P31"><text:span text:style-name="T9"><text:tab/></text:span><text:span text:style-name="T10">printf(</text:span><text:span text:style-name="T9">"Printing Instruction Cache\n"</text:span><text:span text:style-name="T10">);</text:span></text:p>
      <text:p text:style-name="P31"><text:span text:style-name="T9"><text:tab/></text:span><text:span text:style-name="T10">cache_print(instruction);</text:span></text:p>
      <text:p text:style-name="P31"><text:span text:style-name="T9"><text:tab/></text:span><text:span text:style-name="T10">printf(</text:span><text:span text:style-name="T9">"Printing Data Cache\n"</text:span><text:span text:style-name="T10">);</text:span></text:p>
      <text:p text:style-name="P31"><text:span text:style-name="T9"><text:tab/></text:span><text:span text:style-name="T10">cache_print(data);</text:span></text:p>
      <text:p text:style-name="P31"><text:span text:style-name="T9"><text:tab/></text:span><text:span text:style-name="T3">break</text:span><text:span text:style-name="T10">;</text:span></text:p>
      <text:p text:style-name="P31"><text:span text:style-name="T9"><text:s text:c="4"/></text:span><text:span text:style-name="T3">default</text:span><text:span text:style-name="T10">:</text:span></text:p>
      <text:p text:style-name="P31"><text:span text:style-name="T9"><text:tab/></text:span><text:span text:style-name="T10">fprintf(stderr,</text:span><text:span text:style-name="T9"> "Error: Invalid operation %d <text:s/>\n"</text:span><text:span text:style-name="T10">,</text:span><text:span text:style-name="T9"> </text:span><text:span text:style-name="T10">op);</text:span></text:p>
      <text:p text:style-name="P31"><text:soft-page-break/><text:span text:style-name="T9"><text:s text:c="4"/></text:span><text:span text:style-name="T10">}</text:span></text:p>
      <text:p text:style-name="P32">}</text:p>
      <text:p text:style-name="P52"/>
      <text:p text:style-name="P56"/>
      <text:p text:style-name="P45">Cache.c</text:p>
      <text:p text:style-name="P52"/>
      <text:p text:style-name="P41"><text:span text:style-name="T3">#include</text:span><text:span text:style-name="T9"> </text:span><text:span text:style-name="T10">&lt;stdbool.h&gt;</text:span></text:p>
      <text:p text:style-name="P31"><text:span text:style-name="T3">#include</text:span><text:span text:style-name="T9"> </text:span><text:span text:style-name="T10">&lt;stdlib.h&gt;</text:span></text:p>
      <text:p text:style-name="P31"><text:span text:style-name="T3">#include</text:span><text:span text:style-name="T9"> </text:span><text:span text:style-name="T10">&lt;math.h&gt;</text:span><text:span text:style-name="T9"> <text:s text:c="2"/></text:span><text:span text:style-name="T11">//for calculating bit vector sizes</text:span></text:p>
      <text:p text:style-name="P32"/>
      <text:p text:style-name="P32"/>
      <text:p text:style-name="P34">//TEMP INCLUDES</text:p>
      <text:p text:style-name="P31"><text:span text:style-name="T3">#include</text:span><text:span text:style-name="T9"> </text:span><text:span text:style-name="T10">&lt;stdio.h&gt;</text:span></text:p>
      <text:p text:style-name="P32"/>
      <text:p text:style-name="P34">//Local includes</text:p>
      <text:p text:style-name="P31"><text:span text:style-name="T3">#include</text:span><text:span text:style-name="T9"> "cache.h"</text:span></text:p>
      <text:p text:style-name="P32"/>
      <text:p text:style-name="P32"/>
      <text:p text:style-name="P34">/* Forward Declarations */</text:p>
      <text:p text:style-name="P31"><text:span text:style-name="T3">static</text:span><text:span text:style-name="T9"> </text:span><text:span text:style-name="T3">struct</text:span><text:span text:style-name="T9"> </text:span><text:span text:style-name="T10">line_t*</text:span><text:span text:style-name="T9"> </text:span><text:span text:style-name="T10">cache_access(</text:span><text:span text:style-name="T3">struct</text:span><text:span text:style-name="T9"> </text:span><text:span text:style-name="T10">cache_t*</text:span><text:span text:style-name="T9"> </text:span><text:span text:style-name="T10">cacheobj,</text:span><text:span text:style-name="T9"> </text:span><text:span text:style-name="T10">uint32_t</text:span><text:span text:style-name="T9"> </text:span><text:span text:style-name="T10">address);</text:span></text:p>
      <text:p text:style-name="P31"><text:span text:style-name="T3">static</text:span><text:span text:style-name="T9"> </text:span><text:span text:style-name="T3">void</text:span><text:span text:style-name="T9"> </text:span><text:span text:style-name="T10">lru_update_set(</text:span><text:span text:style-name="T3">const</text:span><text:span text:style-name="T9"> </text:span><text:span text:style-name="T3">struct</text:span><text:span text:style-name="T9"> </text:span><text:span text:style-name="T10">cache_params_t*</text:span><text:span text:style-name="T9"> </text:span><text:span text:style-name="T10">params,</text:span><text:span text:style-name="T9"> </text:span></text:p>
      <text:p text:style-name="P31"><text:span text:style-name="T9"><text:tab/><text:tab/><text:tab/> <text:s text:c="2"/></text:span><text:span text:style-name="T3">struct</text:span><text:span text:style-name="T9"> </text:span><text:span text:style-name="T10">set_t*</text:span><text:span text:style-name="T9"> </text:span><text:span text:style-name="T10">set,</text:span></text:p>
      <text:p text:style-name="P31"><text:span text:style-name="T9"><text:tab/><text:tab/><text:tab/> <text:s text:c="2"/></text:span><text:span text:style-name="T10">uint16_t</text:span><text:span text:style-name="T9"> </text:span><text:span text:style-name="T10">way);</text:span></text:p>
      <text:p text:style-name="P31"><text:span text:style-name="T3">static</text:span><text:span text:style-name="T9"> </text:span><text:span text:style-name="T3">void</text:span><text:span text:style-name="T9"> </text:span><text:span text:style-name="T10">print_set(</text:span><text:span text:style-name="T3">const</text:span><text:span text:style-name="T9"> </text:span><text:span text:style-name="T3">struct</text:span><text:span text:style-name="T9"> </text:span><text:span text:style-name="T10">cache_params_t*</text:span><text:span text:style-name="T9"> </text:span><text:span text:style-name="T10">params,</text:span></text:p>
      <text:p text:style-name="P31"><text:span text:style-name="T9"><text:tab/><text:tab/> <text:s text:c="5"/></text:span><text:span text:style-name="T3">struct</text:span><text:span text:style-name="T9"> </text:span><text:span text:style-name="T10">set_t*</text:span><text:span text:style-name="T9"> </text:span><text:span text:style-name="T10">set);</text:span></text:p>
      <text:p text:style-name="P32"/>
      <text:p text:style-name="P31"><text:span text:style-name="T9"><text:s text:c="2"/></text:span><text:span text:style-name="T11">// Address access functions</text:span></text:p>
      <text:p text:style-name="P31"><text:span text:style-name="T3">static</text:span><text:span text:style-name="T9"> </text:span><text:span text:style-name="T10">uint32_t</text:span><text:span text:style-name="T9"> </text:span><text:span text:style-name="T10">address_get_tag(</text:span><text:span text:style-name="T3">const</text:span><text:span text:style-name="T9"> </text:span><text:span text:style-name="T3">struct</text:span><text:span text:style-name="T9"> </text:span><text:span text:style-name="T10">cache_params_t*</text:span><text:span text:style-name="T9"> </text:span><text:span text:style-name="T10">params,</text:span></text:p>
      <text:p text:style-name="P31"><text:span text:style-name="T9"><text:tab/><text:tab/><text:tab/><text:tab/></text:span><text:span text:style-name="T10">uint32_t</text:span><text:span text:style-name="T9"> </text:span><text:span text:style-name="T10">address);</text:span></text:p>
      <text:p text:style-name="P31"><text:span text:style-name="T3">static</text:span><text:span text:style-name="T9"> </text:span><text:span text:style-name="T10">uint32_t</text:span><text:span text:style-name="T9"> </text:span><text:span text:style-name="T10">address_get_index(</text:span><text:span text:style-name="T3">const</text:span><text:span text:style-name="T9"> </text:span><text:span text:style-name="T3">struct</text:span><text:span text:style-name="T9"> </text:span><text:span text:style-name="T10">cache_params_t*</text:span><text:span text:style-name="T9"> </text:span><text:span text:style-name="T10">params,</text:span></text:p>
      <text:p text:style-name="P31"><text:span text:style-name="T9"><text:tab/><text:tab/><text:tab/><text:tab/> <text:s/></text:span><text:span text:style-name="T10">uint32_t</text:span><text:span text:style-name="T9"> </text:span><text:span text:style-name="T10">address);</text:span></text:p>
      <text:p text:style-name="P31"><text:span text:style-name="T3">static</text:span><text:span text:style-name="T9"> </text:span><text:span text:style-name="T10">uint32_t</text:span><text:span text:style-name="T9"> </text:span><text:span text:style-name="T10">address_get_byte_offset(</text:span><text:span text:style-name="T3">const</text:span><text:span text:style-name="T9"> </text:span><text:span text:style-name="T3">struct</text:span><text:span text:style-name="T9"> </text:span><text:span text:style-name="T10">cache_params_t*</text:span><text:span text:style-name="T9"> </text:span><text:span text:style-name="T10">params,</text:span></text:p>
      <text:p text:style-name="P31"><text:span text:style-name="T9"><text:tab/><text:tab/><text:tab/><text:tab/><text:tab/></text:span><text:span text:style-name="T10">uint32_t</text:span><text:span text:style-name="T9"> </text:span><text:span text:style-name="T10">address);</text:span></text:p>
      <text:p text:style-name="P32"/>
      <text:p text:style-name="P34">// for no op callbacks</text:p>
      <text:p text:style-name="P31"><text:span text:style-name="T10">op_status_t</text:span><text:span text:style-name="T9"> </text:span><text:span text:style-name="T10">null_fop(</text:span><text:span text:style-name="T3">void</text:span><text:span text:style-name="T10">*</text:span><text:span text:style-name="T9"> </text:span><text:span text:style-name="T10">object,</text:span><text:span text:style-name="T9"> </text:span></text:p>
      <text:p text:style-name="P31"><text:span text:style-name="T9"><text:tab/><text:tab/> <text:s text:c="4"/></text:span><text:span text:style-name="T10">uint32_t</text:span><text:span text:style-name="T9"> </text:span><text:span text:style-name="T10">address,</text:span><text:span text:style-name="T9"> </text:span></text:p>
      <text:p text:style-name="P31"><text:span text:style-name="T9"><text:tab/><text:tab/> <text:s text:c="4"/></text:span><text:span text:style-name="T10">size_t</text:span><text:span text:style-name="T9"> </text:span><text:span text:style-name="T10">length,</text:span><text:span text:style-name="T9"> </text:span></text:p>
      <text:p text:style-name="P31"><text:span text:style-name="T9"><text:tab/><text:tab/> <text:s text:c="4"/></text:span><text:span text:style-name="T10">uint8_t*</text:span><text:span text:style-name="T9"> </text:span><text:span text:style-name="T10">data)</text:span></text:p>
      <text:p text:style-name="P31"><text:span text:style-name="T10">{</text:span><text:span text:style-name="T9"> </text:span><text:span text:style-name="T3">return</text:span><text:span text:style-name="T9"> </text:span><text:span text:style-name="T10">0;}</text:span></text:p>
      <text:p text:style-name="P32"/>
      <text:p text:style-name="P31"><text:span text:style-name="T10">op_status_t</text:span><text:span text:style-name="T9"> </text:span><text:span text:style-name="T10">null_modified(</text:span><text:span text:style-name="T3">void</text:span><text:span text:style-name="T10">*</text:span><text:span text:style-name="T9"> </text:span><text:span text:style-name="T10">object,</text:span></text:p>
      <text:p text:style-name="P31"><text:span text:style-name="T9"><text:tab/><text:tab/><text:tab/> <text:s/></text:span><text:span text:style-name="T10">uint32_t</text:span><text:span text:style-name="T9"> </text:span><text:span text:style-name="T10">address)</text:span></text:p>
      <text:p text:style-name="P31"><text:span text:style-name="T10">{</text:span><text:span text:style-name="T3">return</text:span><text:span text:style-name="T9"> </text:span><text:span text:style-name="T10">0;}</text:span></text:p>
      <text:p text:style-name="P32"/>
      <text:p text:style-name="P34">/* Allocates a new cache object with the following parameters</text:p>
      <text:p text:style-name="P34"><text:s/>*</text:p>
      <text:p text:style-name="P34"><text:s/>*/</text:p>
      <text:p text:style-name="P31"><text:span text:style-name="T3">struct</text:span><text:span text:style-name="T9"> </text:span><text:span text:style-name="T10">cache_t*</text:span><text:span text:style-name="T9"> </text:span><text:span text:style-name="T10">cache_new(size_t</text:span><text:span text:style-name="T9"> </text:span><text:span text:style-name="T10">associativity,</text:span><text:span text:style-name="T9"> </text:span></text:p>
      <text:p text:style-name="P31"><text:span text:style-name="T9"><text:tab/><text:tab/><text:tab/></text:span><text:span text:style-name="T10">size_t</text:span><text:span text:style-name="T9"> </text:span><text:span text:style-name="T10">index_size,</text:span></text:p>
      <text:p text:style-name="P31"><text:span text:style-name="T9"><text:tab/><text:tab/><text:tab/></text:span><text:span text:style-name="T10">size_t</text:span><text:span text:style-name="T9"> </text:span><text:span text:style-name="T10">line_size,</text:span><text:span text:style-name="T9"> </text:span></text:p>
      <text:p text:style-name="P31"><text:span text:style-name="T9"><text:tab/><text:tab/><text:tab/></text:span><text:span text:style-name="T3">struct</text:span><text:span text:style-name="T9"> </text:span><text:span text:style-name="T10">LN_ops_t</text:span><text:span text:style-name="T9"> </text:span><text:span text:style-name="T10">interface)</text:span></text:p>
      <text:p text:style-name="P32">{</text:p>
      <text:p text:style-name="P31"><text:span text:style-name="T9"><text:s text:c="4"/></text:span><text:span text:style-name="T3">struct</text:span><text:span text:style-name="T9"> </text:span><text:span text:style-name="T10">cache_t*</text:span><text:span text:style-name="T9"> </text:span><text:span text:style-name="T10">new_cache</text:span><text:span text:style-name="T9"> </text:span><text:span text:style-name="T10">=</text:span><text:span text:style-name="T9"> </text:span><text:span text:style-name="T10">malloc(</text:span><text:span text:style-name="T3">sizeof</text:span><text:span text:style-name="T10">(</text:span><text:span text:style-name="T3">struct</text:span><text:span text:style-name="T9"> </text:span><text:span text:style-name="T10">cache_t)</text:span><text:span text:style-name="T9"> </text:span><text:span text:style-name="T10">+</text:span><text:span text:style-name="T9"> </text:span></text:p>
      <text:p text:style-name="P31"><text:span text:style-name="T9"><text:tab/><text:tab/><text:tab/><text:tab/> <text:s text:c="4"/></text:span><text:span text:style-name="T10">index_size*</text:span><text:span text:style-name="T3">sizeof</text:span><text:span text:style-name="T10">(</text:span><text:span text:style-name="T3">struct</text:span><text:span text:style-name="T9"> </text:span><text:span text:style-name="T10">set_t*));</text:span></text:p>
      <text:p text:style-name="P32"/>
      <text:p text:style-name="P31"><text:span text:style-name="T9"><text:s text:c="4"/></text:span><text:span text:style-name="T3">if</text:span><text:span text:style-name="T10">(!new_cache)</text:span><text:span text:style-name="T9"> </text:span><text:span text:style-name="T3">return</text:span><text:span text:style-name="T9"> </text:span><text:span text:style-name="T10">NULL;</text:span><text:span text:style-name="T9"> </text:span><text:span text:style-name="T11">//watch for malloc errors</text:span></text:p>
      <text:p text:style-name="P31"><text:span text:style-name="T9"><text:s text:c="4"/></text:span><text:span text:style-name="T11">//Set Parameter structure</text:span></text:p>
      <text:p text:style-name="P31"><text:span text:style-name="T9"><text:s text:c="4"/></text:span><text:span text:style-name="T10">new_cache-&gt;params.associativity</text:span><text:span text:style-name="T9"> </text:span><text:span text:style-name="T10">=</text:span><text:span text:style-name="T9"> </text:span><text:span text:style-name="T10">associativity;</text:span></text:p>
      <text:p text:style-name="P31"><text:span text:style-name="T9"><text:s text:c="4"/></text:span><text:span text:style-name="T10">new_cache-&gt;params.line_size</text:span><text:span text:style-name="T9"> </text:span><text:span text:style-name="T10">=</text:span><text:span text:style-name="T9"> </text:span><text:span text:style-name="T10">line_size;</text:span></text:p>
      <text:p text:style-name="P31"><text:soft-page-break/><text:span text:style-name="T9"><text:s text:c="4"/></text:span><text:span text:style-name="T10">new_cache-&gt;params.index_size</text:span><text:span text:style-name="T9"> </text:span><text:span text:style-name="T10">=</text:span><text:span text:style-name="T9"> </text:span><text:span text:style-name="T10">index_size;</text:span></text:p>
      <text:p text:style-name="P32"/>
      <text:p text:style-name="P31"><text:span text:style-name="T9"><text:s text:c="4"/></text:span><text:span text:style-name="T11">//Set LN_ops</text:span></text:p>
      <text:p text:style-name="P31"><text:span text:style-name="T9"><text:s text:c="4"/></text:span><text:span text:style-name="T10">new_cache-&gt;ln_ops.read</text:span><text:span text:style-name="T9"> </text:span><text:span text:style-name="T10">=</text:span><text:span text:style-name="T9"> </text:span><text:span text:style-name="T10">interface.read</text:span><text:span text:style-name="T9"> <text:s text:c="2"/></text:span><text:span text:style-name="T10">?</text:span><text:span text:style-name="T9"> </text:span><text:span text:style-name="T10">interface.read</text:span><text:span text:style-name="T9"> <text:s/></text:span><text:span text:style-name="T10">:</text:span><text:span text:style-name="T9"> </text:span><text:span text:style-name="T10">null_fop;</text:span></text:p>
      <text:p text:style-name="P31"><text:span text:style-name="T9"><text:s text:c="4"/></text:span><text:span text:style-name="T10">new_cache-&gt;ln_ops.write</text:span><text:span text:style-name="T9"> </text:span><text:span text:style-name="T10">=</text:span><text:span text:style-name="T9"> </text:span><text:span text:style-name="T10">interface.write</text:span><text:span text:style-name="T9"> </text:span><text:span text:style-name="T10">?</text:span><text:span text:style-name="T9"> </text:span><text:span text:style-name="T10">interface.write</text:span><text:span text:style-name="T9"> </text:span><text:span text:style-name="T10">:</text:span><text:span text:style-name="T9"> </text:span><text:span text:style-name="T10">null_fop;</text:span></text:p>
      <text:p text:style-name="P31"><text:span text:style-name="T9"><text:s text:c="4"/></text:span><text:span text:style-name="T10">new_cache-&gt;ln_ops.modified</text:span><text:span text:style-name="T9"> </text:span><text:span text:style-name="T10">=</text:span><text:span text:style-name="T9"> </text:span></text:p>
      <text:p text:style-name="P31"><text:span text:style-name="T9"><text:tab/></text:span><text:span text:style-name="T10">interface.modified</text:span><text:span text:style-name="T9"> </text:span><text:span text:style-name="T10">?</text:span><text:span text:style-name="T9"> </text:span><text:span text:style-name="T10">interface.modified</text:span><text:span text:style-name="T9"> </text:span><text:span text:style-name="T10">:</text:span><text:span text:style-name="T9"> </text:span><text:span text:style-name="T10">null_modified;</text:span></text:p>
      <text:p text:style-name="P31"><text:span text:style-name="T9"><text:s text:c="4"/></text:span><text:span text:style-name="T10">new_cache-&gt;ln_ops.evicted</text:span><text:span text:style-name="T9"> </text:span><text:span text:style-name="T10">=</text:span><text:span text:style-name="T9"> </text:span></text:p>
      <text:p text:style-name="P31"><text:span text:style-name="T9"><text:tab/></text:span><text:span text:style-name="T10">interface.evicted</text:span><text:span text:style-name="T9"> </text:span><text:span text:style-name="T10">?</text:span><text:span text:style-name="T9"> </text:span><text:span text:style-name="T10">interface.evicted</text:span><text:span text:style-name="T9"> </text:span><text:span text:style-name="T10">:</text:span><text:span text:style-name="T9"> </text:span><text:span text:style-name="T10">null_modified;</text:span></text:p>
      <text:p text:style-name="P32"/>
      <text:p text:style-name="P31"><text:span text:style-name="T9"><text:s text:c="4"/></text:span><text:span text:style-name="T11">//Allocate Sets</text:span></text:p>
      <text:p text:style-name="P31"><text:span text:style-name="T9"><text:s text:c="4"/></text:span><text:span text:style-name="T3">for</text:span><text:span text:style-name="T10">(</text:span><text:span text:style-name="T3">int</text:span><text:span text:style-name="T9"> </text:span><text:span text:style-name="T10">i</text:span><text:span text:style-name="T9"> </text:span><text:span text:style-name="T10">=</text:span><text:span text:style-name="T9"> </text:span><text:span text:style-name="T10">0;</text:span><text:span text:style-name="T9"> </text:span><text:span text:style-name="T10">i</text:span><text:span text:style-name="T9"> </text:span><text:span text:style-name="T10">&lt;</text:span><text:span text:style-name="T9"> </text:span><text:span text:style-name="T10">index_size;</text:span><text:span text:style-name="T9"> </text:span><text:span text:style-name="T10">++i)</text:span></text:p>
      <text:p text:style-name="P31"><text:span text:style-name="T9"><text:s text:c="4"/></text:span><text:span text:style-name="T10">{</text:span></text:p>
      <text:p text:style-name="P31"><text:span text:style-name="T9"><text:tab/></text:span><text:span text:style-name="T10">new_cache-&gt;set[i]</text:span><text:span text:style-name="T9"> </text:span><text:span text:style-name="T10">=</text:span><text:span text:style-name="T9"> </text:span><text:span text:style-name="T10">malloc(</text:span><text:span text:style-name="T3">sizeof</text:span><text:span text:style-name="T10">(</text:span><text:span text:style-name="T3">struct</text:span><text:span text:style-name="T9"> </text:span><text:span text:style-name="T10">set_t)</text:span><text:span text:style-name="T9"> </text:span><text:span text:style-name="T10">+</text:span></text:p>
      <text:p text:style-name="P31"><text:span text:style-name="T9"><text:tab/><text:tab/><text:tab/><text:tab/> <text:s text:c="2"/></text:span><text:span text:style-name="T10">line_size*</text:span><text:span text:style-name="T3">sizeof</text:span><text:span text:style-name="T10">(</text:span><text:span text:style-name="T3">struct</text:span><text:span text:style-name="T9"> </text:span><text:span text:style-name="T10">line_t*));</text:span></text:p>
      <text:p text:style-name="P31"><text:span text:style-name="T9"><text:tab/></text:span><text:span text:style-name="T11">//Allocate Lines + data</text:span></text:p>
      <text:p text:style-name="P31"><text:span text:style-name="T9"><text:tab/></text:span><text:span text:style-name="T3">for</text:span><text:span text:style-name="T10">(</text:span><text:span text:style-name="T3">int</text:span><text:span text:style-name="T9"> </text:span><text:span text:style-name="T10">j</text:span><text:span text:style-name="T9"> </text:span><text:span text:style-name="T10">=</text:span><text:span text:style-name="T9"> </text:span><text:span text:style-name="T10">0;</text:span><text:span text:style-name="T9"> </text:span><text:span text:style-name="T10">j</text:span><text:span text:style-name="T9"> </text:span><text:span text:style-name="T10">&lt;</text:span><text:span text:style-name="T9"> </text:span><text:span text:style-name="T10">associativity;</text:span><text:span text:style-name="T9"> </text:span><text:span text:style-name="T10">++j)</text:span></text:p>
      <text:p text:style-name="P31"><text:span text:style-name="T9"><text:tab/> <text:s text:c="3"/></text:span><text:span text:style-name="T10">new_cache-&gt;set[i]-&gt;line[j]</text:span><text:span text:style-name="T9"> </text:span><text:span text:style-name="T10">=</text:span><text:span text:style-name="T9"> </text:span><text:span text:style-name="T10">malloc(</text:span><text:span text:style-name="T3">sizeof</text:span><text:span text:style-name="T10">(</text:span><text:span text:style-name="T3">struct</text:span><text:span text:style-name="T9"> </text:span><text:span text:style-name="T10">line_t)</text:span><text:span text:style-name="T9"> </text:span><text:span text:style-name="T10">+</text:span><text:span text:style-name="T9"> </text:span></text:p>
      <text:p text:style-name="P31"><text:span text:style-name="T9"><text:tab/><text:tab/><text:tab/><text:tab/><text:tab/><text:tab/></text:span><text:span text:style-name="T10">line_size*</text:span><text:span text:style-name="T3">sizeof</text:span><text:span text:style-name="T10">(uint8_t));</text:span></text:p>
      <text:p text:style-name="P31"><text:span text:style-name="T9"><text:s text:c="4"/></text:span><text:span text:style-name="T10">}</text:span></text:p>
      <text:p text:style-name="P31"><text:span text:style-name="T9"><text:s text:c="4"/></text:span><text:span text:style-name="T10">cache_reset(new_cache);</text:span></text:p>
      <text:p text:style-name="P31"><text:span text:style-name="T9"><text:s text:c="4"/></text:span><text:span text:style-name="T3">return</text:span><text:span text:style-name="T9"> </text:span><text:span text:style-name="T10">new_cache;</text:span></text:p>
      <text:p text:style-name="P31"><text:span text:style-name="T9"><text:s text:c="4"/></text:span><text:span text:style-name="T11">//TODO add clean up code if malloc fails in one of the loops</text:span></text:p>
      <text:p text:style-name="P32">}</text:p>
      <text:p text:style-name="P32"/>
      <text:p text:style-name="P34">/* deallocate the memory used by the cache obj */</text:p>
      <text:p text:style-name="P31"><text:span text:style-name="T3">void</text:span><text:span text:style-name="T9"> </text:span><text:span text:style-name="T10">cache_free(</text:span><text:span text:style-name="T3">struct</text:span><text:span text:style-name="T9"> </text:span><text:span text:style-name="T10">cache_t*</text:span><text:span text:style-name="T9"> </text:span><text:span text:style-name="T10">cacheobj)</text:span></text:p>
      <text:p text:style-name="P32">{</text:p>
      <text:p text:style-name="P31"><text:span text:style-name="T9"><text:s text:c="4"/></text:span><text:span text:style-name="T11">//Allow NULL free</text:span></text:p>
      <text:p text:style-name="P31"><text:span text:style-name="T9"><text:s text:c="4"/></text:span><text:span text:style-name="T3">if</text:span><text:span text:style-name="T10">(!cacheobj)</text:span><text:span text:style-name="T9"> </text:span><text:span text:style-name="T3">return</text:span><text:span text:style-name="T10">;</text:span></text:p>
      <text:p text:style-name="P32"/>
      <text:p text:style-name="P31"><text:span text:style-name="T9"><text:s text:c="4"/></text:span><text:span text:style-name="T3">for</text:span><text:span text:style-name="T10">(</text:span><text:span text:style-name="T3">int</text:span><text:span text:style-name="T9"> </text:span><text:span text:style-name="T10">i</text:span><text:span text:style-name="T9"> </text:span><text:span text:style-name="T10">=</text:span><text:span text:style-name="T9"> </text:span><text:span text:style-name="T10">0;</text:span><text:span text:style-name="T9"> </text:span><text:span text:style-name="T10">i</text:span><text:span text:style-name="T9"> </text:span><text:span text:style-name="T10">&lt;</text:span><text:span text:style-name="T9"> </text:span><text:span text:style-name="T10">cacheobj-&gt;params.index_size;</text:span><text:span text:style-name="T9"> </text:span><text:span text:style-name="T10">++i)</text:span></text:p>
      <text:p text:style-name="P31"><text:span text:style-name="T9"><text:s text:c="4"/></text:span><text:span text:style-name="T10">{</text:span></text:p>
      <text:p text:style-name="P31"><text:span text:style-name="T9"><text:tab/></text:span><text:span text:style-name="T3">for</text:span><text:span text:style-name="T10">(</text:span><text:span text:style-name="T3">int</text:span><text:span text:style-name="T9"> </text:span><text:span text:style-name="T10">j</text:span><text:span text:style-name="T9"> </text:span><text:span text:style-name="T10">=</text:span><text:span text:style-name="T9"> </text:span><text:span text:style-name="T10">0;</text:span><text:span text:style-name="T9"> </text:span><text:span text:style-name="T10">j</text:span><text:span text:style-name="T9"> </text:span><text:span text:style-name="T10">&lt;</text:span><text:span text:style-name="T9"> </text:span><text:span text:style-name="T10">cacheobj-&gt;params.associativity;</text:span><text:span text:style-name="T9"> </text:span><text:span text:style-name="T10">++j)</text:span></text:p>
      <text:p text:style-name="P31"><text:span text:style-name="T9"><text:tab/></text:span><text:span text:style-name="T10">{</text:span></text:p>
      <text:p text:style-name="P31"><text:span text:style-name="T9"><text:tab/> <text:s text:c="3"/></text:span><text:span text:style-name="T10">free(cacheobj-&gt;set[i]-&gt;line[j]);</text:span><text:span text:style-name="T9"> </text:span><text:span text:style-name="T11">//free everyline in every set</text:span></text:p>
      <text:p text:style-name="P31"><text:span text:style-name="T9"><text:tab/></text:span><text:span text:style-name="T10">}</text:span></text:p>
      <text:p text:style-name="P31"><text:span text:style-name="T9"><text:tab/></text:span><text:span text:style-name="T10">free(cacheobj-&gt;set[i]);</text:span><text:span text:style-name="T9"> </text:span><text:span text:style-name="T11">//free everyset</text:span></text:p>
      <text:p text:style-name="P31"><text:span text:style-name="T9"><text:s text:c="4"/></text:span><text:span text:style-name="T10">}</text:span></text:p>
      <text:p text:style-name="P31"><text:span text:style-name="T9"><text:s text:c="4"/></text:span><text:span text:style-name="T10">free(cacheobj);</text:span></text:p>
      <text:p text:style-name="P32">}</text:p>
      <text:p text:style-name="P32"/>
      <text:p text:style-name="P34">/* Clear Status bits and setup check LRU */</text:p>
      <text:p text:style-name="P31"><text:span text:style-name="T3">void</text:span><text:span text:style-name="T9"> </text:span><text:span text:style-name="T10">cache_reset(</text:span><text:span text:style-name="T3">struct</text:span><text:span text:style-name="T9"> </text:span><text:span text:style-name="T10">cache_t*</text:span><text:span text:style-name="T9"> </text:span><text:span text:style-name="T10">cacheobj)</text:span></text:p>
      <text:p text:style-name="P32">{</text:p>
      <text:p text:style-name="P31"><text:span text:style-name="T9"><text:s text:c="4"/></text:span><text:span text:style-name="T3">struct</text:span><text:span text:style-name="T9"> </text:span><text:span text:style-name="T10">status_t</text:span><text:span text:style-name="T9"> </text:span><text:span text:style-name="T10">empty_status;</text:span></text:p>
      <text:p text:style-name="P31"><text:span text:style-name="T9"><text:s text:c="4"/></text:span><text:span text:style-name="T10">empty_status.valid</text:span><text:span text:style-name="T9"> </text:span><text:span text:style-name="T10">=</text:span><text:span text:style-name="T9"> </text:span><text:span text:style-name="T10">false;</text:span></text:p>
      <text:p text:style-name="P31"><text:span text:style-name="T9"><text:s text:c="4"/></text:span><text:span text:style-name="T10">empty_status.dirty</text:span><text:span text:style-name="T9"> </text:span><text:span text:style-name="T10">=</text:span><text:span text:style-name="T9"> </text:span><text:span text:style-name="T10">false;</text:span></text:p>
      <text:p text:style-name="P32"/>
      <text:p text:style-name="P31"><text:span text:style-name="T9"><text:s text:c="4"/></text:span><text:span text:style-name="T11">// set lru_bits size to determine how many bits are required</text:span></text:p>
      <text:p text:style-name="P31"><text:span text:style-name="T9"><text:s text:c="4"/></text:span><text:span text:style-name="T10">cacheobj-&gt;params.lru_bits</text:span><text:span text:style-name="T9"> </text:span><text:span text:style-name="T10">=</text:span><text:span text:style-name="T9"> </text:span><text:span text:style-name="T10">(uint16_t)(</text:span></text:p>
      <text:p text:style-name="P31"><text:span text:style-name="T9"><text:tab/></text:span><text:span text:style-name="T10">log(cacheobj-&gt;params.associativity)</text:span><text:span text:style-name="T9"> </text:span><text:span text:style-name="T10">/</text:span><text:span text:style-name="T9"> </text:span><text:span text:style-name="T10">log(2));</text:span></text:p>
      <text:p text:style-name="P32"/>
      <text:p text:style-name="P31"><text:span text:style-name="T9"><text:s text:c="4"/></text:span><text:span text:style-name="T11">// Reset statistics</text:span></text:p>
      <text:p text:style-name="P31"><text:span text:style-name="T9"><text:s text:c="4"/></text:span><text:span text:style-name="T10">cacheobj-&gt;stats.hits</text:span><text:span text:style-name="T9"> <text:s text:c="2"/></text:span><text:span text:style-name="T10">=</text:span><text:span text:style-name="T9"> </text:span><text:span text:style-name="T10">0;</text:span></text:p>
      <text:p text:style-name="P31"><text:span text:style-name="T9"><text:s text:c="4"/></text:span><text:span text:style-name="T10">cacheobj-&gt;stats.misses</text:span><text:span text:style-name="T9"> </text:span><text:span text:style-name="T10">=</text:span><text:span text:style-name="T9"> </text:span><text:span text:style-name="T10">0;</text:span></text:p>
      <text:p text:style-name="P31"><text:span text:style-name="T9"><text:s text:c="4"/></text:span><text:span text:style-name="T10">cacheobj-&gt;stats.reads</text:span><text:span text:style-name="T9"> <text:s/></text:span><text:span text:style-name="T10">=</text:span><text:span text:style-name="T9"> </text:span><text:span text:style-name="T10">0;</text:span></text:p>
      <text:p text:style-name="P31"><text:span text:style-name="T9"><text:s text:c="4"/></text:span><text:span text:style-name="T10">cacheobj-&gt;stats.writes</text:span><text:span text:style-name="T9"> </text:span><text:span text:style-name="T10">=</text:span><text:span text:style-name="T9"> </text:span><text:span text:style-name="T10">0;</text:span></text:p>
      <text:p text:style-name="P32"><text:soft-page-break/></text:p>
      <text:p text:style-name="P31"><text:span text:style-name="T9"><text:s text:c="4"/></text:span><text:span text:style-name="T3">for</text:span><text:span text:style-name="T10">(</text:span><text:span text:style-name="T3">int</text:span><text:span text:style-name="T9"> </text:span><text:span text:style-name="T10">i</text:span><text:span text:style-name="T9"> </text:span><text:span text:style-name="T10">=</text:span><text:span text:style-name="T9"> </text:span><text:span text:style-name="T10">0;</text:span><text:span text:style-name="T9"> </text:span><text:span text:style-name="T10">i</text:span><text:span text:style-name="T9"> </text:span><text:span text:style-name="T10">&lt;</text:span><text:span text:style-name="T9"> </text:span><text:span text:style-name="T10">cacheobj-&gt;params.index_size;</text:span><text:span text:style-name="T9"> </text:span><text:span text:style-name="T10">++i)</text:span></text:p>
      <text:p text:style-name="P31"><text:span text:style-name="T9"><text:s text:c="4"/></text:span><text:span text:style-name="T10">{</text:span></text:p>
      <text:p text:style-name="P31"><text:span text:style-name="T9"><text:tab/></text:span><text:span text:style-name="T3">for</text:span><text:span text:style-name="T10">(</text:span><text:span text:style-name="T3">int</text:span><text:span text:style-name="T9"> </text:span><text:span text:style-name="T10">j</text:span><text:span text:style-name="T9"> </text:span><text:span text:style-name="T10">=</text:span><text:span text:style-name="T9"> </text:span><text:span text:style-name="T10">0;</text:span><text:span text:style-name="T9"> </text:span><text:span text:style-name="T10">j</text:span><text:span text:style-name="T9"> </text:span><text:span text:style-name="T10">&lt;</text:span><text:span text:style-name="T9"> </text:span><text:span text:style-name="T10">cacheobj-&gt;params.associativity;</text:span><text:span text:style-name="T9"> </text:span><text:span text:style-name="T10">++j)</text:span></text:p>
      <text:p text:style-name="P31"><text:span text:style-name="T9"><text:tab/></text:span><text:span text:style-name="T10">{</text:span></text:p>
      <text:p text:style-name="P31"><text:span text:style-name="T9"><text:tab/> <text:s text:c="3"/></text:span><text:span text:style-name="T10">cacheobj-&gt;set[i]-&gt;line[j]-&gt;status</text:span><text:span text:style-name="T9"> </text:span><text:span text:style-name="T10">=</text:span><text:span text:style-name="T9"> </text:span><text:span text:style-name="T10">empty_status;</text:span></text:p>
      <text:p text:style-name="P31"><text:span text:style-name="T9"><text:tab/> <text:s text:c="3"/></text:span><text:span text:style-name="T10">cacheobj-&gt;set[i]-&gt;line[j]-&gt;lru</text:span><text:span text:style-name="T9"> </text:span><text:span text:style-name="T10">=</text:span><text:span text:style-name="T9"> </text:span><text:span text:style-name="T10">j;</text:span><text:span text:style-name="T9"> </text:span><text:span text:style-name="T11">//Prime LRU values</text:span></text:p>
      <text:p text:style-name="P31"><text:span text:style-name="T9"><text:tab/></text:span><text:span text:style-name="T10">}</text:span></text:p>
      <text:p text:style-name="P31"><text:span text:style-name="T9"><text:s text:c="4"/></text:span><text:span text:style-name="T10">}</text:span></text:p>
      <text:p text:style-name="P32"/>
      <text:p text:style-name="P32">}</text:p>
      <text:p text:style-name="P32"/>
      <text:p text:style-name="P34">/******************* CACHE IMPLEMENTATION FUNCTIONS ************************/</text:p>
      <text:p text:style-name="P32"/>
      <text:p text:style-name="P34">/* Do a read operation */</text:p>
      <text:p text:style-name="P31"><text:span text:style-name="T10">op_status_t</text:span><text:span text:style-name="T9"> </text:span><text:span text:style-name="T10">cache_readop(</text:span><text:span text:style-name="T3">struct</text:span><text:span text:style-name="T9"> </text:span><text:span text:style-name="T10">cache_t*</text:span><text:span text:style-name="T9"> </text:span><text:span text:style-name="T10">cacheobj,</text:span><text:span text:style-name="T9"> </text:span></text:p>
      <text:p text:style-name="P31"><text:span text:style-name="T9"><text:tab/><text:tab/> <text:s text:c="5"/></text:span><text:span text:style-name="T10">uint32_t</text:span><text:span text:style-name="T9"> </text:span><text:span text:style-name="T10">address,</text:span></text:p>
      <text:p text:style-name="P31"><text:span text:style-name="T9"><text:tab/><text:tab/> <text:s text:c="5"/></text:span><text:span text:style-name="T10">size_t</text:span><text:span text:style-name="T9"> </text:span><text:span text:style-name="T10">length,</text:span></text:p>
      <text:p text:style-name="P31"><text:span text:style-name="T9"><text:tab/><text:tab/> <text:s text:c="5"/></text:span><text:span text:style-name="T10">uint8_t*</text:span><text:span text:style-name="T9"> </text:span><text:span text:style-name="T10">data)</text:span></text:p>
      <text:p text:style-name="P32">{</text:p>
      <text:p text:style-name="P31"><text:span text:style-name="T9"><text:s text:c="4"/></text:span><text:span text:style-name="T10">uint32_t</text:span><text:span text:style-name="T9"> </text:span><text:span text:style-name="T10">byte_offset</text:span><text:span text:style-name="T9"> </text:span><text:span text:style-name="T10">=</text:span><text:span text:style-name="T9"> </text:span><text:span text:style-name="T10">address_get_byte_offset(&amp;cacheobj-&gt;params,</text:span><text:span text:style-name="T9"> </text:span><text:span text:style-name="T10">address);</text:span><text:span text:style-name="T9"> </text:span></text:p>
      <text:p text:style-name="P32"/>
      <text:p text:style-name="P31"><text:span text:style-name="T9"><text:s text:c="4"/></text:span><text:span text:style-name="T10">++cacheobj-&gt;stats.reads;</text:span></text:p>
      <text:p text:style-name="P31"><text:span text:style-name="T9"><text:s text:c="4"/></text:span><text:span text:style-name="T3">struct</text:span><text:span text:style-name="T9"> </text:span><text:span text:style-name="T10">line_t*</text:span><text:span text:style-name="T9"> </text:span><text:span text:style-name="T10">line</text:span><text:span text:style-name="T9"> </text:span><text:span text:style-name="T10">=</text:span><text:span text:style-name="T9"> </text:span><text:span text:style-name="T10">cache_access(cacheobj,</text:span><text:span text:style-name="T9"> </text:span><text:span text:style-name="T10">address);</text:span></text:p>
      <text:p text:style-name="P32"/>
      <text:p text:style-name="P31"><text:span text:style-name="T9"><text:s text:c="4"/></text:span><text:span text:style-name="T3">int</text:span><text:span text:style-name="T9"> </text:span><text:span text:style-name="T10">i;</text:span></text:p>
      <text:p text:style-name="P31"><text:span text:style-name="T9"><text:s text:c="4"/></text:span><text:span text:style-name="T3">for</text:span><text:span text:style-name="T10">(i</text:span><text:span text:style-name="T9"> </text:span><text:span text:style-name="T10">=</text:span><text:span text:style-name="T9"> </text:span><text:span text:style-name="T10">0;</text:span><text:span text:style-name="T9"> </text:span><text:span text:style-name="T10">(i</text:span><text:span text:style-name="T9"> </text:span><text:span text:style-name="T10">&lt;</text:span><text:span text:style-name="T9"> </text:span><text:span text:style-name="T10">length)&amp;&amp;(i</text:span><text:span text:style-name="T9"> </text:span><text:span text:style-name="T10">&lt;</text:span><text:span text:style-name="T9"> </text:span><text:span text:style-name="T10">cacheobj-&gt;params.line_size);</text:span><text:span text:style-name="T9"> </text:span><text:span text:style-name="T10">++i)</text:span></text:p>
      <text:p text:style-name="P31"><text:span text:style-name="T9"><text:s text:c="4"/></text:span><text:span text:style-name="T10">{</text:span></text:p>
      <text:p text:style-name="P31"><text:span text:style-name="T9"><text:tab/></text:span><text:span text:style-name="T10">data[i]</text:span><text:span text:style-name="T9"> </text:span><text:span text:style-name="T10">=</text:span><text:span text:style-name="T9"> </text:span><text:span text:style-name="T10">line-&gt;data[byte_offset+i];</text:span></text:p>
      <text:p text:style-name="P31"><text:span text:style-name="T9"><text:s text:c="4"/></text:span><text:span text:style-name="T10">}</text:span></text:p>
      <text:p text:style-name="P32"/>
      <text:p text:style-name="P31"><text:span text:style-name="T9"><text:s text:c="4"/></text:span><text:span text:style-name="T3">return</text:span><text:span text:style-name="T9"> </text:span><text:span text:style-name="T10">i;</text:span><text:span text:style-name="T9"> </text:span><text:span text:style-name="T11">// returns number of characters written to buffer</text:span></text:p>
      <text:p text:style-name="P32">}</text:p>
      <text:p text:style-name="P32"/>
      <text:p text:style-name="P32"/>
      <text:p text:style-name="P31"><text:span text:style-name="T10">op_status_t</text:span><text:span text:style-name="T9"> </text:span><text:span text:style-name="T10">cache_writeop(</text:span><text:span text:style-name="T3">struct</text:span><text:span text:style-name="T9"> </text:span><text:span text:style-name="T10">cache_t*</text:span><text:span text:style-name="T9"> </text:span><text:span text:style-name="T10">cacheobj,</text:span><text:span text:style-name="T9"> </text:span></text:p>
      <text:p text:style-name="P31"><text:span text:style-name="T9"><text:tab/><text:tab/><text:tab/> <text:s/></text:span><text:span text:style-name="T10">uint32_t</text:span><text:span text:style-name="T9"> </text:span><text:span text:style-name="T10">address,</text:span></text:p>
      <text:p text:style-name="P31"><text:span text:style-name="T9"><text:tab/><text:tab/><text:tab/> <text:s/></text:span><text:span text:style-name="T10">size_t</text:span><text:span text:style-name="T9"> </text:span><text:span text:style-name="T10">length,</text:span></text:p>
      <text:p text:style-name="P31"><text:span text:style-name="T9"><text:tab/><text:tab/><text:tab/> <text:s/></text:span><text:span text:style-name="T10">uint8_t*</text:span><text:span text:style-name="T9"> </text:span><text:span text:style-name="T10">data)</text:span></text:p>
      <text:p text:style-name="P32">{</text:p>
      <text:p text:style-name="P31"><text:span text:style-name="T9"><text:s text:c="4"/></text:span><text:span text:style-name="T10">uint32_t</text:span><text:span text:style-name="T9"> </text:span><text:span text:style-name="T10">byte_offset</text:span><text:span text:style-name="T9"> </text:span><text:span text:style-name="T10">=</text:span><text:span text:style-name="T9"> </text:span><text:span text:style-name="T10">address_get_byte_offset(&amp;cacheobj-&gt;params,</text:span><text:span text:style-name="T9"> </text:span><text:span text:style-name="T10">address);</text:span><text:span text:style-name="T9"> </text:span></text:p>
      <text:p text:style-name="P32"/>
      <text:p text:style-name="P31"><text:span text:style-name="T9"><text:s text:c="4"/></text:span><text:span text:style-name="T10">++cacheobj-&gt;stats.writes;</text:span></text:p>
      <text:p text:style-name="P31"><text:span text:style-name="T9"><text:s text:c="4"/></text:span><text:span text:style-name="T3">struct</text:span><text:span text:style-name="T9"> </text:span><text:span text:style-name="T10">line_t*</text:span><text:span text:style-name="T9"> </text:span><text:span text:style-name="T10">line</text:span><text:span text:style-name="T9"> </text:span><text:span text:style-name="T10">=</text:span><text:span text:style-name="T9"> </text:span><text:span text:style-name="T10">cache_access(cacheobj,</text:span><text:span text:style-name="T9"> </text:span><text:span text:style-name="T10">address);</text:span></text:p>
      <text:p text:style-name="P32"/>
      <text:p text:style-name="P31"><text:span text:style-name="T9"><text:s text:c="4"/></text:span><text:span text:style-name="T3">if</text:span><text:span text:style-name="T10">(!line-&gt;status.dirty)</text:span></text:p>
      <text:p text:style-name="P31"><text:span text:style-name="T9"><text:s text:c="4"/></text:span><text:span text:style-name="T10">{</text:span></text:p>
      <text:p text:style-name="P31"><text:span text:style-name="T9"><text:tab/></text:span><text:span text:style-name="T10">cacheobj-&gt;ln_ops.modified(cacheobj-&gt;ln_ops.object,</text:span><text:span text:style-name="T9"> </text:span><text:span text:style-name="T10">address);</text:span></text:p>
      <text:p text:style-name="P31"><text:span text:style-name="T9"><text:s text:c="4"/></text:span><text:span text:style-name="T10">}</text:span></text:p>
      <text:p text:style-name="P31"><text:span text:style-name="T9"><text:s text:c="4"/></text:span><text:span text:style-name="T10">line-&gt;status.dirty</text:span><text:span text:style-name="T9"> </text:span><text:span text:style-name="T10">=</text:span><text:span text:style-name="T9"> </text:span><text:span text:style-name="T10">true;</text:span></text:p>
      <text:p text:style-name="P32"/>
      <text:p text:style-name="P31"><text:span text:style-name="T9"><text:s text:c="4"/></text:span><text:span text:style-name="T3">int</text:span><text:span text:style-name="T9"> </text:span><text:span text:style-name="T10">i;</text:span></text:p>
      <text:p text:style-name="P31"><text:span text:style-name="T9"><text:s text:c="4"/></text:span><text:span text:style-name="T3">for</text:span><text:span text:style-name="T10">(i</text:span><text:span text:style-name="T9"> </text:span><text:span text:style-name="T10">=</text:span><text:span text:style-name="T9"> </text:span><text:span text:style-name="T10">0;</text:span><text:span text:style-name="T9"> </text:span><text:span text:style-name="T10">(i</text:span><text:span text:style-name="T9"> </text:span><text:span text:style-name="T10">&lt;</text:span><text:span text:style-name="T9"> </text:span><text:span text:style-name="T10">length)&amp;&amp;(i</text:span><text:span text:style-name="T9"> </text:span><text:span text:style-name="T10">&lt;</text:span><text:span text:style-name="T9"> </text:span><text:span text:style-name="T10">cacheobj-&gt;params.line_size);</text:span><text:span text:style-name="T9"> </text:span><text:span text:style-name="T10">++i)</text:span></text:p>
      <text:p text:style-name="P31"><text:span text:style-name="T9"><text:s text:c="4"/></text:span><text:span text:style-name="T10">{</text:span></text:p>
      <text:p text:style-name="P31"><text:span text:style-name="T9"><text:tab/></text:span><text:span text:style-name="T10">line-&gt;data[byte_offset+i]</text:span><text:span text:style-name="T9"> </text:span><text:span text:style-name="T10">=</text:span><text:span text:style-name="T9"> </text:span><text:span text:style-name="T10">data[i];</text:span></text:p>
      <text:p text:style-name="P31"><text:span text:style-name="T9"><text:s text:c="4"/></text:span><text:span text:style-name="T10">}</text:span></text:p>
      <text:p text:style-name="P32"/>
      <text:p text:style-name="P31"><text:span text:style-name="T9"><text:s text:c="4"/></text:span><text:span text:style-name="T3">return</text:span><text:span text:style-name="T9"> </text:span><text:span text:style-name="T10">i;</text:span><text:span text:style-name="T9"> </text:span><text:span text:style-name="T11">//number of characters read</text:span></text:p>
      <text:p text:style-name="P32"><text:soft-page-break/></text:p>
      <text:p text:style-name="P32">}</text:p>
      <text:p text:style-name="P32"/>
      <text:p text:style-name="P31"><text:span text:style-name="T10">op_status_t</text:span><text:span text:style-name="T9"> </text:span><text:span text:style-name="T10">cache_invalidate(</text:span><text:span text:style-name="T3">struct</text:span><text:span text:style-name="T9"> </text:span><text:span text:style-name="T10">cache_t*</text:span><text:span text:style-name="T9"> </text:span><text:span text:style-name="T10">cacheobj,</text:span><text:span text:style-name="T9"> </text:span><text:span text:style-name="T10">uint32_t</text:span><text:span text:style-name="T9"> </text:span><text:span text:style-name="T10">address)</text:span></text:p>
      <text:p text:style-name="P32">{</text:p>
      <text:p text:style-name="P31"><text:span text:style-name="T9"><text:s text:c="4"/></text:span><text:span text:style-name="T10">uint32_t</text:span><text:span text:style-name="T9"> </text:span><text:span text:style-name="T10">index</text:span><text:span text:style-name="T9"> <text:s text:c="3"/></text:span><text:span text:style-name="T10">=</text:span><text:span text:style-name="T9"> </text:span><text:span text:style-name="T10">address_get_index(&amp;cacheobj-&gt;params,</text:span><text:span text:style-name="T9"> </text:span><text:span text:style-name="T10">address);</text:span></text:p>
      <text:p text:style-name="P31"><text:span text:style-name="T9"><text:s text:c="4"/></text:span><text:span text:style-name="T10">uint32_t</text:span><text:span text:style-name="T9"> </text:span><text:span text:style-name="T10">tag</text:span><text:span text:style-name="T9"> <text:s text:c="5"/></text:span><text:span text:style-name="T10">=</text:span><text:span text:style-name="T9"> </text:span><text:span text:style-name="T10">address_get_tag(&amp;cacheobj-&gt;params,</text:span><text:span text:style-name="T9"> </text:span><text:span text:style-name="T10">address);</text:span></text:p>
      <text:p text:style-name="P31"><text:span text:style-name="T9"><text:s text:c="4"/></text:span><text:span text:style-name="T3">struct</text:span><text:span text:style-name="T9"> </text:span><text:span text:style-name="T10">set_t*</text:span><text:span text:style-name="T9"> </text:span><text:span text:style-name="T10">set</text:span><text:span text:style-name="T9"> </text:span><text:span text:style-name="T10">=</text:span><text:span text:style-name="T9"> </text:span><text:span text:style-name="T10">cacheobj-&gt;set[index];</text:span></text:p>
      <text:p text:style-name="P35"><text:s text:c="4"/></text:p>
      <text:p text:style-name="P31"><text:span text:style-name="T9"><text:s text:c="4"/></text:span><text:span text:style-name="T3">for</text:span><text:span text:style-name="T10">(</text:span><text:span text:style-name="T3">int</text:span><text:span text:style-name="T9"> </text:span><text:span text:style-name="T10">i</text:span><text:span text:style-name="T9"> </text:span><text:span text:style-name="T10">=</text:span><text:span text:style-name="T9"> </text:span><text:span text:style-name="T10">0;</text:span><text:span text:style-name="T9"> </text:span><text:span text:style-name="T10">i</text:span><text:span text:style-name="T9"> </text:span><text:span text:style-name="T10">&lt;</text:span><text:span text:style-name="T9"> </text:span><text:span text:style-name="T10">cacheobj-&gt;params.associativity;</text:span><text:span text:style-name="T9"> </text:span><text:span text:style-name="T10">++i)</text:span></text:p>
      <text:p text:style-name="P31"><text:span text:style-name="T9"><text:s text:c="4"/></text:span><text:span text:style-name="T10">{</text:span></text:p>
      <text:p text:style-name="P31"><text:span text:style-name="T9"><text:tab/></text:span><text:span text:style-name="T3">if</text:span><text:span text:style-name="T10">(tag</text:span><text:span text:style-name="T9"> </text:span><text:span text:style-name="T10">==</text:span><text:span text:style-name="T9"> </text:span><text:span text:style-name="T10">set-&gt;line[i]-&gt;tag)</text:span><text:span text:style-name="T9"> </text:span><text:span text:style-name="T11">// match line</text:span></text:p>
      <text:p text:style-name="P31"><text:span text:style-name="T9"><text:tab/></text:span><text:span text:style-name="T10">{</text:span></text:p>
      <text:p text:style-name="P31"><text:span text:style-name="T9"><text:tab/> <text:s text:c="3"/></text:span><text:span text:style-name="T3">struct</text:span><text:span text:style-name="T9"> </text:span><text:span text:style-name="T10">line_t*</text:span><text:span text:style-name="T9"> </text:span><text:span text:style-name="T10">line</text:span><text:span text:style-name="T9"> </text:span><text:span text:style-name="T10">=</text:span><text:span text:style-name="T9"> </text:span><text:span text:style-name="T10">set-&gt;line[i];</text:span></text:p>
      <text:p text:style-name="P31"><text:span text:style-name="T9"><text:tab/> <text:s text:c="3"/></text:span><text:span text:style-name="T3">if</text:span><text:span text:style-name="T10">(line-&gt;status.valid</text:span><text:span text:style-name="T9"> </text:span><text:span text:style-name="T10">&amp;&amp;</text:span><text:span text:style-name="T9"> </text:span><text:span text:style-name="T10">line-&gt;status.dirty)</text:span><text:span text:style-name="T9"> </text:span><text:span text:style-name="T11">// is line dirty?</text:span></text:p>
      <text:p text:style-name="P31"><text:span text:style-name="T9"><text:tab/><text:tab/></text:span><text:span text:style-name="T10">cacheobj-&gt;ln_ops.write(cacheobj-&gt;ln_ops.object,</text:span><text:span text:style-name="T9"> </text:span></text:p>
      <text:p text:style-name="P31"><text:span text:style-name="T9"><text:tab/><text:tab/><text:tab/><text:tab/> <text:s text:c="6"/></text:span><text:span text:style-name="T10">address,</text:span><text:span text:style-name="T9"> </text:span></text:p>
      <text:p text:style-name="P31"><text:span text:style-name="T9"><text:tab/><text:tab/><text:tab/><text:tab/> <text:s text:c="6"/></text:span><text:span text:style-name="T10">cacheobj-&gt;params.line_size,</text:span><text:span text:style-name="T9"> </text:span></text:p>
      <text:p text:style-name="P31"><text:span text:style-name="T9"><text:tab/><text:tab/><text:tab/><text:tab/> <text:s text:c="6"/></text:span><text:span text:style-name="T10">line-&gt;data);</text:span><text:span text:style-name="T9"> </text:span><text:span text:style-name="T11">// write back</text:span></text:p>
      <text:p text:style-name="P32"/>
      <text:p text:style-name="P31"><text:span text:style-name="T9"><text:tab/> <text:s text:c="3"/></text:span><text:span text:style-name="T10">line-&gt;status.valid</text:span><text:span text:style-name="T9"> </text:span><text:span text:style-name="T10">=</text:span><text:span text:style-name="T9"> </text:span><text:span text:style-name="T10">false;</text:span><text:span text:style-name="T9"> </text:span><text:span text:style-name="T11">// invalidate line</text:span></text:p>
      <text:p text:style-name="P31"><text:span text:style-name="T9"><text:tab/> <text:s text:c="3"/></text:span><text:span text:style-name="T10">line-&gt;status.dirty</text:span><text:span text:style-name="T9"> </text:span><text:span text:style-name="T10">=</text:span><text:span text:style-name="T9"> </text:span><text:span text:style-name="T10">false;</text:span></text:p>
      <text:p text:style-name="P31"><text:span text:style-name="T9"><text:tab/></text:span><text:span text:style-name="T10">}</text:span></text:p>
      <text:p text:style-name="P31"><text:span text:style-name="T9"><text:tab/></text:span><text:span text:style-name="T11">// just ignore request if not in cache</text:span></text:p>
      <text:p text:style-name="P31"><text:span text:style-name="T9"><text:s text:c="4"/></text:span><text:span text:style-name="T10">}</text:span></text:p>
      <text:p text:style-name="P31"><text:span text:style-name="T9"><text:s text:c="4"/></text:span><text:span text:style-name="T3">return</text:span><text:span text:style-name="T9"> </text:span><text:span text:style-name="T10">0;</text:span></text:p>
      <text:p text:style-name="P32">}</text:p>
      <text:p text:style-name="P32"/>
      <text:p text:style-name="P31"><text:span text:style-name="T3">void</text:span><text:span text:style-name="T9"> </text:span><text:span text:style-name="T10">cache_print(</text:span><text:span text:style-name="T3">const</text:span><text:span text:style-name="T9"> </text:span><text:span text:style-name="T3">struct</text:span><text:span text:style-name="T9"> </text:span><text:span text:style-name="T10">cache_t*</text:span><text:span text:style-name="T9"> </text:span><text:span text:style-name="T10">cacheobj)</text:span></text:p>
      <text:p text:style-name="P32">{</text:p>
      <text:p text:style-name="P31"><text:span text:style-name="T9"><text:s text:c="4"/></text:span><text:span text:style-name="T10">printf(</text:span><text:span text:style-name="T9">"Cache Parameters: \n"</text:span><text:span text:style-name="T10">);</text:span></text:p>
      <text:p text:style-name="P31"><text:span text:style-name="T9"><text:s text:c="4"/></text:span><text:span text:style-name="T10">printf(</text:span><text:span text:style-name="T9">"Sets:%6zu Line Length: %6zu Associativity: %6zu \n\n"</text:span><text:span text:style-name="T10">,</text:span></text:p>
      <text:p text:style-name="P31"><text:span text:style-name="T9"><text:tab/> <text:s text:c="2"/></text:span><text:span text:style-name="T10">cacheobj-&gt;params.index_size,</text:span></text:p>
      <text:p text:style-name="P31"><text:span text:style-name="T9"><text:tab/> <text:s text:c="2"/></text:span><text:span text:style-name="T10">cacheobj-&gt;params.line_size,</text:span></text:p>
      <text:p text:style-name="P31"><text:span text:style-name="T9"><text:tab/> <text:s text:c="2"/></text:span><text:span text:style-name="T10">cacheobj-&gt;params.associativity);</text:span></text:p>
      <text:p text:style-name="P31"><text:span text:style-name="T9"><text:s text:c="4"/></text:span><text:span text:style-name="T10">printf(</text:span><text:span text:style-name="T9">"%11c"</text:span><text:span text:style-name="T10">,' ');</text:span></text:p>
      <text:p text:style-name="P31"><text:span text:style-name="T9"><text:s text:c="4"/></text:span><text:span text:style-name="T3">for</text:span><text:span text:style-name="T10">(</text:span><text:span text:style-name="T3">int</text:span><text:span text:style-name="T9"> </text:span><text:span text:style-name="T10">i</text:span><text:span text:style-name="T9"> </text:span><text:span text:style-name="T10">=</text:span><text:span text:style-name="T9"> </text:span><text:span text:style-name="T10">0;</text:span><text:span text:style-name="T9"> </text:span><text:span text:style-name="T10">i</text:span><text:span text:style-name="T9"> </text:span><text:span text:style-name="T10">&lt;</text:span><text:span text:style-name="T9"> </text:span><text:span text:style-name="T10">cacheobj-&gt;params.associativity;</text:span><text:span text:style-name="T9"> </text:span><text:span text:style-name="T10">++i)</text:span></text:p>
      <text:p text:style-name="P31"><text:span text:style-name="T9"><text:s text:c="4"/></text:span><text:span text:style-name="T10">{</text:span></text:p>
      <text:p text:style-name="P31"><text:span text:style-name="T9"><text:tab/></text:span><text:span text:style-name="T10">printf(</text:span><text:span text:style-name="T9">"VD <text:s/>LRU <text:s text:c="5"/>TAG%1c"</text:span><text:span text:style-name="T10">,' ');</text:span></text:p>
      <text:p text:style-name="P31"><text:span text:style-name="T9"><text:s text:c="4"/></text:span><text:span text:style-name="T10">}</text:span></text:p>
      <text:p text:style-name="P31"><text:span text:style-name="T9"><text:s text:c="4"/></text:span><text:span text:style-name="T10">printf(</text:span><text:span text:style-name="T9">"\n"</text:span><text:span text:style-name="T10">);</text:span></text:p>
      <text:p text:style-name="P32"/>
      <text:p text:style-name="P31"><text:span text:style-name="T9"><text:s text:c="4"/></text:span><text:span text:style-name="T3">for</text:span><text:span text:style-name="T10">(</text:span><text:span text:style-name="T3">int</text:span><text:span text:style-name="T9"> </text:span><text:span text:style-name="T10">i</text:span><text:span text:style-name="T9"> </text:span><text:span text:style-name="T10">=</text:span><text:span text:style-name="T9"> </text:span><text:span text:style-name="T10">0;</text:span><text:span text:style-name="T9"> </text:span><text:span text:style-name="T10">i</text:span><text:span text:style-name="T9"> </text:span><text:span text:style-name="T10">&lt;</text:span><text:span text:style-name="T9"> </text:span><text:span text:style-name="T10">cacheobj-&gt;params.index_size;</text:span><text:span text:style-name="T9"> </text:span><text:span text:style-name="T10">++i)</text:span></text:p>
      <text:p text:style-name="P31"><text:span text:style-name="T9"><text:s text:c="4"/></text:span><text:span text:style-name="T10">{</text:span></text:p>
      <text:p text:style-name="P31"><text:span text:style-name="T9"><text:tab/></text:span><text:span text:style-name="T11">// Check if the line is worth printing</text:span></text:p>
      <text:p text:style-name="P31"><text:span text:style-name="T9"><text:tab/></text:span><text:span text:style-name="T10">bool</text:span><text:span text:style-name="T9"> </text:span><text:span text:style-name="T10">valid_set</text:span><text:span text:style-name="T9"> </text:span><text:span text:style-name="T10">=</text:span><text:span text:style-name="T9"> </text:span><text:span text:style-name="T10">false;</text:span></text:p>
      <text:p text:style-name="P31"><text:span text:style-name="T9"><text:tab/></text:span><text:span text:style-name="T3">struct</text:span><text:span text:style-name="T9"> </text:span><text:span text:style-name="T10">set_t*</text:span><text:span text:style-name="T9"> </text:span><text:span text:style-name="T10">set</text:span><text:span text:style-name="T9"> </text:span><text:span text:style-name="T10">=</text:span><text:span text:style-name="T9"> </text:span><text:span text:style-name="T10">cacheobj-&gt;set[i];</text:span></text:p>
      <text:p text:style-name="P32"/>
      <text:p text:style-name="P31"><text:span text:style-name="T9"><text:tab/></text:span><text:span text:style-name="T3">for</text:span><text:span text:style-name="T10">(</text:span><text:span text:style-name="T3">int</text:span><text:span text:style-name="T9"> </text:span><text:span text:style-name="T10">j</text:span><text:span text:style-name="T9"> </text:span><text:span text:style-name="T10">=</text:span><text:span text:style-name="T9"> </text:span><text:span text:style-name="T10">0;</text:span><text:span text:style-name="T9"> </text:span><text:span text:style-name="T10">j</text:span><text:span text:style-name="T9"> </text:span><text:span text:style-name="T10">&lt;</text:span><text:span text:style-name="T9"> </text:span><text:span text:style-name="T10">cacheobj-&gt;params.associativity;</text:span><text:span text:style-name="T9"> </text:span><text:span text:style-name="T10">++j)</text:span></text:p>
      <text:p text:style-name="P31"><text:span text:style-name="T9"><text:tab/></text:span><text:span text:style-name="T10">{</text:span></text:p>
      <text:p text:style-name="P31"><text:span text:style-name="T9"><text:tab/> <text:s text:c="3"/></text:span><text:span text:style-name="T10">valid_set</text:span><text:span text:style-name="T9"> </text:span><text:span text:style-name="T10">=</text:span><text:span text:style-name="T9"> </text:span><text:span text:style-name="T10">valid_set</text:span><text:span text:style-name="T9"> </text:span><text:span text:style-name="T10">|</text:span><text:span text:style-name="T9"> </text:span><text:span text:style-name="T10">set-&gt;line[j]-&gt;status.valid;</text:span></text:p>
      <text:p text:style-name="P31"><text:span text:style-name="T9"><text:tab/></text:span><text:span text:style-name="T10">}</text:span></text:p>
      <text:p text:style-name="P35"><text:tab/></text:p>
      <text:p text:style-name="P31"><text:span text:style-name="T9"><text:tab/></text:span><text:span text:style-name="T3">if</text:span><text:span text:style-name="T10">(valid_set)</text:span></text:p>
      <text:p text:style-name="P31"><text:span text:style-name="T9"><text:tab/></text:span><text:span text:style-name="T10">{</text:span></text:p>
      <text:p text:style-name="P31"><text:span text:style-name="T9"><text:tab/> <text:s text:c="3"/></text:span><text:span text:style-name="T10">printf(</text:span><text:span text:style-name="T9">"set: <text:s/>%4d "</text:span><text:span text:style-name="T10">,</text:span><text:span text:style-name="T9"> </text:span><text:span text:style-name="T10">i);</text:span></text:p>
      <text:p text:style-name="P31"><text:span text:style-name="T9"><text:tab/> <text:s text:c="3"/></text:span><text:span text:style-name="T10">print_set(&amp;cacheobj-&gt;params,</text:span><text:span text:style-name="T9"> </text:span><text:span text:style-name="T10">cacheobj-&gt;set[i]);</text:span></text:p>
      <text:p text:style-name="P31"><text:span text:style-name="T9"><text:tab/></text:span><text:span text:style-name="T10">}</text:span></text:p>
      <text:p text:style-name="P31"><text:soft-page-break/><text:span text:style-name="T9"><text:s text:c="4"/></text:span><text:span text:style-name="T10">}</text:span></text:p>
      <text:p text:style-name="P31"><text:span text:style-name="T9"><text:s text:c="4"/></text:span><text:span text:style-name="T11">//Print Statistics</text:span></text:p>
      <text:p text:style-name="P31"><text:span text:style-name="T9"><text:s text:c="4"/></text:span><text:span text:style-name="T11">//hit rate = hits/(hits+misses) %</text:span></text:p>
      <text:p text:style-name="P31"><text:span text:style-name="T9"><text:s text:c="4"/></text:span><text:span text:style-name="T3">float</text:span><text:span text:style-name="T9"> </text:span><text:span text:style-name="T10">hitrate</text:span><text:span text:style-name="T9"> </text:span><text:span text:style-name="T10">=</text:span><text:span text:style-name="T9"> </text:span><text:span text:style-name="T10">(</text:span><text:span text:style-name="T3">float</text:span><text:span text:style-name="T10">)</text:span><text:span text:style-name="T9"> </text:span><text:span text:style-name="T10">cacheobj-&gt;stats.hits</text:span><text:span text:style-name="T9"> </text:span><text:span text:style-name="T10">/</text:span><text:span text:style-name="T9"> </text:span></text:p>
      <text:p text:style-name="P31"><text:span text:style-name="T9"><text:tab/></text:span><text:span text:style-name="T10">((</text:span><text:span text:style-name="T3">float</text:span><text:span text:style-name="T10">)</text:span><text:span text:style-name="T9"> </text:span><text:span text:style-name="T10">cacheobj-&gt;stats.hits</text:span><text:span text:style-name="T9"> </text:span><text:span text:style-name="T10">+</text:span><text:span text:style-name="T9"> </text:span><text:span text:style-name="T10">(</text:span><text:span text:style-name="T3">float</text:span><text:span text:style-name="T10">)</text:span><text:span text:style-name="T9"> </text:span><text:span text:style-name="T10">cacheobj-&gt;stats.misses)</text:span><text:span text:style-name="T9"> </text:span><text:span text:style-name="T10">*</text:span><text:span text:style-name="T9"> </text:span><text:span text:style-name="T10">100.0f;</text:span></text:p>
      <text:p text:style-name="P32"/>
      <text:p text:style-name="P31"><text:span text:style-name="T9"><text:s text:c="4"/></text:span><text:span text:style-name="T10">printf(</text:span><text:span text:style-name="T9">"\nReads:%6zu <text:s text:c="5"/>Writes:%6zu <text:s text:c="5"/>Hits:%6zu <text:s text:c="5"/>Misses:%6zu <text:s text:c="5"/>HitRate:%4g%%\n"</text:span><text:span text:style-name="T10">,</text:span></text:p>
      <text:p text:style-name="P31"><text:span text:style-name="T9"><text:tab/> <text:s text:c="2"/></text:span><text:span text:style-name="T10">cacheobj-&gt;stats.reads,</text:span></text:p>
      <text:p text:style-name="P31"><text:span text:style-name="T9"><text:tab/> <text:s text:c="2"/></text:span><text:span text:style-name="T10">cacheobj-&gt;stats.writes,</text:span></text:p>
      <text:p text:style-name="P31"><text:span text:style-name="T9"><text:tab/> <text:s text:c="2"/></text:span><text:span text:style-name="T10">cacheobj-&gt;stats.hits,</text:span></text:p>
      <text:p text:style-name="P31"><text:span text:style-name="T9"><text:tab/> <text:s text:c="2"/></text:span><text:span text:style-name="T10">cacheobj-&gt;stats.misses,</text:span></text:p>
      <text:p text:style-name="P31"><text:span text:style-name="T9"><text:tab/> <text:s text:c="2"/></text:span><text:span text:style-name="T10">hitrate);</text:span></text:p>
      <text:p text:style-name="P32"/>
      <text:p text:style-name="P32">}</text:p>
      <text:p text:style-name="P32"/>
      <text:p text:style-name="P32"/>
      <text:p text:style-name="P34">/******************** Internal Module Functions *******************/</text:p>
      <text:p text:style-name="P32"/>
      <text:p text:style-name="P34">/* processes the internal cache structures and returns a line to write data</text:p>
      <text:p text:style-name="P34">* <text:s/>or read from it.*/</text:p>
      <text:p text:style-name="P31"><text:span text:style-name="T3">static</text:span><text:span text:style-name="T9"> </text:span><text:span text:style-name="T3">struct</text:span><text:span text:style-name="T9"> </text:span><text:span text:style-name="T10">line_t*</text:span><text:span text:style-name="T9"> </text:span><text:span text:style-name="T10">cache_access(</text:span><text:span text:style-name="T3">struct</text:span><text:span text:style-name="T9"> </text:span><text:span text:style-name="T10">cache_t*</text:span><text:span text:style-name="T9"> </text:span><text:span text:style-name="T10">cacheobj,</text:span><text:span text:style-name="T9"> </text:span><text:span text:style-name="T10">uint32_t</text:span><text:span text:style-name="T9"> </text:span><text:span text:style-name="T10">address)</text:span></text:p>
      <text:p text:style-name="P32">{</text:p>
      <text:p text:style-name="P31"><text:span text:style-name="T9"><text:s text:c="4"/></text:span><text:span text:style-name="T3">const</text:span><text:span text:style-name="T9"> </text:span><text:span text:style-name="T3">struct</text:span><text:span text:style-name="T9"> </text:span><text:span text:style-name="T10">cache_params_t*</text:span><text:span text:style-name="T9"> </text:span><text:span text:style-name="T10">params</text:span><text:span text:style-name="T9"> </text:span><text:span text:style-name="T10">=</text:span><text:span text:style-name="T9"> </text:span><text:span text:style-name="T10">&amp;cacheobj-&gt;params;</text:span></text:p>
      <text:p text:style-name="P31"><text:span text:style-name="T9"><text:s text:c="4"/></text:span><text:span text:style-name="T10">uint32_t</text:span><text:span text:style-name="T9"> </text:span><text:span text:style-name="T10">index</text:span><text:span text:style-name="T9"> </text:span><text:span text:style-name="T10">=</text:span><text:span text:style-name="T9"> </text:span><text:span text:style-name="T10">address_get_index(params,</text:span><text:span text:style-name="T9"> </text:span><text:span text:style-name="T10">address);</text:span></text:p>
      <text:p text:style-name="P31"><text:span text:style-name="T9"><text:s text:c="4"/></text:span><text:span text:style-name="T10">uint32_t</text:span><text:span text:style-name="T9"> </text:span><text:span text:style-name="T10">tag</text:span><text:span text:style-name="T9"> <text:s text:c="2"/></text:span><text:span text:style-name="T10">=</text:span><text:span text:style-name="T9"> </text:span><text:span text:style-name="T10">address_get_tag(params,</text:span><text:span text:style-name="T9"> </text:span><text:span text:style-name="T10">address);</text:span></text:p>
      <text:p text:style-name="P31"><text:span text:style-name="T9"><text:s text:c="4"/></text:span><text:span text:style-name="T10">uint32_t</text:span><text:span text:style-name="T9"> </text:span><text:span text:style-name="T10">byte_offset</text:span><text:span text:style-name="T9"> </text:span><text:span text:style-name="T10">=</text:span><text:span text:style-name="T9"> </text:span><text:span text:style-name="T10">address_get_byte_offset(params,</text:span><text:span text:style-name="T9"> </text:span><text:span text:style-name="T10">address);</text:span></text:p>
      <text:p text:style-name="P31"><text:span text:style-name="T9"><text:s text:c="4"/></text:span><text:span text:style-name="T3">struct</text:span><text:span text:style-name="T9"> </text:span><text:span text:style-name="T10">line_t*</text:span><text:span text:style-name="T9"> </text:span><text:span text:style-name="T10">line;</text:span></text:p>
      <text:p text:style-name="P31"><text:span text:style-name="T9"><text:s text:c="4"/></text:span><text:span text:style-name="T3">int</text:span><text:span text:style-name="T9"> </text:span><text:span text:style-name="T10">lru</text:span><text:span text:style-name="T9"> <text:s text:c="4"/></text:span><text:span text:style-name="T10">=</text:span><text:span text:style-name="T9"> </text:span><text:span text:style-name="T10">0;</text:span></text:p>
      <text:p text:style-name="P31"><text:span text:style-name="T9"><text:s text:c="4"/></text:span><text:span text:style-name="T3">int</text:span><text:span text:style-name="T9"> </text:span><text:span text:style-name="T10">invalid</text:span><text:span text:style-name="T9"> </text:span><text:span text:style-name="T10">=</text:span><text:span text:style-name="T9"> </text:span><text:span text:style-name="T10">-1;</text:span></text:p>
      <text:p text:style-name="P32"/>
      <text:p text:style-name="P31"><text:span text:style-name="T9"><text:s text:c="4"/></text:span><text:span text:style-name="T11">// Search in the set for valid invalid entries etc..</text:span></text:p>
      <text:p text:style-name="P31"><text:span text:style-name="T9"><text:s text:c="4"/></text:span><text:span text:style-name="T3">for</text:span><text:span text:style-name="T10">(</text:span><text:span text:style-name="T3">int</text:span><text:span text:style-name="T9"> </text:span><text:span text:style-name="T10">i</text:span><text:span text:style-name="T9"> </text:span><text:span text:style-name="T10">=</text:span><text:span text:style-name="T9"> </text:span><text:span text:style-name="T10">0;</text:span><text:span text:style-name="T9"> </text:span><text:span text:style-name="T10">i</text:span><text:span text:style-name="T9"> </text:span><text:span text:style-name="T10">&lt;</text:span><text:span text:style-name="T9"> </text:span><text:span text:style-name="T10">params-&gt;associativity;</text:span><text:span text:style-name="T9"> </text:span><text:span text:style-name="T10">++i)</text:span></text:p>
      <text:p text:style-name="P31"><text:span text:style-name="T9"><text:s text:c="4"/></text:span><text:span text:style-name="T10">{</text:span></text:p>
      <text:p text:style-name="P31"><text:span text:style-name="T9"><text:tab/></text:span><text:span text:style-name="T10">line</text:span><text:span text:style-name="T9"> </text:span><text:span text:style-name="T10">=</text:span><text:span text:style-name="T9"> </text:span><text:span text:style-name="T10">cacheobj-&gt;set[index]-&gt;line[i];</text:span></text:p>
      <text:p text:style-name="P32"/>
      <text:p text:style-name="P31"><text:span text:style-name="T9"><text:tab/></text:span><text:span text:style-name="T3">if</text:span><text:span text:style-name="T10">(line-&gt;status.valid)</text:span><text:span text:style-name="T9"> </text:span><text:span text:style-name="T11">//find valid match</text:span></text:p>
      <text:p text:style-name="P31"><text:span text:style-name="T9"><text:tab/></text:span><text:span text:style-name="T10">{</text:span></text:p>
      <text:p text:style-name="P31"><text:span text:style-name="T9"><text:tab/> <text:s text:c="3"/></text:span><text:span text:style-name="T3">if</text:span><text:span text:style-name="T10">(tag</text:span><text:span text:style-name="T9"> </text:span><text:span text:style-name="T10">==</text:span><text:span text:style-name="T9"> </text:span><text:span text:style-name="T10">line-&gt;tag)</text:span><text:span text:style-name="T9"> </text:span><text:span text:style-name="T11">//Match tags</text:span></text:p>
      <text:p text:style-name="P31"><text:span text:style-name="T9"><text:tab/> <text:s text:c="3"/></text:span><text:span text:style-name="T10">{</text:span></text:p>
      <text:p text:style-name="P31"><text:span text:style-name="T9"><text:tab/><text:tab/></text:span><text:span text:style-name="T11">// Hit</text:span></text:p>
      <text:p text:style-name="P31"><text:span text:style-name="T9"><text:tab/><text:tab/></text:span><text:span text:style-name="T10">++cacheobj-&gt;stats.hits;</text:span></text:p>
      <text:p text:style-name="P31"><text:span text:style-name="T9"><text:tab/><text:tab/></text:span><text:span text:style-name="T10">lru_update_set(&amp;cacheobj-&gt;params,</text:span><text:span text:style-name="T9"> </text:span></text:p>
      <text:p text:style-name="P31"><text:span text:style-name="T9"><text:tab/><text:tab/><text:tab/> <text:s text:c="6"/></text:span><text:span text:style-name="T10">cacheobj-&gt;set[index],</text:span><text:span text:style-name="T9"> </text:span></text:p>
      <text:p text:style-name="P31"><text:span text:style-name="T9"><text:tab/><text:tab/><text:tab/> <text:s text:c="6"/></text:span><text:span text:style-name="T10">i);</text:span></text:p>
      <text:p text:style-name="P31"><text:span text:style-name="T9"><text:tab/><text:tab/></text:span><text:span text:style-name="T3">return</text:span><text:span text:style-name="T9"> </text:span><text:span text:style-name="T10">line;</text:span></text:p>
      <text:p text:style-name="P31"><text:span text:style-name="T9"><text:tab/> <text:s text:c="3"/></text:span><text:span text:style-name="T10">}</text:span></text:p>
      <text:p text:style-name="P31"><text:span text:style-name="T9"><text:tab/> <text:s text:c="3"/></text:span><text:span text:style-name="T3">else</text:span><text:span text:style-name="T9"> </text:span><text:span text:style-name="T11">//look for LRU</text:span></text:p>
      <text:p text:style-name="P31"><text:span text:style-name="T9"><text:tab/> <text:s text:c="3"/></text:span><text:span text:style-name="T10">{</text:span></text:p>
      <text:p text:style-name="P31"><text:span text:style-name="T9"><text:s text:c="4"/><text:tab/> <text:s text:c="5"/><text:tab/></text:span><text:span text:style-name="T10">lru</text:span><text:span text:style-name="T9"> </text:span><text:span text:style-name="T10">=</text:span><text:span text:style-name="T9"> </text:span><text:span text:style-name="T10">line-&gt;lru</text:span><text:span text:style-name="T9"> </text:span><text:span text:style-name="T10">&gt;</text:span><text:span text:style-name="T9"> </text:span><text:span text:style-name="T10">cacheobj-&gt;set[index]-&gt;line[lru]-&gt;lru</text:span><text:span text:style-name="T9"> </text:span><text:span text:style-name="T10">?</text:span><text:span text:style-name="T9"> </text:span></text:p>
      <text:p text:style-name="P31"><text:span text:style-name="T9"><text:tab/><text:tab/> <text:s text:c="3"/></text:span><text:span text:style-name="T10">i</text:span><text:span text:style-name="T9"> </text:span><text:span text:style-name="T10">:</text:span><text:span text:style-name="T9"> </text:span><text:span text:style-name="T10">lru;</text:span></text:p>
      <text:p text:style-name="P31"><text:span text:style-name="T9"><text:tab/> <text:s text:c="3"/></text:span><text:span text:style-name="T10">}</text:span></text:p>
      <text:p text:style-name="P31"><text:span text:style-name="T9"><text:tab/></text:span><text:span text:style-name="T10">}</text:span></text:p>
      <text:p text:style-name="P31"><text:span text:style-name="T9"><text:tab/></text:span><text:span text:style-name="T3">else</text:span><text:span text:style-name="T9"> </text:span></text:p>
      <text:p text:style-name="P31"><text:span text:style-name="T9"><text:tab/> <text:s text:c="3"/></text:span><text:span text:style-name="T10">invalid</text:span><text:span text:style-name="T9"> </text:span><text:span text:style-name="T10">=</text:span><text:span text:style-name="T9"> </text:span><text:span text:style-name="T10">i;</text:span></text:p>
      <text:p text:style-name="P31"><text:span text:style-name="T9"><text:s text:c="4"/></text:span><text:span text:style-name="T10">}</text:span></text:p>
      <text:p text:style-name="P31"><text:span text:style-name="T9"><text:s text:c="4"/></text:span><text:span text:style-name="T10">++cacheobj-&gt;stats.misses;</text:span></text:p>
      <text:p text:style-name="P32"/>
      <text:p text:style-name="P31"><text:soft-page-break/><text:span text:style-name="T9"><text:s text:c="4"/></text:span><text:span text:style-name="T11">// Cache Miss </text:span></text:p>
      <text:p text:style-name="P31"><text:span text:style-name="T9"><text:s text:c="4"/></text:span><text:span text:style-name="T3">if</text:span><text:span text:style-name="T10">(-1</text:span><text:span text:style-name="T9"> </text:span><text:span text:style-name="T10">&lt;</text:span><text:span text:style-name="T9"> </text:span><text:span text:style-name="T10">invalid)</text:span><text:span text:style-name="T9"> </text:span><text:span text:style-name="T11">// if there is an invalid use it</text:span></text:p>
      <text:p text:style-name="P31"><text:span text:style-name="T9"><text:s text:c="4"/></text:span><text:span text:style-name="T10">{</text:span></text:p>
      <text:p text:style-name="P31"><text:span text:style-name="T9"><text:tab/></text:span><text:span text:style-name="T10">line</text:span><text:span text:style-name="T9"> </text:span><text:span text:style-name="T10">=</text:span><text:span text:style-name="T9"> </text:span><text:span text:style-name="T10">cacheobj-&gt;set[index]-&gt;line[invalid];</text:span></text:p>
      <text:p text:style-name="P31"><text:span text:style-name="T9"><text:tab/></text:span><text:span text:style-name="T10">lru_update_set(&amp;cacheobj-&gt;params,</text:span><text:span text:style-name="T9"> </text:span><text:span text:style-name="T10">cacheobj-&gt;set[index],</text:span><text:span text:style-name="T9"> </text:span><text:span text:style-name="T10">invalid);</text:span></text:p>
      <text:p text:style-name="P31"><text:span text:style-name="T9"><text:s text:c="4"/></text:span><text:span text:style-name="T10">}</text:span></text:p>
      <text:p text:style-name="P31"><text:span text:style-name="T9"><text:s text:c="4"/></text:span><text:span text:style-name="T3">else</text:span><text:span text:style-name="T9"> <text:s text:c="11"/></text:span><text:span text:style-name="T11">// if not use the lru</text:span></text:p>
      <text:p text:style-name="P31"><text:span text:style-name="T9"><text:s text:c="4"/></text:span><text:span text:style-name="T10">{</text:span></text:p>
      <text:p text:style-name="P31"><text:span text:style-name="T9"><text:tab/></text:span><text:span text:style-name="T10">line</text:span><text:span text:style-name="T9"> </text:span><text:span text:style-name="T10">=</text:span><text:span text:style-name="T9"> </text:span><text:span text:style-name="T10">cacheobj-&gt;set[index]-&gt;line[lru];</text:span></text:p>
      <text:p text:style-name="P31"><text:span text:style-name="T9"><text:tab/></text:span><text:span text:style-name="T11">// Evict LRU by writeback if dirty</text:span></text:p>
      <text:p text:style-name="P31"><text:span text:style-name="T9"><text:tab/></text:span><text:span text:style-name="T3">if</text:span><text:span text:style-name="T10">(line-&gt;status.dirty)</text:span></text:p>
      <text:p text:style-name="P31"><text:span text:style-name="T9"><text:tab/></text:span><text:span text:style-name="T10">{</text:span></text:p>
      <text:p text:style-name="P31"><text:span text:style-name="T9"><text:tab/> <text:s text:c="3"/></text:span><text:span text:style-name="T10">cacheobj-&gt;ln_ops.write(cacheobj-&gt;ln_ops.object,</text:span></text:p>
      <text:p text:style-name="P31"><text:span text:style-name="T9"><text:tab/><text:tab/><text:tab/><text:tab/> <text:s text:c="2"/></text:span><text:span text:style-name="T10">address</text:span><text:span text:style-name="T9"> </text:span><text:span text:style-name="T10">^</text:span><text:span text:style-name="T9"> </text:span><text:span text:style-name="T10">byte_offset,</text:span><text:span text:style-name="T9"> </text:span></text:p>
      <text:p text:style-name="P31"><text:span text:style-name="T9"><text:tab/><text:tab/><text:tab/><text:tab/> <text:s text:c="2"/></text:span><text:span text:style-name="T10">cacheobj-&gt;params.line_size,</text:span><text:span text:style-name="T9"> </text:span></text:p>
      <text:p text:style-name="P31"><text:span text:style-name="T9"><text:tab/><text:tab/><text:tab/><text:tab/> <text:s text:c="2"/></text:span><text:span text:style-name="T10">line-&gt;data);</text:span></text:p>
      <text:p text:style-name="P31"><text:span text:style-name="T9"><text:tab/> <text:s text:c="3"/></text:span><text:span text:style-name="T10">line-&gt;status.dirty</text:span><text:span text:style-name="T9"> </text:span><text:span text:style-name="T10">=</text:span><text:span text:style-name="T9"> </text:span><text:span text:style-name="T10">false;</text:span></text:p>
      <text:p text:style-name="P31"><text:span text:style-name="T9"><text:tab/></text:span><text:span text:style-name="T10">}</text:span></text:p>
      <text:p text:style-name="P31"><text:span text:style-name="T9"><text:tab/></text:span><text:span text:style-name="T3">else</text:span></text:p>
      <text:p text:style-name="P31"><text:span text:style-name="T9"><text:tab/></text:span><text:span text:style-name="T10">{</text:span></text:p>
      <text:p text:style-name="P31"><text:span text:style-name="T9"><text:tab/> <text:s text:c="3"/></text:span><text:span text:style-name="T10">cacheobj-&gt;ln_ops.evicted(cacheobj-&gt;ln_ops.object,</text:span></text:p>
      <text:p text:style-name="P31"><text:span text:style-name="T9"><text:tab/><text:tab/><text:tab/><text:tab/> <text:s text:c="2"/></text:span><text:span text:style-name="T10">address</text:span><text:span text:style-name="T9"> </text:span><text:span text:style-name="T10">^</text:span><text:span text:style-name="T9"> </text:span><text:span text:style-name="T10">byte_offset);</text:span></text:p>
      <text:p text:style-name="P31"><text:span text:style-name="T9"><text:tab/></text:span><text:span text:style-name="T10">}</text:span></text:p>
      <text:p text:style-name="P31"><text:span text:style-name="T9"><text:tab/></text:span><text:span text:style-name="T11">// continue request</text:span></text:p>
      <text:p text:style-name="P31"><text:span text:style-name="T9"><text:tab/></text:span><text:span text:style-name="T10">cacheobj-&gt;ln_ops.read(cacheobj-&gt;ln_ops.object,</text:span></text:p>
      <text:p text:style-name="P31"><text:span text:style-name="T9"><text:tab/><text:tab/><text:tab/> <text:s text:c="5"/></text:span><text:span text:style-name="T10">address</text:span><text:span text:style-name="T9"> </text:span><text:span text:style-name="T10">^</text:span><text:span text:style-name="T9"> </text:span><text:span text:style-name="T10">byte_offset,</text:span><text:span text:style-name="T9"> </text:span></text:p>
      <text:p text:style-name="P31"><text:span text:style-name="T9"><text:tab/><text:tab/><text:tab/> <text:s text:c="5"/></text:span><text:span text:style-name="T10">cacheobj-&gt;params.line_size,</text:span><text:span text:style-name="T9"> </text:span></text:p>
      <text:p text:style-name="P31"><text:span text:style-name="T9"><text:tab/><text:tab/><text:tab/> <text:s text:c="5"/></text:span><text:span text:style-name="T10">line-&gt;data);</text:span></text:p>
      <text:p text:style-name="P31"><text:span text:style-name="T9"><text:tab/></text:span><text:span text:style-name="T10">lru_update_set(&amp;cacheobj-&gt;params,</text:span><text:span text:style-name="T9"> </text:span><text:span text:style-name="T10">cacheobj-&gt;set[index],</text:span><text:span text:style-name="T9"> </text:span><text:span text:style-name="T10">lru);</text:span></text:p>
      <text:p text:style-name="P31"><text:span text:style-name="T9"><text:s text:c="4"/></text:span><text:span text:style-name="T10">}</text:span></text:p>
      <text:p text:style-name="P32"/>
      <text:p text:style-name="P31"><text:span text:style-name="T9"><text:s text:c="4"/></text:span><text:span text:style-name="T10">line-&gt;status.valid</text:span><text:span text:style-name="T9"> </text:span><text:span text:style-name="T10">=</text:span><text:span text:style-name="T9"> </text:span><text:span text:style-name="T10">true;</text:span></text:p>
      <text:p text:style-name="P31"><text:span text:style-name="T9"><text:s text:c="4"/></text:span><text:span text:style-name="T10">line-&gt;tag</text:span><text:span text:style-name="T9"> </text:span><text:span text:style-name="T10">=</text:span><text:span text:style-name="T9"> </text:span><text:span text:style-name="T10">tag;</text:span></text:p>
      <text:p text:style-name="P31"><text:span text:style-name="T9"><text:s text:c="4"/></text:span><text:span text:style-name="T3">return</text:span><text:span text:style-name="T9"> </text:span><text:span text:style-name="T10">line;</text:span></text:p>
      <text:p text:style-name="P32">}</text:p>
      <text:p text:style-name="P32"/>
      <text:p text:style-name="P34">/* Updates the sets LRU values depending on the way just accessed */</text:p>
      <text:p text:style-name="P31"><text:span text:style-name="T3">static</text:span><text:span text:style-name="T9"> </text:span><text:span text:style-name="T3">void</text:span><text:span text:style-name="T9"> </text:span><text:span text:style-name="T10">lru_update_set(</text:span><text:span text:style-name="T3">const</text:span><text:span text:style-name="T9"> </text:span><text:span text:style-name="T3">struct</text:span><text:span text:style-name="T9"> </text:span><text:span text:style-name="T10">cache_params_t*</text:span><text:span text:style-name="T9"> </text:span><text:span text:style-name="T10">params,</text:span><text:span text:style-name="T9"> </text:span></text:p>
      <text:p text:style-name="P31"><text:span text:style-name="T9"><text:tab/><text:tab/><text:tab/> <text:s text:c="2"/></text:span><text:span text:style-name="T3">struct</text:span><text:span text:style-name="T9"> </text:span><text:span text:style-name="T10">set_t*</text:span><text:span text:style-name="T9"> </text:span><text:span text:style-name="T10">set,</text:span></text:p>
      <text:p text:style-name="P31"><text:span text:style-name="T9"><text:tab/><text:tab/><text:tab/> <text:s text:c="2"/></text:span><text:span text:style-name="T10">uint16_t</text:span><text:span text:style-name="T9"> </text:span><text:span text:style-name="T10">way)</text:span></text:p>
      <text:p text:style-name="P32">{</text:p>
      <text:p text:style-name="P31"><text:span text:style-name="T9"><text:s text:c="4"/></text:span><text:span text:style-name="T10">uint16_t</text:span><text:span text:style-name="T9"> </text:span><text:span text:style-name="T10">pivot</text:span><text:span text:style-name="T9"> </text:span><text:span text:style-name="T10">=</text:span><text:span text:style-name="T9"> </text:span><text:span text:style-name="T10">set-&gt;line[way]-&gt;lru;</text:span></text:p>
      <text:p text:style-name="P32"/>
      <text:p text:style-name="P31"><text:span text:style-name="T9"><text:s text:c="4"/></text:span><text:span text:style-name="T3">for</text:span><text:span text:style-name="T9"> </text:span><text:span text:style-name="T10">(</text:span><text:span text:style-name="T3">int</text:span><text:span text:style-name="T9"> </text:span><text:span text:style-name="T10">i</text:span><text:span text:style-name="T9"> </text:span><text:span text:style-name="T10">=</text:span><text:span text:style-name="T9"> </text:span><text:span text:style-name="T10">0;</text:span><text:span text:style-name="T9"> </text:span><text:span text:style-name="T10">i</text:span><text:span text:style-name="T9"> </text:span><text:span text:style-name="T10">&lt;</text:span><text:span text:style-name="T9"> </text:span><text:span text:style-name="T10">params-&gt;associativity;</text:span><text:span text:style-name="T9"> </text:span><text:span text:style-name="T10">++i)</text:span></text:p>
      <text:p text:style-name="P31"><text:span text:style-name="T9"><text:s text:c="4"/></text:span><text:span text:style-name="T10">{</text:span></text:p>
      <text:p text:style-name="P31"><text:span text:style-name="T9"><text:tab/></text:span><text:span text:style-name="T3">if</text:span><text:span text:style-name="T10">(i</text:span><text:span text:style-name="T9"> </text:span><text:span text:style-name="T10">==</text:span><text:span text:style-name="T9"> </text:span><text:span text:style-name="T10">way)</text:span></text:p>
      <text:p text:style-name="P31"><text:span text:style-name="T9"><text:tab/> <text:s text:c="3"/></text:span><text:span text:style-name="T10">set-&gt;line[way]-&gt;lru</text:span><text:span text:style-name="T9"> </text:span><text:span text:style-name="T10">=</text:span><text:span text:style-name="T9"> </text:span><text:span text:style-name="T10">0;</text:span></text:p>
      <text:p text:style-name="P31"><text:span text:style-name="T9"><text:tab/></text:span><text:span text:style-name="T3">else</text:span><text:span text:style-name="T9"> </text:span><text:span text:style-name="T3">if</text:span><text:span text:style-name="T9"> </text:span><text:span text:style-name="T10">(set-&gt;line[i]-&gt;lru</text:span><text:span text:style-name="T9"> </text:span><text:span text:style-name="T10">&lt;</text:span><text:span text:style-name="T9"> </text:span><text:span text:style-name="T10">pivot)</text:span></text:p>
      <text:p text:style-name="P31"><text:span text:style-name="T9"><text:tab/> <text:s text:c="3"/></text:span><text:span text:style-name="T10">++set-&gt;line[i]-&gt;lru;</text:span></text:p>
      <text:p text:style-name="P31"><text:span text:style-name="T9"><text:s text:c="4"/></text:span><text:span text:style-name="T10">}</text:span></text:p>
      <text:p text:style-name="P32">}</text:p>
      <text:p text:style-name="P32"/>
      <text:p text:style-name="P31"><text:span text:style-name="T3">static</text:span><text:span text:style-name="T9"> </text:span><text:span text:style-name="T3">void</text:span><text:span text:style-name="T9"> </text:span><text:span text:style-name="T10">print_set(</text:span><text:span text:style-name="T3">const</text:span><text:span text:style-name="T9"> </text:span><text:span text:style-name="T3">struct</text:span><text:span text:style-name="T9"> </text:span><text:span text:style-name="T10">cache_params_t*</text:span><text:span text:style-name="T9"> </text:span><text:span text:style-name="T10">params,</text:span></text:p>
      <text:p text:style-name="P31"><text:span text:style-name="T9"><text:tab/><text:tab/> <text:s text:c="5"/></text:span><text:span text:style-name="T3">struct</text:span><text:span text:style-name="T9"> </text:span><text:span text:style-name="T10">set_t*</text:span><text:span text:style-name="T9"> </text:span><text:span text:style-name="T10">set)</text:span></text:p>
      <text:p text:style-name="P32">{</text:p>
      <text:p text:style-name="P32"/>
      <text:p text:style-name="P31"><text:span text:style-name="T9"><text:s text:c="4"/></text:span><text:span text:style-name="T11">// Output Format</text:span></text:p>
      <text:p text:style-name="P31"><text:span text:style-name="T9"><text:s text:c="4"/></text:span><text:span text:style-name="T11">// VD TAG '' VD TAG '' VD TAG '' VD TAG</text:span></text:p>
      <text:p text:style-name="P31"><text:soft-page-break/><text:span text:style-name="T9"><text:s text:c="4"/></text:span><text:span text:style-name="T3">for</text:span><text:span text:style-name="T10">(</text:span><text:span text:style-name="T3">int</text:span><text:span text:style-name="T9"> </text:span><text:span text:style-name="T10">i</text:span><text:span text:style-name="T9"> </text:span><text:span text:style-name="T10">=</text:span><text:span text:style-name="T9"> </text:span><text:span text:style-name="T10">0;</text:span><text:span text:style-name="T9"> </text:span><text:span text:style-name="T10">i</text:span><text:span text:style-name="T9"> </text:span><text:span text:style-name="T10">&lt;</text:span><text:span text:style-name="T9"> </text:span><text:span text:style-name="T10">params-&gt;associativity;</text:span><text:span text:style-name="T9"> </text:span><text:span text:style-name="T10">++i)</text:span></text:p>
      <text:p text:style-name="P31"><text:span text:style-name="T9"><text:s text:c="4"/></text:span><text:span text:style-name="T10">{</text:span></text:p>
      <text:p text:style-name="P31"><text:span text:style-name="T9"><text:tab/></text:span><text:span text:style-name="T3">struct</text:span><text:span text:style-name="T9"> </text:span><text:span text:style-name="T10">line_t*</text:span><text:span text:style-name="T9"> </text:span><text:span text:style-name="T10">line</text:span><text:span text:style-name="T9"> </text:span><text:span text:style-name="T10">=</text:span><text:span text:style-name="T9"> </text:span><text:span text:style-name="T10">set-&gt;line[i];</text:span></text:p>
      <text:p text:style-name="P31"><text:span text:style-name="T9"><text:tab/></text:span><text:span text:style-name="T3">if</text:span><text:span text:style-name="T10">(line-&gt;status.valid)</text:span></text:p>
      <text:p text:style-name="P31"><text:span text:style-name="T9"><text:tab/></text:span><text:span text:style-name="T10">{</text:span></text:p>
      <text:p text:style-name="P31"><text:span text:style-name="T9"><text:tab/> <text:s text:c="3"/></text:span><text:span text:style-name="T10">printf(</text:span><text:span text:style-name="T9">"%d%d %4d %8x "</text:span><text:span text:style-name="T10">,</text:span><text:span text:style-name="T9"> </text:span></text:p>
      <text:p text:style-name="P31"><text:span text:style-name="T9"><text:tab/><text:tab/> <text:s text:c="2"/></text:span><text:span text:style-name="T10">line-&gt;status.valid,</text:span><text:span text:style-name="T9"> </text:span></text:p>
      <text:p text:style-name="P31"><text:span text:style-name="T9"><text:tab/><text:tab/> <text:s text:c="2"/></text:span><text:span text:style-name="T10">line-&gt;status.dirty,</text:span></text:p>
      <text:p text:style-name="P31"><text:span text:style-name="T9"><text:tab/><text:tab/> <text:s text:c="2"/></text:span><text:span text:style-name="T10">line-&gt;lru,</text:span></text:p>
      <text:p text:style-name="P31"><text:span text:style-name="T9"><text:tab/><text:tab/> <text:s text:c="2"/></text:span><text:span text:style-name="T10">line-&gt;tag);</text:span></text:p>
      <text:p text:style-name="P31"><text:span text:style-name="T9"><text:tab/></text:span><text:span text:style-name="T10">}</text:span></text:p>
      <text:p text:style-name="P31"><text:span text:style-name="T9"><text:tab/></text:span><text:span text:style-name="T3">else</text:span></text:p>
      <text:p text:style-name="P31"><text:span text:style-name="T9"><text:tab/></text:span><text:span text:style-name="T10">{</text:span></text:p>
      <text:p text:style-name="P31"><text:span text:style-name="T9"><text:tab/> <text:s text:c="3"/></text:span><text:span text:style-name="T10">printf(</text:span><text:span text:style-name="T9">"%17c"</text:span><text:span text:style-name="T10">,</text:span><text:span text:style-name="T9"> </text:span><text:span text:style-name="T10">' ');</text:span><text:span text:style-name="T9"> </text:span><text:span text:style-name="T11">//Leave empty</text:span></text:p>
      <text:p text:style-name="P31"><text:span text:style-name="T9"><text:tab/></text:span><text:span text:style-name="T10">}</text:span></text:p>
      <text:p text:style-name="P31"><text:span text:style-name="T9"><text:s text:c="4"/></text:span><text:span text:style-name="T10">}</text:span></text:p>
      <text:p text:style-name="P31"><text:span text:style-name="T9"><text:s text:c="4"/></text:span><text:span text:style-name="T10">printf(</text:span><text:span text:style-name="T9">"\n"</text:span><text:span text:style-name="T10">);</text:span></text:p>
      <text:p text:style-name="P32">}</text:p>
      <text:p text:style-name="P32"/>
      <text:p text:style-name="P34">/*********************** Address access functions ***************************/</text:p>
      <text:p text:style-name="P32"/>
      <text:p text:style-name="P34">// returns only the tag bits in an address</text:p>
      <text:p text:style-name="P31"><text:span text:style-name="T3">static</text:span><text:span text:style-name="T9"> </text:span><text:span text:style-name="T10">uint32_t</text:span><text:span text:style-name="T9"> </text:span><text:span text:style-name="T10">address_get_tag(</text:span><text:span text:style-name="T3">const</text:span><text:span text:style-name="T9"> </text:span><text:span text:style-name="T3">struct</text:span><text:span text:style-name="T9"> </text:span><text:span text:style-name="T10">cache_params_t*</text:span><text:span text:style-name="T9"> </text:span><text:span text:style-name="T10">params,</text:span></text:p>
      <text:p text:style-name="P31"><text:span text:style-name="T9"><text:tab/><text:tab/><text:tab/><text:tab/></text:span><text:span text:style-name="T10">uint32_t</text:span><text:span text:style-name="T9"> </text:span><text:span text:style-name="T10">address)</text:span></text:p>
      <text:p text:style-name="P32">{</text:p>
      <text:p text:style-name="P31"><text:span text:style-name="T9"><text:s text:c="4"/></text:span><text:span text:style-name="T10">uint32_t</text:span><text:span text:style-name="T9"> </text:span><text:span text:style-name="T10">ntag_bit_size</text:span><text:span text:style-name="T9"> </text:span><text:span text:style-name="T10">=</text:span><text:span text:style-name="T9"> </text:span><text:span text:style-name="T10">log2(params-&gt;line_size)</text:span><text:span text:style-name="T9"> </text:span><text:span text:style-name="T10">+</text:span><text:span text:style-name="T9"> </text:span><text:span text:style-name="T10">log2(params-&gt;index_size);</text:span></text:p>
      <text:p text:style-name="P31"><text:span text:style-name="T9"><text:s text:c="4"/></text:span><text:span text:style-name="T10">uint32_t</text:span><text:span text:style-name="T9"> </text:span><text:span text:style-name="T10">tag</text:span><text:span text:style-name="T9"> </text:span><text:span text:style-name="T10">=</text:span><text:span text:style-name="T9"> </text:span><text:span text:style-name="T10">address</text:span><text:span text:style-name="T9"> </text:span><text:span text:style-name="T10">&gt;&gt;</text:span><text:span text:style-name="T9"> </text:span><text:span text:style-name="T10">ntag_bit_size;</text:span><text:span text:style-name="T9"> </text:span><text:span text:style-name="T11">//mask out lower bits</text:span></text:p>
      <text:p text:style-name="P31"><text:span text:style-name="T9"><text:s text:c="4"/></text:span><text:span text:style-name="T3">return</text:span><text:span text:style-name="T9"> </text:span><text:span text:style-name="T10">tag;</text:span></text:p>
      <text:p text:style-name="P32">}</text:p>
      <text:p text:style-name="P32"/>
      <text:p text:style-name="P34">// returns only the set index given an address</text:p>
      <text:p text:style-name="P31"><text:span text:style-name="T3">static</text:span><text:span text:style-name="T9"> </text:span><text:span text:style-name="T10">uint32_t</text:span><text:span text:style-name="T9"> </text:span><text:span text:style-name="T10">address_get_index(</text:span><text:span text:style-name="T3">const</text:span><text:span text:style-name="T9"> </text:span><text:span text:style-name="T3">struct</text:span><text:span text:style-name="T9"> </text:span><text:span text:style-name="T10">cache_params_t*</text:span><text:span text:style-name="T9"> </text:span><text:span text:style-name="T10">params,</text:span></text:p>
      <text:p text:style-name="P31"><text:span text:style-name="T9"><text:tab/><text:tab/><text:tab/><text:tab/> <text:s text:c="5"/></text:span><text:span text:style-name="T10">uint32_t</text:span><text:span text:style-name="T9"> </text:span><text:span text:style-name="T10">address)</text:span></text:p>
      <text:p text:style-name="P32">{</text:p>
      <text:p text:style-name="P31"><text:span text:style-name="T9"><text:s text:c="4"/></text:span><text:span text:style-name="T10">uint32_t</text:span><text:span text:style-name="T9"> </text:span><text:span text:style-name="T10">index</text:span><text:span text:style-name="T9"> </text:span><text:span text:style-name="T10">=</text:span><text:span text:style-name="T9"> </text:span><text:span text:style-name="T10">address</text:span><text:span text:style-name="T9"> </text:span><text:span text:style-name="T10">&gt;&gt;</text:span><text:span text:style-name="T9"> </text:span><text:span text:style-name="T10">(uint32_t)log2(params-&gt;line_size);</text:span></text:p>
      <text:p text:style-name="P31"><text:span text:style-name="T9"><text:s text:c="4"/></text:span><text:span text:style-name="T10">uint32_t</text:span><text:span text:style-name="T9"> </text:span><text:span text:style-name="T10">field</text:span><text:span text:style-name="T9"> </text:span><text:span text:style-name="T10">=</text:span><text:span text:style-name="T9"> </text:span><text:span text:style-name="T10">~0</text:span><text:span text:style-name="T9"> </text:span><text:span text:style-name="T10">&lt;&lt;</text:span><text:span text:style-name="T9"> </text:span><text:span text:style-name="T10">(uint32_t)log2(params-&gt;index_size);</text:span></text:p>
      <text:p text:style-name="P32"/>
      <text:p text:style-name="P31"><text:span text:style-name="T9"><text:s text:c="4"/></text:span><text:span text:style-name="T10">index</text:span><text:span text:style-name="T9"> </text:span><text:span text:style-name="T10">=</text:span><text:span text:style-name="T9"> </text:span><text:span text:style-name="T10">index</text:span><text:span text:style-name="T9"> </text:span><text:span text:style-name="T10">&amp;</text:span><text:span text:style-name="T9"> </text:span><text:span text:style-name="T10">~field;</text:span></text:p>
      <text:p text:style-name="P35"><text:s text:c="4"/></text:p>
      <text:p text:style-name="P31"><text:span text:style-name="T9"><text:s text:c="4"/></text:span><text:span text:style-name="T3">return</text:span><text:span text:style-name="T9"> </text:span><text:span text:style-name="T10">index;</text:span></text:p>
      <text:p text:style-name="P32">}</text:p>
      <text:p text:style-name="P32"/>
      <text:p text:style-name="P34">// returns the byte offset of an address</text:p>
      <text:p text:style-name="P31"><text:span text:style-name="T3">static</text:span><text:span text:style-name="T9"> </text:span><text:span text:style-name="T10">uint32_t</text:span><text:span text:style-name="T9"> </text:span><text:span text:style-name="T10">address_get_byte_offset(</text:span><text:span text:style-name="T3">const</text:span><text:span text:style-name="T9"> </text:span><text:span text:style-name="T3">struct</text:span><text:span text:style-name="T9"> </text:span><text:span text:style-name="T10">cache_params_t*</text:span><text:span text:style-name="T9"> </text:span><text:span text:style-name="T10">params,</text:span></text:p>
      <text:p text:style-name="P31"><text:span text:style-name="T9"><text:tab/><text:tab/><text:tab/><text:tab/><text:tab/></text:span><text:span text:style-name="T10">uint32_t</text:span><text:span text:style-name="T9"> </text:span><text:span text:style-name="T10">address)</text:span></text:p>
      <text:p text:style-name="P32">{</text:p>
      <text:p text:style-name="P31"><text:span text:style-name="T9"><text:s text:c="4"/></text:span><text:span text:style-name="T10">size_t</text:span><text:span text:style-name="T9"> </text:span><text:span text:style-name="T10">line_index</text:span><text:span text:style-name="T9"> </text:span><text:span text:style-name="T10">=</text:span><text:span text:style-name="T9"> </text:span><text:span text:style-name="T10">log2(params-&gt;line_size);</text:span></text:p>
      <text:p text:style-name="P31"><text:span text:style-name="T9"><text:s text:c="4"/></text:span><text:span text:style-name="T10">uint32_t</text:span><text:span text:style-name="T9"> </text:span><text:span text:style-name="T10">field</text:span><text:span text:style-name="T9"> </text:span><text:span text:style-name="T10">=</text:span><text:span text:style-name="T9"> </text:span><text:span text:style-name="T10">~0;</text:span><text:span text:style-name="T9"> </text:span><text:span text:style-name="T11">//Fill with 0xFF..</text:span></text:p>
      <text:p text:style-name="P31"><text:span text:style-name="T9"><text:s text:c="4"/></text:span><text:span text:style-name="T10">line_index</text:span><text:span text:style-name="T9"> </text:span><text:span text:style-name="T10">=</text:span><text:span text:style-name="T9"> </text:span><text:span text:style-name="T10">(field</text:span><text:span text:style-name="T9"> </text:span><text:span text:style-name="T10">&gt;&gt;</text:span><text:span text:style-name="T9"> </text:span><text:span text:style-name="T10">(32</text:span><text:span text:style-name="T9"> </text:span><text:span text:style-name="T10">-</text:span><text:span text:style-name="T9"> </text:span><text:span text:style-name="T10">line_index))</text:span><text:span text:style-name="T9"> </text:span><text:span text:style-name="T10">&amp;</text:span><text:span text:style-name="T9"> </text:span><text:span text:style-name="T10">address;</text:span><text:span text:style-name="T9"> </text:span><text:span text:style-name="T11">//mask out upper bits</text:span></text:p>
      <text:p text:style-name="P31"><text:span text:style-name="T9"><text:s text:c="4"/></text:span><text:span text:style-name="T3">return</text:span><text:span text:style-name="T9"> </text:span><text:span text:style-name="T10">line_index;</text:span></text:p>
      <text:p text:style-name="P32">}</text:p>
      <text:p text:style-name="P36"/>
      <text:p text:style-name="P9"/>
      <text:p text:style-name="P54">Cache.h</text:p>
      <text:p text:style-name="P53"/>
      <text:p text:style-name="P42"><text:span text:style-name="T3">#ifndef</text:span><text:span text:style-name="T9"> </text:span><text:span text:style-name="T10">__CACHE_H__</text:span></text:p>
      <text:p text:style-name="P31"><text:span text:style-name="T3">#define</text:span><text:span text:style-name="T9"> </text:span><text:span text:style-name="T10">__CACHE_H__</text:span></text:p>
      <text:p text:style-name="P32"/>
      <text:p text:style-name="P31"><text:span text:style-name="T3">#include</text:span><text:span text:style-name="T9"> </text:span><text:span text:style-name="T10">&lt;stdint.h&gt;</text:span></text:p>
      <text:p text:style-name="P32"/>
      <text:p text:style-name="P34">/*************************Data Structures************************************/</text:p>
      <text:p text:style-name="P32"/>
      <text:p text:style-name="P34">/* status bits structure for each line</text:p>
      <text:p text:style-name="P34"><text:s/>*/</text:p>
      <text:p text:style-name="P31"><text:span text:style-name="T3">struct</text:span><text:span text:style-name="T9"> </text:span><text:span text:style-name="T10">status_t</text:span></text:p>
      <text:p text:style-name="P32">{</text:p>
      <text:p text:style-name="P31"><text:span text:style-name="T9"><text:s text:c="4"/></text:span><text:span text:style-name="T3">unsigned</text:span><text:span text:style-name="T9"> </text:span><text:span text:style-name="T10">valid:1;</text:span></text:p>
      <text:p text:style-name="P31"><text:span text:style-name="T9"><text:s text:c="4"/></text:span><text:span text:style-name="T3">unsigned</text:span><text:span text:style-name="T9"> </text:span><text:span text:style-name="T10">dirty:1;</text:span></text:p>
      <text:p text:style-name="P32">};</text:p>
      <text:p text:style-name="P32"/>
      <text:p text:style-name="P34">/* Line Structure for every set</text:p>
      <text:p text:style-name="P34"><text:s/>* LRU space complexity N*log2(N)</text:p>
      <text:p text:style-name="P34"><text:s/>*/</text:p>
      <text:p text:style-name="P31"><text:span text:style-name="T3">struct</text:span><text:span text:style-name="T9"> </text:span><text:span text:style-name="T10">line_t</text:span></text:p>
      <text:p text:style-name="P32">{</text:p>
      <text:p text:style-name="P31"><text:span text:style-name="T9"><text:s text:c="4"/></text:span><text:span text:style-name="T10">uint16_t</text:span><text:span text:style-name="T9"> </text:span><text:span text:style-name="T10">lru;</text:span><text:span text:style-name="T9"><text:tab/><text:tab/></text:span><text:span text:style-name="T11">// LRU bits: max assoc limited to 2^16</text:span></text:p>
      <text:p text:style-name="P31"><text:span text:style-name="T9"><text:s text:c="4"/></text:span><text:span text:style-name="T10">uint32_t</text:span><text:span text:style-name="T9"> </text:span><text:span text:style-name="T10">tag;</text:span><text:span text:style-name="T9"> <text:s text:c="14"/></text:span><text:span text:style-name="T11">// cache tag</text:span></text:p>
      <text:p text:style-name="P31"><text:span text:style-name="T9"><text:s text:c="4"/></text:span><text:span text:style-name="T3">struct</text:span><text:span text:style-name="T9"> </text:span><text:span text:style-name="T10">status_t</text:span><text:span text:style-name="T9"> </text:span><text:span text:style-name="T10">status;</text:span><text:span text:style-name="T9"> <text:s text:c="11"/></text:span><text:span text:style-name="T11">// dirty and valid bits</text:span></text:p>
      <text:p text:style-name="P31"><text:span text:style-name="T9"><text:s text:c="4"/></text:span><text:span text:style-name="T10">uint8_t</text:span><text:span text:style-name="T9"> <text:s/></text:span><text:span text:style-name="T10">data[];</text:span><text:span text:style-name="T9"><text:tab/> <text:s text:c="7"/></text:span><text:span text:style-name="T11">// line data</text:span></text:p>
      <text:p text:style-name="P32">};</text:p>
      <text:p text:style-name="P32"/>
      <text:p text:style-name="P34">/* Set structure: </text:p>
      <text:p text:style-name="P34"><text:s/>*/</text:p>
      <text:p text:style-name="P31"><text:span text:style-name="T3">struct</text:span><text:span text:style-name="T9"> </text:span><text:span text:style-name="T10">set_t</text:span></text:p>
      <text:p text:style-name="P32">{</text:p>
      <text:p text:style-name="P31"><text:span text:style-name="T9"><text:s text:c="4"/></text:span><text:span text:style-name="T10">uint8_t</text:span><text:span text:style-name="T9"> </text:span><text:span text:style-name="T10">stub;</text:span><text:span text:style-name="T9"> <text:s text:c="22"/></text:span><text:span text:style-name="T11">// stub for internal set data</text:span></text:p>
      <text:p text:style-name="P31"><text:span text:style-name="T9"><text:s text:c="4"/></text:span><text:span text:style-name="T3">struct</text:span><text:span text:style-name="T9"> </text:span><text:span text:style-name="T10">line_t</text:span><text:span text:style-name="T9"> </text:span><text:span text:style-name="T10">*line[];</text:span><text:span text:style-name="T9"><text:tab/><text:tab/></text:span><text:span text:style-name="T11">// lines in set</text:span></text:p>
      <text:p text:style-name="P32">};</text:p>
      <text:p text:style-name="P32"/>
      <text:p text:style-name="P34">/* Lower Memory Level callback functons</text:p>
      <text:p text:style-name="P34"><text:s/>* read <text:s/>- get a data line from the lower level</text:p>
      <text:p text:style-name="P34"><text:s/>* write - write back data to lower level</text:p>
      <text:p text:style-name="P34"><text:s/>* modified - notifies the lower level cache that this value</text:p>
      <text:p text:style-name="P34"><text:s/>* has changed from clean to dirty. Set these operators to NULL if they are</text:p>
      <text:p text:style-name="P34"><text:s/>* not used.</text:p>
      <text:p text:style-name="P34"><text:s/>*/</text:p>
      <text:p text:style-name="P32"/>
      <text:p text:style-name="P31"><text:span text:style-name="T3">typedef</text:span><text:span text:style-name="T9"> </text:span><text:span text:style-name="T3">int</text:span><text:span text:style-name="T9"> </text:span><text:span text:style-name="T10">op_status_t;</text:span></text:p>
      <text:p text:style-name="P31"><text:span text:style-name="T3">struct</text:span><text:span text:style-name="T9"> </text:span><text:span text:style-name="T10">LN_ops_t</text:span></text:p>
      <text:p text:style-name="P32">{</text:p>
      <text:p text:style-name="P31"><text:span text:style-name="T9"><text:s text:c="4"/></text:span><text:span text:style-name="T10">op_status_t</text:span><text:span text:style-name="T9"> </text:span><text:span text:style-name="T10">(*read)(</text:span><text:span text:style-name="T3">void</text:span><text:span text:style-name="T10">*</text:span><text:span text:style-name="T9"> </text:span><text:span text:style-name="T10">object,</text:span><text:span text:style-name="T9"> </text:span></text:p>
      <text:p text:style-name="P31"><text:span text:style-name="T9"><text:tab/><text:tab/><text:tab/></text:span><text:span text:style-name="T10">uint32_t</text:span><text:span text:style-name="T9"> </text:span><text:span text:style-name="T10">address,</text:span><text:span text:style-name="T9"> </text:span></text:p>
      <text:p text:style-name="P31"><text:span text:style-name="T9"><text:tab/><text:tab/><text:tab/></text:span><text:span text:style-name="T10">size_t</text:span><text:span text:style-name="T9"> </text:span><text:span text:style-name="T10">length,</text:span><text:span text:style-name="T9"> </text:span></text:p>
      <text:p text:style-name="P31"><text:span text:style-name="T9"><text:tab/><text:tab/><text:tab/></text:span><text:span text:style-name="T10">uint8_t*</text:span><text:span text:style-name="T9"> </text:span><text:span text:style-name="T10">data);</text:span></text:p>
      <text:p text:style-name="P31"><text:span text:style-name="T9"><text:s text:c="4"/></text:span><text:span text:style-name="T10">op_status_t</text:span><text:span text:style-name="T9"> </text:span><text:span text:style-name="T10">(*write)(</text:span><text:span text:style-name="T9"> </text:span><text:span text:style-name="T3">void</text:span><text:span text:style-name="T10">*</text:span><text:span text:style-name="T9"> </text:span><text:span text:style-name="T10">object,</text:span><text:span text:style-name="T9"> </text:span></text:p>
      <text:p text:style-name="P31"><text:span text:style-name="T9"><text:tab/><text:tab/><text:tab/> <text:s/></text:span><text:span text:style-name="T10">uint32_t</text:span><text:span text:style-name="T9"> </text:span><text:span text:style-name="T10">address,</text:span><text:span text:style-name="T9"> </text:span></text:p>
      <text:p text:style-name="P31"><text:span text:style-name="T9"><text:tab/><text:tab/><text:tab/> <text:s/></text:span><text:span text:style-name="T10">size_t</text:span><text:span text:style-name="T9"> </text:span><text:span text:style-name="T10">length,</text:span><text:span text:style-name="T9"> </text:span></text:p>
      <text:p text:style-name="P31"><text:span text:style-name="T9"><text:tab/><text:tab/><text:tab/> <text:s/></text:span><text:span text:style-name="T10">uint8_t*</text:span><text:span text:style-name="T9"> </text:span><text:span text:style-name="T10">data);</text:span></text:p>
      <text:p text:style-name="P31"><text:span text:style-name="T9"><text:s text:c="4"/></text:span><text:span text:style-name="T10">op_status_t</text:span><text:span text:style-name="T9"> </text:span><text:span text:style-name="T10">(*modified)(</text:span><text:span text:style-name="T3">void</text:span><text:span text:style-name="T10">*</text:span><text:span text:style-name="T9"> </text:span><text:span text:style-name="T10">object,</text:span><text:span text:style-name="T9"> </text:span></text:p>
      <text:p text:style-name="P31"><text:soft-page-break/><text:span text:style-name="T9"><text:tab/><text:tab/><text:tab/> <text:s text:c="3"/></text:span><text:span text:style-name="T10">uint32_t</text:span><text:span text:style-name="T9"> </text:span><text:span text:style-name="T10">address);</text:span></text:p>
      <text:p text:style-name="P31"><text:span text:style-name="T9"><text:s text:c="4"/></text:span><text:span text:style-name="T10">op_status_t</text:span><text:span text:style-name="T9"> </text:span><text:span text:style-name="T10">(*evicted)(</text:span><text:span text:style-name="T3">void</text:span><text:span text:style-name="T10">*</text:span><text:span text:style-name="T9"> </text:span><text:span text:style-name="T10">object,</text:span></text:p>
      <text:p text:style-name="P31"><text:span text:style-name="T9"><text:tab/><text:tab/><text:tab/> <text:s text:c="2"/></text:span><text:span text:style-name="T10">uint32_t</text:span><text:span text:style-name="T9"> </text:span><text:span text:style-name="T10">address);</text:span></text:p>
      <text:p text:style-name="P31"><text:span text:style-name="T9"><text:s text:c="4"/></text:span><text:span text:style-name="T3">void</text:span><text:span text:style-name="T10">*</text:span><text:span text:style-name="T9"> </text:span><text:span text:style-name="T10">object;</text:span><text:span text:style-name="T9"> </text:span><text:span text:style-name="T11">// Object to call back to</text:span></text:p>
      <text:p text:style-name="P32">};</text:p>
      <text:p text:style-name="P32"/>
      <text:p text:style-name="P31"><text:span text:style-name="T3">struct</text:span><text:span text:style-name="T9"> </text:span><text:span text:style-name="T10">cache_params_t</text:span></text:p>
      <text:p text:style-name="P32">{</text:p>
      <text:p text:style-name="P31"><text:span text:style-name="T9"><text:s text:c="4"/></text:span><text:span text:style-name="T10">size_t</text:span><text:span text:style-name="T9"> </text:span><text:span text:style-name="T10">associativity;</text:span></text:p>
      <text:p text:style-name="P31"><text:span text:style-name="T9"><text:s text:c="4"/></text:span><text:span text:style-name="T10">size_t</text:span><text:span text:style-name="T9"> </text:span><text:span text:style-name="T10">line_size;</text:span></text:p>
      <text:p text:style-name="P31"><text:span text:style-name="T9"><text:s text:c="4"/></text:span><text:span text:style-name="T10">size_t</text:span><text:span text:style-name="T9"> </text:span><text:span text:style-name="T10">index_size;</text:span></text:p>
      <text:p text:style-name="P31"><text:span text:style-name="T9"><text:s text:c="4"/></text:span><text:span text:style-name="T10">uint16_t</text:span><text:span text:style-name="T9"> </text:span><text:span text:style-name="T10">lru_bits;</text:span><text:span text:style-name="T9"> <text:s text:c="10"/></text:span><text:span text:style-name="T11">// number of bits used in LRU - Calculated</text:span></text:p>
      <text:p text:style-name="P32">};</text:p>
      <text:p text:style-name="P32"/>
      <text:p text:style-name="P31"><text:span text:style-name="T3">struct</text:span><text:span text:style-name="T9"> </text:span><text:span text:style-name="T10">cache_statistics_t</text:span></text:p>
      <text:p text:style-name="P32">{</text:p>
      <text:p text:style-name="P31"><text:span text:style-name="T9"><text:s text:c="4"/></text:span><text:span text:style-name="T10">size_t</text:span><text:span text:style-name="T9"> </text:span><text:span text:style-name="T10">hits;</text:span></text:p>
      <text:p text:style-name="P31"><text:span text:style-name="T9"><text:s text:c="4"/></text:span><text:span text:style-name="T10">size_t</text:span><text:span text:style-name="T9"> </text:span><text:span text:style-name="T10">misses;</text:span></text:p>
      <text:p text:style-name="P31"><text:span text:style-name="T9"><text:s text:c="4"/></text:span><text:span text:style-name="T10">size_t</text:span><text:span text:style-name="T9"> </text:span><text:span text:style-name="T10">reads;</text:span></text:p>
      <text:p text:style-name="P31"><text:span text:style-name="T9"><text:s text:c="4"/></text:span><text:span text:style-name="T10">size_t</text:span><text:span text:style-name="T9"> </text:span><text:span text:style-name="T10">writes;</text:span></text:p>
      <text:p text:style-name="P32">};</text:p>
      <text:p text:style-name="P32"/>
      <text:p text:style-name="P34">/* Main cache data structure */</text:p>
      <text:p text:style-name="P31"><text:span text:style-name="T3">struct</text:span><text:span text:style-name="T9"> </text:span><text:span text:style-name="T10">cache_t</text:span></text:p>
      <text:p text:style-name="P32">{</text:p>
      <text:p text:style-name="P31"><text:span text:style-name="T9"><text:s text:c="4"/></text:span><text:span text:style-name="T3">struct</text:span><text:span text:style-name="T9"> </text:span><text:span text:style-name="T10">cache_statistics_t</text:span><text:span text:style-name="T9"> </text:span><text:span text:style-name="T10">stats;</text:span></text:p>
      <text:p text:style-name="P31"><text:span text:style-name="T9"><text:s text:c="4"/></text:span><text:span text:style-name="T3">struct</text:span><text:span text:style-name="T9"> </text:span><text:span text:style-name="T10">cache_params_t</text:span><text:span text:style-name="T9"> <text:s text:c="4"/></text:span><text:span text:style-name="T10">params;</text:span><text:span text:style-name="T9"> </text:span><text:span text:style-name="T11">//size parameters of the cache</text:span></text:p>
      <text:p text:style-name="P31"><text:span text:style-name="T9"><text:s text:c="4"/></text:span><text:span text:style-name="T3">struct</text:span><text:span text:style-name="T9"> </text:span><text:span text:style-name="T10">LN_ops_t</text:span><text:span text:style-name="T9"> <text:s text:c="10"/></text:span><text:span text:style-name="T10">ln_ops;</text:span><text:span text:style-name="T9"> </text:span><text:span text:style-name="T11">//callbacks to the lower memory hierarchy</text:span></text:p>
      <text:p text:style-name="P31"><text:span text:style-name="T9"><text:s text:c="4"/></text:span><text:span text:style-name="T3">struct</text:span><text:span text:style-name="T9"> </text:span><text:span text:style-name="T10">set_t</text:span><text:span text:style-name="T9"> <text:s text:c="13"/></text:span><text:span text:style-name="T10">*set[];</text:span><text:span text:style-name="T9"> </text:span><text:span text:style-name="T11">//</text:span></text:p>
      <text:p text:style-name="P32">};</text:p>
      <text:p text:style-name="P32"/>
      <text:p text:style-name="P34">/***************** Cache API *************************************************/</text:p>
      <text:p text:style-name="P34">/* line size <text:s text:c="4"/>= number of bytes in a line (must be a power of 2 (1 &lt;&lt; N))</text:p>
      <text:p text:style-name="P34"><text:s/>* index size <text:s text:c="3"/>= number of sets <text:s/>(must be a power of 2 (1 &lt;&lt; N))</text:p>
      <text:p text:style-name="P34"><text:s/>* associativity = number of lines per set (must be a power of 2 (1 &lt;&lt; N))</text:p>
      <text:p text:style-name="P34"><text:s/>*/</text:p>
      <text:p text:style-name="P32"/>
      <text:p text:style-name="P31"><text:span text:style-name="T3">struct</text:span><text:span text:style-name="T9"> </text:span><text:span text:style-name="T10">cache_t*</text:span><text:span text:style-name="T9"> </text:span><text:span text:style-name="T10">cache_new(size_t</text:span><text:span text:style-name="T9"> </text:span><text:span text:style-name="T10">associativity,</text:span><text:span text:style-name="T9"> </text:span></text:p>
      <text:p text:style-name="P31"><text:span text:style-name="T9"><text:tab/><text:tab/><text:tab/></text:span><text:span text:style-name="T10">size_t</text:span><text:span text:style-name="T9"> </text:span><text:span text:style-name="T10">index_size,</text:span></text:p>
      <text:p text:style-name="P31"><text:span text:style-name="T9"><text:tab/><text:tab/><text:tab/></text:span><text:span text:style-name="T10">size_t</text:span><text:span text:style-name="T9"> </text:span><text:span text:style-name="T10">line_size,</text:span><text:span text:style-name="T9"> </text:span></text:p>
      <text:p text:style-name="P31"><text:span text:style-name="T9"><text:tab/><text:tab/><text:tab/></text:span><text:span text:style-name="T3">struct</text:span><text:span text:style-name="T9"> </text:span><text:span text:style-name="T10">LN_ops_t</text:span><text:span text:style-name="T9"> </text:span><text:span text:style-name="T10">interface);</text:span></text:p>
      <text:p text:style-name="P31"><text:span text:style-name="T3">void</text:span><text:span text:style-name="T9"> </text:span><text:span text:style-name="T10">cache_free(</text:span><text:span text:style-name="T3">struct</text:span><text:span text:style-name="T9"> </text:span><text:span text:style-name="T10">cache_t*</text:span><text:span text:style-name="T9"> </text:span><text:span text:style-name="T10">cacheobj);</text:span></text:p>
      <text:p text:style-name="P31"><text:span text:style-name="T3">void</text:span><text:span text:style-name="T9"> </text:span><text:span text:style-name="T10">cache_reset(</text:span><text:span text:style-name="T3">struct</text:span><text:span text:style-name="T9"> </text:span><text:span text:style-name="T10">cache_t*</text:span><text:span text:style-name="T9"> </text:span><text:span text:style-name="T10">cacheobj);</text:span></text:p>
      <text:p text:style-name="P32"/>
      <text:p text:style-name="P34">// input operations - assumes access does not span a cache line boundary</text:p>
      <text:p text:style-name="P31"><text:span text:style-name="T10">op_status_t</text:span><text:span text:style-name="T9"> </text:span><text:span text:style-name="T10">cache_readop(</text:span><text:span text:style-name="T3">struct</text:span><text:span text:style-name="T9"> </text:span><text:span text:style-name="T10">cache_t*</text:span><text:span text:style-name="T9"> </text:span><text:span text:style-name="T10">cacheobj,</text:span><text:span text:style-name="T9"> </text:span></text:p>
      <text:p text:style-name="P31"><text:span text:style-name="T9"><text:tab/><text:tab/><text:tab/></text:span><text:span text:style-name="T10">uint32_t</text:span><text:span text:style-name="T9"> </text:span><text:span text:style-name="T10">address,</text:span></text:p>
      <text:p text:style-name="P31"><text:span text:style-name="T9"><text:tab/><text:tab/><text:tab/></text:span><text:span text:style-name="T10">size_t</text:span><text:span text:style-name="T9"> </text:span><text:span text:style-name="T10">length,</text:span></text:p>
      <text:p text:style-name="P31"><text:span text:style-name="T9"><text:tab/><text:tab/><text:tab/></text:span><text:span text:style-name="T10">uint8_t*</text:span><text:span text:style-name="T9"> </text:span><text:span text:style-name="T10">data);</text:span></text:p>
      <text:p text:style-name="P32"/>
      <text:p text:style-name="P31"><text:span text:style-name="T10">op_status_t</text:span><text:span text:style-name="T9"> </text:span><text:span text:style-name="T10">cache_writeop(</text:span><text:span text:style-name="T3">struct</text:span><text:span text:style-name="T9"> </text:span><text:span text:style-name="T10">cache_t*</text:span><text:span text:style-name="T9"> </text:span><text:span text:style-name="T10">cacheobj,</text:span><text:span text:style-name="T9"> </text:span></text:p>
      <text:p text:style-name="P31"><text:span text:style-name="T9"><text:tab/><text:tab/><text:tab/> </text:span><text:span text:style-name="T10">uint32_t</text:span><text:span text:style-name="T9"> </text:span><text:span text:style-name="T10">address,</text:span></text:p>
      <text:p text:style-name="P31"><text:span text:style-name="T9"><text:tab/><text:tab/><text:tab/> </text:span><text:span text:style-name="T10">size_t</text:span><text:span text:style-name="T9"> </text:span><text:span text:style-name="T10">length,</text:span></text:p>
      <text:p text:style-name="P31"><text:span text:style-name="T9"><text:tab/><text:tab/><text:tab/> </text:span><text:span text:style-name="T10">uint8_t*</text:span><text:span text:style-name="T9"> </text:span><text:span text:style-name="T10">data);</text:span></text:p>
      <text:p text:style-name="P32"/>
      <text:p text:style-name="P31"><text:span text:style-name="T10">op_status_t</text:span><text:span text:style-name="T9"> </text:span><text:span text:style-name="T10">cache_invalidate(</text:span><text:span text:style-name="T3">struct</text:span><text:span text:style-name="T9"> </text:span><text:span text:style-name="T10">cache_t*</text:span><text:span text:style-name="T9"> </text:span><text:span text:style-name="T10">cacheobj,</text:span><text:span text:style-name="T9"> </text:span><text:span text:style-name="T10">uint32_t</text:span><text:span text:style-name="T9"> </text:span><text:span text:style-name="T10">address);</text:span></text:p>
      <text:p text:style-name="P32"/>
      <text:p text:style-name="P34">// debuging functions</text:p>
      <text:p text:style-name="P31"><text:soft-page-break/><text:span text:style-name="T3">void</text:span><text:span text:style-name="T9"> </text:span><text:span text:style-name="T10">cache_print(</text:span><text:span text:style-name="T3">const</text:span><text:span text:style-name="T9"> </text:span><text:span text:style-name="T3">struct</text:span><text:span text:style-name="T9"> </text:span><text:span text:style-name="T10">cache_t*</text:span><text:span text:style-name="T9"> </text:span><text:span text:style-name="T10">cacheobj);</text:span></text:p>
      <text:p text:style-name="P32"/>
      <text:p text:style-name="P31"><text:span text:style-name="T3">#endif</text:span><text:span text:style-name="T9"> </text:span><text:span text:style-name="T11">//__CACHE_H__</text:span></text:p>
      <text:p text:style-name="P32"/>
      <text:h text:style-name="P15" text:outline-level="2"><text:bookmark-start text:name="__RefHeading__7623_253843849"/>Trace Files<text:bookmark-end text:name="__RefHeading__7623_253843849"/></text:h>
      <text:p text:style-name="P55"><text:span text:style-name="T12">h</text:span><text:span text:style-name="T12">it.trace</text:span></text:p>
      <text:p text:style-name="P33">8 0x88888888</text:p>
      <text:p text:style-name="P33">0 0x00000000</text:p>
      <text:p text:style-name="P33">0 0x00000000</text:p>
      <text:p text:style-name="P33">9 0x99999999</text:p>
      <text:p text:style-name="P46">fullline.trace</text:p>
      <text:p text:style-name="P48">0 0x00000000</text:p>
      <text:p text:style-name="P37">0 0x00020000</text:p>
      <text:p text:style-name="P37">0 0x00040000</text:p>
      <text:p text:style-name="P37">0 0x00080000</text:p>
      <text:p text:style-name="P37">9 0x99999999</text:p>
      <text:p text:style-name="P55"><text:span text:style-name="T12">eviction</text:span><text:span text:style-name="T12">.trace</text:span></text:p>
      <text:p text:style-name="P33">0 0x00000000</text:p>
      <text:p text:style-name="P37">0 0x00100000</text:p>
      <text:p text:style-name="P37">0 0x00200000</text:p>
      <text:p text:style-name="P37">0 0x00300000</text:p>
      <text:p text:style-name="P37">0 0x00400000</text:p>
      <text:p text:style-name="P37">9 0x99999999</text:p>
      <text:p text:style-name="P46">invalidate.trace</text:p>
      <text:p text:style-name="P49">1 0x00000000</text:p>
      <text:p text:style-name="P37">9 0x99999999</text:p>
      <text:p text:style-name="P37">1 0x00000000</text:p>
      <text:p text:style-name="P37">3 0x00000000</text:p>
      <text:p text:style-name="P37">9 0x99999999</text:p>
      <text:p text:style-name="P47">sample.trace</text:p>
      <text:p text:style-name="P38">8 0x88888888</text:p>
      <text:p text:style-name="P38">0 0x00000000</text:p>
      <text:p text:style-name="P38">0 0x00000010</text:p>
      <text:p text:style-name="P38">0 0x00000020</text:p>
      <text:p text:style-name="P38">0 0x00000030</text:p>
      <text:p text:style-name="P38">0 0x00000040</text:p>
      <text:p text:style-name="P38">9 0x99999999</text:p>
      <text:p text:style-name="P38">//This line is a parsing error</text:p>
      <text:p text:style-name="P60"><text:span text:style-name="T15">tag</text:span>.trace</text:p>
      <text:p text:style-name="P64">0 0x11100000</text:p>
      <text:p text:style-name="P65">9 0x00000000</text:p>
      <text:p text:style-name="P63"/>
      <text:p text:style-name="P60">s<text:span text:style-name="T15">et</text:span>.trace</text:p>
      <text:p text:style-name="P64">0 0x40</text:p>
      <text:p text:style-name="P65">0 0x80</text:p>
      <text:p text:style-name="P65">0 0xC0</text:p>
      <text:p text:style-name="P65">9</text:p>
      <text:p text:style-name="P63"/>
      <text:p text:style-name="P60"><text:span text:style-name="T15">reset</text:span>.trace</text:p>
      <text:p text:style-name="P64">0 0x0</text:p>
      <text:p text:style-name="P65">9 0x0</text:p>
      <text:p text:style-name="P65">1 0x0</text:p>
      <text:p text:style-name="P65">8 0x0</text:p>
      <text:p text:style-name="P65"><text:soft-page-break/>9 0x0</text:p>
      <text:p text:style-name="P63"/>
      <text:p text:style-name="P60"><text:span text:style-name="T15">dirty</text:span>.trace</text:p>
      <text:p text:style-name="P64">1 0x10000000 </text:p>
      <text:p text:style-name="P65">1 0x20000000</text:p>
      <text:p text:style-name="P65">1 0x30000000</text:p>
      <text:p text:style-name="P65">1 0x40000000</text:p>
      <text:p text:style-name="P65">0 0x50000000</text:p>
      <text:p text:style-name="P65">9</text:p>
      <text:p text:style-name="P63"/>
      <text:p text:style-name="P60"><text:span text:style-name="T15">boundary</text:span>.trace</text:p>
      <text:p text:style-name="P64">8</text:p>
      <text:p text:style-name="P65">0 0x00</text:p>
      <text:p text:style-name="P65">1 0x3F</text:p>
      <text:p text:style-name="P65">1 0x40</text:p>
      <text:p text:style-name="P65">9 </text:p>
      <text:p text:style-name="P65"/>
      <text:p text:style-name="P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Helvetica" svg:font-family="Helvetica" style:font-family-generic="roman"/>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vertical-align="baseline" style:writing-mode="page"/>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fo:font-size="12pt" style:font-size-asian="12pt" style:font-size-complex="12pt"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Normal_20__28_Web_29_" style:display-name="Normal (Web)" style:family="paragraph" style:parent-style-name="Standard" style:default-outline-level="">
      <style:paragraph-properties fo:margin-top="0.0693in" fo:margin-bottom="0.0693in" style:contextual-spacing="false"/>
      <style:text-properties fo:color="#000000"/>
    </style:style>
    <style:style style:name="Plain_20_Text" style:display-name="Plain Text" style:family="paragraph" style:parent-style-name="Standard" style:default-outline-level="">
      <style:text-properties fo:font-size="10pt" style:font-size-complex="10pt"/>
    </style:style>
    <style:style style:name="List_20_Paragraph" style:display-name="List Paragraph" style:family="paragraph" style:parent-style-name="Standard" style:default-outline-level="">
      <style:paragraph-properties fo:margin="100%" fo:margin-left="0.5in" fo:margin-right="0in" fo:margin-top="0in" fo:margin-bottom="0in" style:contextual-spacing="false" fo:text-indent="0in"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5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Segoe UI" style:font-size-asian="24pt" style:font-weight-asian="bold" style:font-name-complex="Tahoma1" style:font-size-complex="24pt" style:font-weight-complex="bold"/>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Segoe UI" style:font-size-asian="18pt" style:font-weight-asian="bold" style:font-name-complex="Tahoma1"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3035in"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page_20_number" style:display-name="page numbe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style:font-name-complex="Courier New1"/>
    </style:style>
    <style:style style:name="ListLabel_20_2" style:display-name="ListLabel 2" style:family="text">
      <style:text-properties fo:font-style="normal" style:font-style-asian="normal"/>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margin-left="0.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margin-left="0.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listtab" fo:margin-left="0.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500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4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500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00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00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00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00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fo:font-size="10pt" style:font-size-asian="10pt"/>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41" style:layout-grid-base-height="0.1665in" style:layout-grid-ruby-height="0.0598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5116" number:language="en" number:country="US">
      <number:month/>
      <number:text>/</number:text>
      <number:day/>
      <number:text>/</number:text>
      <number:year number:style="long"/>
    </number:date-style>
  </office:automatic-styles>
  <office:master-styles>
    <style:master-page style:name="Standard" style:page-layout-name="Mpm1">
      <style:footer>
        <text:p text:style-name="Footer">Rev. <text:date style:data-style-name="N5116" text:date-value="2012-12-03T09:56:25.26">12/3/2012</text:date><text:tab/><text:page-number text:select-page="current"/><text:tab/>Final Project Report ECE485<text:span text:style-name="MT1">.odt</text:span></text:p>
        <text:p text:style-name="Footer"/>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posal Template for Design Reports</dc:title>
    <meta:initial-creator>Michael P. Alley</meta:initial-creator>
    <meta:editing-cycles>86</meta:editing-cycles>
    <meta:print-date>2012-10-17T17:02:00</meta:print-date>
    <meta:creation-date>2012-10-17T16:49:00</meta:creation-date>
    <dc:date>2012-12-03T09:56:25.24</dc:date>
    <meta:editing-duration>PT18H28M49S</meta:editing-duration>
    <meta:generator>LibreOffice/3.6$Windows_x86 LibreOffice_project/58f22d5-270d05a-e2abed1-ea17a85-9b5702</meta:generator>
    <meta:document-statistic meta:table-count="1" meta:image-count="0" meta:object-count="0" meta:page-count="23" meta:paragraph-count="781" meta:word-count="4479" meta:character-count="32474" meta:non-whitespace-character-count="26852"/>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AuthorEmail" meta:value-type="string">gasimmer@vt.edu</meta:user-defined>
    <meta:user-defined meta:name="_AuthorEmailDisplayName" meta:value-type="string">Garnett Edwin Simmers Jr.</meta:user-defined>
    <meta:user-defined meta:name="_EmailSubject" meta:value-type="string">4015 Proposal</meta:user-defined>
    <meta:template xlink:type="simple" xlink:actuate="onRequest" xlink:title="Normal" xlink:href=""/>
  </office:meta>
</office:document-meta>
</file>